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258000000AEE208255ED08A30E9.png" manifest:media-type="image/png"/>
  <manifest:file-entry manifest:full-path="Pictures/10000000000001D7000000FCCDF1AC4C6AEF830D.png" manifest:media-type="image/png"/>
  <manifest:file-entry manifest:full-path="Pictures/10000000000004360000017D8E045E3B1F13559E.png" manifest:media-type="image/png"/>
  <manifest:file-entry manifest:full-path="Pictures/100000000000040E000002B266CCC6A75ECBE6C1.png" manifest:media-type="image/png"/>
  <manifest:file-entry manifest:full-path="Pictures/10000201000002A6000001B3F36A04E6A28410EB.png" manifest:media-type="image/png"/>
  <manifest:file-entry manifest:full-path="Pictures/1000020100000258000000AE83BF3A8DB086FD0F.png" manifest:media-type="image/png"/>
  <manifest:file-entry manifest:full-path="Pictures/100002010000024E000001AF1CE576F69E493170.png" manifest:media-type="image/png"/>
  <manifest:file-entry manifest:full-path="Pictures/1000020100000384000003DD5F9CA206BF10CA4A.png" manifest:media-type="image/png"/>
  <manifest:file-entry manifest:full-path="Pictures/10000201000004B0000003CDBC645899842E11FC.png" manifest:media-type="image/png"/>
  <manifest:file-entry manifest:full-path="Pictures/10000201000002B000000258169DC53192961700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sana Math" svg:font-family="'Asana Math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744cm, 1.515cm)" draw:image-opacity="100%" style:mirror="none"/>
    </style:style>
    <style:style style:name="gr6" style:family="graphic" style:parent-style-name="standard">
      <style:graphic-properties draw:stroke="none" draw:fill-color="#ed1c24" draw:textarea-horizontal-align="justify" draw:textarea-vertical-align="middle" draw:auto-grow-height="false" fo:min-height="0.29cm" fo:min-width="0.0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draw:fill-color="#21409a" draw:textarea-horizontal-align="justify" draw:textarea-vertical-align="middle" draw:auto-grow-height="false" fo:min-height="0.29cm" fo:min-width="0.04cm"/>
    </style:style>
    <style:style style:name="gr9" style:family="graphic" style:parent-style-name="standard">
      <style:graphic-properties draw:stroke="none" draw:fill="none" fo:min-height="0.395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-color="#72bf44" draw:textarea-horizontal-align="justify" draw:textarea-vertical-align="middle" draw:auto-grow-height="false" fo:min-height="0.29cm" fo:min-width="0.0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13" style:family="graphic" style:parent-style-name="standard">
      <style:graphic-properties draw:stroke="none" draw:fill="none" fo:min-height="0.789cm"/>
    </style:style>
    <style:style style:name="gr14" style:family="graphic" style:parent-style-name="standard">
      <style:graphic-properties draw:stroke="none" draw:fill="none" fo:min-height="6.331cm"/>
    </style:style>
    <style:style style:name="gr15" style:family="graphic" style:parent-style-name="standard">
      <style:graphic-properties draw:stroke="none" draw:fill-color="#ce181e" draw:textarea-horizontal-align="justify" draw:textarea-vertical-align="middle" draw:auto-grow-height="false" fo:min-height="0.29cm" fo:min-width="0.04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65cm, 0cm)" draw:image-opacity="100%" style:mirror="none"/>
    </style:style>
    <style:style style:name="gr17" style:family="graphic" style:parent-style-name="standard">
      <style:graphic-properties draw:stroke="none" draw:fill="solid" draw:fill-color="#ffffff" draw:textarea-vertical-align="bottom" fo:min-height="3.006cm"/>
    </style:style>
    <style:style style:name="gr18" style:family="graphic" style:parent-style-name="standard">
      <style:graphic-properties draw:stroke="none" draw:fill="solid" draw:fill-color="#ffffff" fo:min-height="1.741cm"/>
    </style:style>
    <style:style style:name="gr19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1cm" fo:padding-top="0.175cm" fo:padding-bottom="0.175cm" fo:padding-left="0.3cm" fo:padding-right="0.3cm"/>
    </style:style>
    <style:style style:name="gr20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1cm" fo:padding-top="0.175cm" fo:padding-bottom="0.175cm" fo:padding-left="0.3cm" fo:padding-right="0.3cm"/>
    </style:style>
    <style:style style:name="gr21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2cm" fo:padding-top="0.175cm" fo:padding-bottom="0.175cm" fo:padding-left="0.3cm" fo:padding-right="0.3cm"/>
    </style:style>
    <style:style style:name="gr22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2cm" fo:min-width="0.691cm" fo:padding-top="0.175cm" fo:padding-bottom="0.175cm" fo:padding-left="0.3cm" fo:padding-right="0.3cm"/>
    </style:style>
    <style:style style:name="gr23" style:family="graphic" style:parent-style-name="Object_20_without_20_fill_5f_2">
      <style:graphic-properties svg:stroke-width="0.305cm" draw:marker-start-width="0.655cm" draw:marker-end="Arrow" draw:marker-end-width="0.755cm" draw:fill="none" draw:textarea-vertical-align="middle" fo:padding-top="0.275cm" fo:padding-bottom="0.275cm" fo:padding-left="0.4cm" fo:padding-right="0.4cm"/>
    </style:style>
    <style:style style:name="gr24" style:family="graphic" style:parent-style-name="Object_20_without_20_fill_5f_2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25" style:family="graphic" style:parent-style-name="Object_20_without_20_fill_5f_2">
      <style:graphic-properties svg:stroke-width="0.254cm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26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.712cm" fo:min-width="3.481cm" fo:padding-top="0.201cm" fo:padding-bottom="0.201cm" fo:padding-left="0.326cm" fo:padding-right="0.326cm"/>
    </style:style>
    <style:style style:name="gr27" style:family="graphic" style:parent-style-name="Object_20_without_20_fill_5f_2">
      <style:graphic-properties svg:stroke-width="0.356cm" draw:marker-start-width="0.504cm" draw:marker-end="Arrow" draw:marker-end-width="0.76cm" draw:fill="none" draw:textarea-vertical-align="middle" fo:padding-top="0.301cm" fo:padding-bottom="0.301cm" fo:padding-left="0.426cm" fo:padding-right="0.426cm"/>
    </style:style>
    <style:style style:name="gr28" style:family="graphic" style:parent-style-name="Object_20_without_20_fill_5f_2">
      <style:graphic-properties svg:stroke-width="0.152cm" draw:marker-end="Arrow" draw:marker-end-width="0.456cm" draw:fill="none" draw:textarea-vertical-align="middle" fo:padding-top="0.201cm" fo:padding-bottom="0.201cm" fo:padding-left="0.326cm" fo:padding-right="0.326cm"/>
    </style:style>
    <style:style style:name="gr29" style:family="graphic" style:parent-style-name="Object_20_without_20_fill_5f_2">
      <style:graphic-properties svg:stroke-width="0.305cm" draw:marker-start-width="0.428cm" draw:marker-end="Arrow" draw:marker-end-width="0.684cm" draw:fill="none" draw:textarea-vertical-align="middle" fo:padding-top="0.276cm" fo:padding-bottom="0.276cm" fo:padding-left="0.401cm" fo:padding-right="0.401cm"/>
    </style:style>
    <style:style style:name="gr30" style:family="graphic" style:parent-style-name="Object_20_without_20_fill_5f_2">
      <style:graphic-properties svg:stroke-width="0.203cm" draw:marker-start-width="0.276cm" draw:marker-end="Arrow" draw:marker-end-width="0.532cm" draw:fill="none" draw:textarea-vertical-align="middle" fo:padding-top="0.226cm" fo:padding-bottom="0.226cm" fo:padding-left="0.351cm" fo:padding-right="0.351cm"/>
    </style:style>
    <style:style style:name="gr31" style:family="graphic" style:parent-style-name="Object_20_without_20_fill_5f_2">
      <style:graphic-properties svg:stroke-width="0.406cm" draw:marker-start-width="0.579cm" draw:marker-end="Arrow" draw:marker-end-width="0.835cm" draw:fill="none" draw:textarea-vertical-align="middle" fo:padding-top="0.326cm" fo:padding-bottom="0.326cm" fo:padding-left="0.451cm" fo:padding-right="0.451cm"/>
    </style:style>
    <style:style style:name="gr32" style:family="graphic" style:parent-style-name="standard">
      <style:graphic-properties draw:stroke="none" svg:stroke-width="0.152cm" draw:fill="none" fo:min-height="0.713cm" fo:padding-top="0.201cm" fo:padding-bottom="0.201cm" fo:padding-left="0.326cm" fo:padding-right="0.326cm"/>
    </style:style>
    <style:style style:name="gr33" style:family="graphic" style:parent-style-name="standard">
      <style:graphic-properties draw:stroke="none" svg:stroke-width="0.035cm" draw:stroke-linejoin="miter" draw:fill="solid" draw:fill-color="#ffffff"/>
    </style:style>
    <style:style style:name="gr34" style:family="graphic" style:parent-style-name="standard">
      <style:graphic-properties draw:stroke="none" svg:stroke-width="0.035cm" draw:stroke-linejoin="miter" draw:fill="solid" draw:fill-color="#000000"/>
    </style:style>
    <style:style style:name="gr35" style:family="graphic" style:parent-style-name="standard">
      <style:graphic-properties draw:fill="none" draw:textarea-horizontal-align="justify" draw:textarea-vertical-align="middle" draw:auto-grow-height="false" fo:min-height="1.008cm" fo:min-width="0.938cm"/>
    </style:style>
    <style:style style:name="gr36" style:family="graphic" style:parent-style-name="Object_20_without_20_fill_5f_2">
      <style:graphic-properties draw:marker-end="Arrow" draw:marker-end-width="0.3cm" draw:fill="none" draw:textarea-vertical-align="middle"/>
    </style:style>
    <style:style style:name="gr37" style:family="graphic" style:parent-style-name="standard">
      <style:graphic-properties draw:stroke="none" svg:stroke-width="0.044cm" draw:stroke-linejoin="miter" draw:fill="solid" draw:fill-color="#ffffff"/>
    </style:style>
    <style:style style:name="gr38" style:family="graphic" style:parent-style-name="standard">
      <style:graphic-properties draw:stroke="none" svg:stroke-width="0.044cm" draw:stroke-linejoin="miter" draw:fill="solid" draw:fill-color="#000000"/>
    </style:style>
    <style:style style:name="gr39" style:family="graphic" style:parent-style-name="Object_20_with_20_no_20_fill_20_and_20_no_20_line_5f_9">
      <style:graphic-properties draw:stroke="none" draw:fill="none" draw:textarea-vertical-align="middle" draw:color-mode="standard" draw:luminance="0%" draw:contrast="0%" draw:gamma="100%" draw:red="0%" draw:green="0%" draw:blue="0%" fo:clip="rect(0cm, 0cm, 0cm, 1.095cm)" draw:image-opacity="100%" style:mirror="none"/>
    </style:style>
    <style:style style:name="gr40" style:family="graphic" style:parent-style-name="standard">
      <style:graphic-properties draw:stroke="none" draw:fill="none" fo:min-height="0.81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3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93cm"/>
    </style:style>
    <style:style style:name="gr43" style:family="graphic" style:parent-style-name="Object_20_with_20_no_20_fill_20_and_20_no_20_line_5f_9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893cm"/>
    </style:style>
    <style:style style:name="gr46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2cm" fo:padding-top="0.175cm" fo:padding-bottom="0.175cm" fo:padding-left="0.3cm" fo:padding-right="0.3cm"/>
    </style:style>
    <style:style style:name="gr47" style:family="graphic" style:parent-style-name="objectwithoutfill">
      <style:graphic-properties svg:stroke-width="0.127cm" draw:marker-start-width="0.388cm" draw:marker-end="Arrow" draw:marker-end-width="0.488cm" draw:fill="none" draw:textarea-vertical-align="middle" fo:padding-top="0.186cm" fo:padding-bottom="0.186cm" fo:padding-left="0.311cm" fo:padding-right="0.311cm"/>
    </style:style>
    <style:style style:name="gr48" style:family="graphic" style:parent-style-name="objectwithoutfill">
      <style:graphic-properties svg:stroke-width="0.127cm" draw:marker-start-width="0.39cm" draw:marker-end="Arrow" draw:marker-end-width="0.49cm" draw:fill="none" draw:textarea-vertical-align="middle" fo:padding-top="0.188cm" fo:padding-bottom="0.188cm" fo:padding-left="0.313cm" fo:padding-right="0.313cm"/>
    </style:style>
    <style:style style:name="gr49" style:family="graphic" style:parent-style-name="objectwithoutfill">
      <style:graphic-properties svg:stroke-width="0.127cm" draw:marker-start-width="0.389cm" draw:marker-end="Arrow" draw:marker-end-width="0.489cm" draw:fill="none" draw:textarea-vertical-align="middle" fo:padding-top="0.187cm" fo:padding-bottom="0.187cm" fo:padding-left="0.312cm" fo:padding-right="0.312cm"/>
    </style:style>
    <style:style style:name="gr50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5.088cm" fo:min-width="25.666cm" fo:padding-top="0.25cm" fo:padding-bottom="0.25cm" fo:padding-left="0.375cm" fo:padding-right="0.375cm"/>
    </style:style>
    <style:style style:name="gr51" style:family="graphic" style:parent-style-name="standard">
      <style:graphic-properties draw:fill="solid" draw:fill-color="#cc0000" draw:textarea-horizontal-align="justify" draw:textarea-vertical-align="middle" draw:auto-grow-height="false" fo:min-height="0.736cm" fo:min-width="0.485cm"/>
    </style:style>
    <style:style style:name="gr52" style:family="graphic" style:parent-style-name="standard">
      <style:graphic-properties draw:fill="solid" draw:fill-color="#cc0000" draw:textarea-horizontal-align="justify" draw:textarea-vertical-align="middle" draw:auto-grow-height="false" fo:min-height="0.735cm" fo:min-width="0.486cm"/>
    </style:style>
    <style:style style:name="gr53" style:family="graphic" style:parent-style-name="standard">
      <style:graphic-properties draw:fill="solid" draw:fill-color="#0000ff" draw:textarea-horizontal-align="justify" draw:textarea-vertical-align="middle" draw:auto-grow-height="false" fo:min-height="0.736cm" fo:min-width="0.486cm"/>
    </style:style>
    <style:style style:name="gr54" style:family="graphic" style:parent-style-name="standard">
      <style:graphic-properties draw:fill="solid" draw:fill-color="#cc0000" draw:textarea-horizontal-align="justify" draw:textarea-vertical-align="middle" draw:auto-grow-height="false" fo:min-height="0.736cm" fo:min-width="0.486cm"/>
    </style:style>
    <style:style style:name="gr55" style:family="graphic" style:parent-style-name="standard">
      <style:graphic-properties draw:fill="solid" draw:fill-color="#0000ff" draw:textarea-horizontal-align="justify" draw:textarea-vertical-align="middle" draw:auto-grow-height="false" fo:min-height="0.736cm" fo:min-width="0.485cm"/>
    </style:style>
    <style:style style:name="gr56" style:family="graphic" style:parent-style-name="objectwithoutfill">
      <style:graphic-properties draw:marker-end="Arrow" draw:marker-end-width="0.3cm" draw:fill="none" draw:textarea-vertical-align="middle"/>
    </style:style>
    <style:style style:name="gr57" style:family="graphic" style:parent-style-name="standard">
      <style:graphic-properties svg:stroke-width="0.102cm" svg:stroke-color="#000000" draw:marker-start-width="0.352cm" draw:marker-end-width="0.352cm" draw:fill="none" draw:fill-color="#004586" draw:textarea-horizontal-align="justify" draw:textarea-vertical-align="middle" draw:auto-grow-height="false" fo:min-height="5.108cm" fo:min-width="6.87cm" fo:padding-top="0.175cm" fo:padding-bottom="0.175cm" fo:padding-left="0.3cm" fo:padding-right="0.3cm"/>
    </style:style>
    <style:style style:name="gr58" style:family="graphic" style:parent-style-name="standard">
      <style:graphic-properties svg:stroke-width="0.102cm" svg:stroke-color="#000000" draw:marker-start-width="0.352cm" draw:marker-end-width="0.352cm" draw:fill="none" draw:fill-color="#004586" draw:textarea-horizontal-align="justify" draw:textarea-vertical-align="middle" draw:auto-grow-height="false" fo:min-height="1.607cm" fo:min-width="5.221cm" fo:padding-top="0.175cm" fo:padding-bottom="0.175cm" fo:padding-left="0.3cm" fo:padding-right="0.3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1cm" fo:min-width="0.81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1cm" fo:min-width="1.247cm"/>
    </style:style>
    <style:style style:name="gr61" style:family="graphic" style:parent-style-name="standard">
      <style:graphic-properties draw:fill="solid" draw:fill-color="#cc0000" draw:textarea-horizontal-align="justify" draw:textarea-vertical-align="middle" draw:auto-grow-height="false" fo:min-height="0.735cm" fo:min-width="0.486cm"/>
    </style:style>
    <style:style style:name="gr62" style:family="graphic" style:parent-style-name="standard">
      <style:graphic-properties draw:fill="solid" draw:fill-color="#0000ff" draw:textarea-horizontal-align="justify" draw:textarea-vertical-align="middle" draw:auto-grow-height="false" fo:min-height="0.736cm" fo:min-width="0.486cm"/>
    </style:style>
    <style:style style:name="gr63" style:family="graphic" style:parent-style-name="standard">
      <style:graphic-properties draw:fill="solid" draw:fill-color="#cc0000" draw:textarea-horizontal-align="justify" draw:textarea-vertical-align="middle" draw:auto-grow-height="false" fo:min-height="0.736cm" fo:min-width="0.486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03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2.438cm"/>
    </style:style>
    <style:style style:name="gr66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2.802cm" fo:min-width="25.666cm" fo:padding-top="0.25cm" fo:padding-bottom="0.25cm" fo:padding-left="0.375cm" fo:padding-right="0.375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2.822cm"/>
    </style:style>
    <style:style style:name="gr68" style:family="graphic" style:parent-style-name="standard">
      <style:graphic-properties draw:stroke="none" draw:fill="none" fo:min-height="1.195cm"/>
    </style:style>
    <style:style style:name="gr69" style:family="graphic" style:parent-style-name="Object_20_with_20_no_20_fill_20_and_20_no_20_line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standard">
      <style:graphic-properties draw:stroke="none" svg:stroke-color="#000000" draw:fill="solid" draw:fill-color="#ffffff" draw:auto-grow-height="true" draw:auto-grow-width="false" fo:max-height="0cm" fo:min-height="0.475cm"/>
    </style:style>
    <style:style style:name="gr71" style:family="graphic" style:parent-style-name="standard">
      <style:graphic-properties draw:stroke="none" svg:stroke-color="#000000" draw:fill="solid" draw:fill-color="#ffffff" draw:auto-grow-height="true" draw:auto-grow-width="false" fo:max-height="0cm" fo:min-height="0.949cm"/>
    </style:style>
    <style:style style:name="gr72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232cm" fo:min-width="25.666cm" fo:padding-top="0.25cm" fo:padding-bottom="0.25cm" fo:padding-left="0.375cm" fo:padding-right="0.375cm"/>
    </style:style>
    <style:style style:name="gr73" style:family="graphic" style:parent-style-name="standard">
      <style:graphic-properties draw:stroke="none" draw:fill="none" fo:min-height="4.978cm"/>
    </style:style>
    <style:style style:name="gr74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1.362cm" fo:min-width="1.112cm" fo:padding-top="0.15cm" fo:padding-bottom="0.15cm" fo:padding-left="0.275cm" fo:padding-right="0.275cm"/>
    </style:style>
    <style:style style:name="gr75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1.362cm" fo:min-width="1.115cm" fo:padding-top="0.15cm" fo:padding-bottom="0.15cm" fo:padding-left="0.275cm" fo:padding-right="0.275cm"/>
    </style:style>
    <style:style style:name="gr76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1.364cm" fo:min-width="1.112cm" fo:padding-top="0.15cm" fo:padding-bottom="0.15cm" fo:padding-left="0.275cm" fo:padding-right="0.275cm"/>
    </style:style>
    <style:style style:name="gr77" style:family="graphic" style:parent-style-name="objectwithoutfill">
      <style:graphic-properties draw:stroke="solid" svg:stroke-width="0.051cm" draw:marker-start-width="0.047cm" draw:marker-end="Arrow" draw:marker-end-width="0.303cm" draw:fill="none" draw:textarea-vertical-align="middle" fo:padding-top="0.149cm" fo:padding-bottom="0.149cm" fo:padding-left="0.274cm" fo:padding-right="0.274cm"/>
    </style:style>
    <style:style style:name="gr78" style:family="graphic" style:parent-style-name="objectwithoutfill">
      <style:graphic-properties draw:stroke="solid" svg:stroke-width="0.051cm" draw:marker-start-width="0.049cm" draw:marker-end="Arrow" draw:marker-end-width="0.305cm" draw:fill="none" draw:textarea-vertical-align="middle" fo:padding-top="0.151cm" fo:padding-bottom="0.151cm" fo:padding-left="0.276cm" fo:padding-right="0.276cm"/>
    </style:style>
    <style:style style:name="gr79" style:family="graphic" style:parent-style-name="objectwithoutfill">
      <style:graphic-properties draw:stroke="solid" svg:stroke-width="0.051cm" draw:marker-start-width="0.048cm" draw:marker-end="Arrow" draw:marker-end-width="0.304cm" draw:fill="none" draw:textarea-vertical-align="middle" fo:padding-top="0.15cm" fo:padding-bottom="0.15cm" fo:padding-left="0.275cm" fo:padding-right="0.275cm"/>
    </style:style>
    <style:style style:name="gr80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1cm" fo:min-width="0.271cm" fo:padding-top="0.15cm" fo:padding-bottom="0.15cm" fo:padding-left="0.275cm" fo:padding-right="0.275cm"/>
    </style:style>
    <style:style style:name="gr81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1cm" fo:min-width="0.272cm" fo:padding-top="0.15cm" fo:padding-bottom="0.15cm" fo:padding-left="0.275cm" fo:padding-right="0.275cm"/>
    </style:style>
    <style:style style:name="gr82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1cm" fo:min-width="0.271cm" fo:padding-top="0.15cm" fo:padding-bottom="0.15cm" fo:padding-left="0.275cm" fo:padding-right="0.275cm"/>
    </style:style>
    <style:style style:name="gr83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2cm" fo:min-width="0.271cm" fo:padding-top="0.15cm" fo:padding-bottom="0.15cm" fo:padding-left="0.275cm" fo:padding-right="0.275cm"/>
    </style:style>
    <style:style style:name="gr84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1cm" fo:padding-top="0.15cm" fo:padding-bottom="0.15cm" fo:padding-left="0.275cm" fo:padding-right="0.275cm"/>
    </style:style>
    <style:style style:name="gr85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cm" fo:padding-top="0.15cm" fo:padding-bottom="0.15cm" fo:padding-left="0.275cm" fo:padding-right="0.275cm"/>
    </style:style>
    <style:style style:name="gr86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cm" fo:padding-top="0.15cm" fo:padding-bottom="0.15cm" fo:padding-left="0.275cm" fo:padding-right="0.275cm"/>
    </style:style>
    <style:style style:name="gr87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88" style:family="graphic" style:parent-style-name="objectwithoutfill">
      <style:graphic-properties draw:stroke="solid" svg:stroke-width="0.152cm" svg:stroke-color="#ff6666" draw:marker-start-width="0.199cm" draw:marker-end="Arrow" draw:marker-end-width="0.455cm" draw:fill="none" draw:textarea-vertical-align="middle" fo:padding-top="0.2cm" fo:padding-bottom="0.2cm" fo:padding-left="0.325cm" fo:padding-right="0.325cm"/>
    </style:style>
    <style:style style:name="gr89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1cm" fo:padding-top="0.15cm" fo:padding-bottom="0.15cm" fo:padding-left="0.275cm" fo:padding-right="0.275cm"/>
    </style:style>
    <style:style style:name="gr90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1cm" fo:padding-top="0.15cm" fo:padding-bottom="0.15cm" fo:padding-left="0.275cm" fo:padding-right="0.275cm"/>
    </style:style>
    <style:style style:name="gr91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1cm" fo:padding-top="0.15cm" fo:padding-bottom="0.15cm" fo:padding-left="0.275cm" fo:padding-right="0.275cm"/>
    </style:style>
    <style:style style:name="gr92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93" style:family="graphic" style:parent-style-name="objectwithoutfill">
      <style:graphic-properties draw:stroke="solid" svg:stroke-width="0.152cm" svg:stroke-color="#ff6666" draw:marker-start-width="0.2cm" draw:marker-end="Arrow" draw:marker-end-width="0.456cm" draw:fill="none" draw:textarea-vertical-align="middle" fo:padding-top="0.201cm" fo:padding-bottom="0.201cm" fo:padding-left="0.326cm" fo:padding-right="0.326cm"/>
    </style:style>
    <style:style style:name="gr94" style:family="graphic" style:parent-style-name="objectwithoutfill">
      <style:graphic-properties draw:stroke="solid" svg:stroke-width="0.152cm" svg:stroke-color="#ff6666" draw:marker-start-width="0.198cm" draw:marker-end="Arrow" draw:marker-end-width="0.454cm" draw:fill="none" draw:textarea-vertical-align="middle" fo:padding-top="0.199cm" fo:padding-bottom="0.199cm" fo:padding-left="0.324cm" fo:padding-right="0.324cm"/>
    </style:style>
    <style:style style:name="gr95" style:family="graphic" style:parent-style-name="standard">
      <style:graphic-properties draw:fill="none" draw:textarea-horizontal-align="justify" draw:textarea-vertical-align="middle" draw:auto-grow-height="false" fo:min-height="1.435cm" fo:min-width="0.113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34cm"/>
    </style:style>
    <style:style style:name="gr97" style:family="graphic" style:parent-style-name="objectwithoutfill">
      <style:graphic-properties svg:stroke-width="0.051cm" svg:stroke-color="#dddddd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481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3.782cm"/>
    </style:style>
    <style:style style:name="pr8" style:family="presentation" style:parent-style-name="Subtitle-title">
      <style:graphic-properties draw:auto-grow-height="true" fo:min-height="5.209cm"/>
    </style:style>
    <style:style style:name="pr9" style:family="presentation" style:parent-style-name="Subtitle-notes">
      <style:graphic-properties draw:fill-color="#ffffff" draw:auto-grow-height="true" fo:min-height="13.364cm"/>
    </style:style>
    <style:style style:name="pr10" style:family="presentation" style:parent-style-name="Default-title">
      <style:graphic-properties fo:min-height="3.506cm"/>
    </style:style>
    <style:style style:name="pr11" style:family="presentation" style:parent-style-name="Default-outline1">
      <style:graphic-properties fo:min-height="11.928cm"/>
    </style:style>
    <style:style style:name="pr12" style:family="presentation" style:parent-style-name="Default-title">
      <style:graphic-properties draw:auto-grow-height="true" fo:min-height="2.767cm"/>
    </style:style>
    <style:style style:name="pr13" style:family="presentation" style:parent-style-name="Default-title">
      <style:graphic-properties fo:min-height="1.778cm"/>
    </style:style>
    <style:style style:name="pr14" style:family="presentation" style:parent-style-name="Default-outline1">
      <style:graphic-properties draw:stroke="none" draw:fill="none" fo:min-height="1.268cm"/>
    </style:style>
    <style:style style:name="pr15" style:family="presentation" style:parent-style-name="Default-outline1">
      <style:graphic-properties draw:stroke="none" draw:fill="none" fo:min-height="2.803cm"/>
    </style:style>
    <style:style style:name="pr16" style:family="presentation" style:parent-style-name="Default-title">
      <style:graphic-properties fo:min-height="2.149cm"/>
    </style:style>
    <style:style style:name="pr17" style:family="presentation" style:parent-style-name="Default-title">
      <style:graphic-properties fo:min-height="3.011cm"/>
    </style:style>
    <style:style style:name="pr18" style:family="presentation" style:parent-style-name="Default-title">
      <style:graphic-properties fo:min-height="1.741cm"/>
    </style:style>
    <style:style style:name="pr19" style:family="presentation" style:parent-style-name="Default-title">
      <style:graphic-properties fo:min-height="1.957cm"/>
    </style:style>
    <style:style style:name="pr20" style:family="presentation" style:parent-style-name="Subtitle-title">
      <style:graphic-properties draw:auto-grow-height="true" fo:min-height="2.629cm"/>
    </style:style>
    <style:style style:name="pr21" style:family="presentation" style:parent-style-name="Default-outline1">
      <style:graphic-properties fo:min-height="8.883cm"/>
    </style:style>
    <style:style style:name="pr22" style:family="presentation" style:parent-style-name="Default-title">
      <style:graphic-properties fo:min-height="2.236cm"/>
    </style:style>
    <style:style style:name="pr23" style:family="presentation" style:parent-style-name="Default-title">
      <style:graphic-properties fo:min-height="2.211cm"/>
    </style:style>
    <style:style style:name="pr24" style:family="presentation" style:parent-style-name="Default-title">
      <style:graphic-properties fo:min-height="4.535cm"/>
    </style:style>
    <style:style style:name="pr25" style:family="presentation" style:parent-style-name="Default-title">
      <style:graphic-properties fo:min-height="3.556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ed1c24"/>
      <style:paragraph-properties fo:text-align="center"/>
    </style:style>
    <style:style style:name="P10" style:family="paragraph">
      <loext:graphic-properties draw:fill="none" draw:fill-color="#ffffff"/>
      <style:text-properties fo:color="#ce181e"/>
    </style:style>
    <style:style style:name="P11" style:family="paragraph">
      <loext:graphic-properties draw:fill-color="#21409a"/>
      <style:paragraph-properties fo:text-align="center"/>
    </style:style>
    <style:style style:name="P12" style:family="paragraph">
      <loext:graphic-properties draw:fill="none" draw:fill-color="#ffffff"/>
      <style:text-properties fo:color="#21409a"/>
    </style:style>
    <style:style style:name="P13" style:family="paragraph">
      <style:paragraph-properties fo:margin-top="0.42cm" fo:margin-bottom="0.35cm" fo:text-align="center"/>
    </style:style>
    <style:style style:name="P14" style:family="paragraph">
      <loext:graphic-properties draw:fill="none"/>
      <style:paragraph-properties fo:margin-top="0.42cm" fo:margin-bottom="0.35cm"/>
      <style:text-properties fo:color="#666666" fo:font-size="10pt" style:font-size-asian="10pt" style:font-size-complex="10pt"/>
    </style:style>
    <style:style style:name="P15" style:family="paragraph">
      <loext:graphic-properties draw:fill-color="#72bf44"/>
      <style:paragraph-properties fo:text-align="center"/>
    </style:style>
    <style:style style:name="P16" style:family="paragraph">
      <loext:graphic-properties draw:fill="none" draw:fill-color="#ffffff"/>
      <style:text-properties fo:color="#72bf44"/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-color="#ce181e"/>
      <style:paragraph-properties fo:text-align="center"/>
    </style:style>
    <style:style style:name="P19" style:family="paragraph">
      <loext:graphic-properties draw:fill="solid" draw:fill-color="#ffffff"/>
      <style:paragraph-properties fo:text-align="center"/>
      <style:text-properties fo:color="#666666"/>
    </style:style>
    <style:style style:name="P20" style:family="paragraph">
      <loext:graphic-properties draw:fill="solid" draw:fill-color="#ffffff"/>
      <style:paragraph-properties fo:text-align="center"/>
      <style:text-properties style:font-name="Ubuntu" fo:font-size="44pt" style:font-size-asian="44pt" style:font-size-complex="44pt"/>
    </style:style>
    <style:style style:name="P21" style:family="paragraph">
      <style:paragraph-properties fo:line-height="150%"/>
    </style:style>
    <style:style style:name="P22" style:family="paragraph">
      <loext:graphic-properties draw:fill="solid" draw:fill-color="#ffffff"/>
      <style:paragraph-properties fo:text-align="center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/>
    </style:style>
    <style:style style:name="P25" style:family="paragraph">
      <loext:graphic-properties draw:fill="solid" draw:fill-color="#ffffff"/>
    </style:style>
    <style:style style:name="P26" style:family="paragraph">
      <loext:graphic-properties draw:fill="solid" draw:fill-color="#000000"/>
    </style:style>
    <style:style style:name="P27" style:family="paragraph">
      <style:paragraph-properties fo:line-height="100%"/>
    </style:style>
    <style:style style:name="P28" style:family="paragraph">
      <loext:graphic-properties draw:fill="none"/>
      <style:paragraph-properties fo:text-align="center"/>
      <style:text-properties style:font-name="Asana Math"/>
    </style:style>
    <style:style style:name="P29" style:family="paragraph">
      <loext:graphic-properties draw:fill="none"/>
      <style:text-properties fo:font-style="normal" style:font-style-asian="normal" style:font-style-complex="normal"/>
    </style:style>
    <style:style style:name="P30" style:family="paragraph">
      <loext:graphic-properties draw:fill="none" draw:fill-color="#ffffff"/>
      <style:paragraph-properties fo:text-align="center"/>
    </style:style>
    <style:style style:name="P31" style:family="paragraph">
      <loext:graphic-properties draw:fill="none"/>
      <style:text-properties fo:color="#21409a" fo:font-style="normal" style:font-style-asian="normal" style:font-style-complex="normal"/>
    </style:style>
    <style:style style:name="P32" style:family="paragraph">
      <loext:graphic-properties draw:fill="solid" draw:fill-color="#cc0000"/>
      <style:paragraph-properties fo:text-align="center"/>
    </style:style>
    <style:style style:name="P33" style:family="paragraph">
      <loext:graphic-properties draw:fill="solid" draw:fill-color="#0000ff"/>
      <style:paragraph-properties fo:text-align="center"/>
    </style:style>
    <style:style style:name="P34" style:family="paragraph">
      <loext:graphic-properties draw:fill="none" draw:fill-color="#004586"/>
      <style:paragraph-properties fo:text-align="center"/>
    </style:style>
    <style:style style:name="P35" style:family="paragraph">
      <loext:graphic-properties draw:fill="none" draw:fill-color="#ffffff"/>
      <style:text-properties style:font-name="Asana Math" fo:font-size="44pt" style:font-size-asian="44pt" style:font-size-complex="44pt"/>
    </style:style>
    <style:style style:name="P36" style:family="paragraph">
      <style:paragraph-properties fo:margin-left="0cm" fo:margin-right="0cm" fo:margin-top="0.499cm" fo:margin-bottom="0cm" fo:text-indent="0cm"/>
    </style:style>
    <style:style style:name="P37" style:family="paragraph">
      <loext:graphic-properties draw:fill="solid" draw:fill-color="#ffffff"/>
      <style:text-properties fo:font-size="12pt" style:font-size-asian="12pt" style:font-size-complex="12pt"/>
    </style:style>
    <style:style style:name="P38" style:family="paragraph">
      <style:paragraph-properties fo:text-align="center"/>
      <style:text-properties fo:font-style="italic" style:font-style-asian="italic" style:font-style-complex="italic"/>
    </style:style>
    <style:style style:name="P39" style:family="paragraph">
      <loext:graphic-properties draw:fill="solid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ce181e"/>
    </style:style>
    <style:style style:name="T5" style:family="text">
      <style:text-properties fo:color="#21409a"/>
    </style:style>
    <style:style style:name="T6" style:family="text">
      <style:text-properties fo:color="#666666" fo:font-size="10pt" style:font-size-asian="10pt" style:font-size-complex="10pt"/>
    </style:style>
    <style:style style:name="T7" style:family="text">
      <style:text-properties fo:color="#72bf44"/>
    </style:style>
    <style:style style:name="T8" style:family="text">
      <style:text-properties fo:color="#666666" fo:font-size="16pt" style:font-size-asian="16pt" style:font-size-complex="16pt"/>
    </style:style>
    <style:style style:name="T9" style:family="text">
      <style:text-properties style:font-name="Ubuntu" fo:font-size="44pt" style:font-size-asian="44pt" style:font-size-complex="44pt"/>
    </style:style>
    <style:style style:name="T10" style:family="text">
      <style:text-properties style:text-position="33% 58%"/>
    </style:style>
    <style:style style:name="T11" style:family="text">
      <style:text-properties style:font-name="FreeSerif"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Asana Math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style:text-position="-33% 58%" fo:font-style="normal" style:font-style-asian="normal" style:font-style-complex="normal"/>
    </style:style>
    <style:style style:name="T17" style:family="text">
      <style:text-properties style:text-position="-33% 58%" style:font-name="FreeSerif" fo:font-style="italic" style:font-style-asian="italic" style:font-style-complex="italic"/>
    </style:style>
    <style:style style:name="T18" style:family="text">
      <style:text-properties fo:font-size="48pt" style:font-size-asian="48pt" style:font-size-complex="48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2" style:font-size-complex="32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color="#21409a"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style:text-position="-33% 58%"/>
    </style:style>
    <style:style style:name="T25" style:family="text">
      <style:text-properties style:font-name="Asana Math" fo:font-size="44pt" style:font-size-asian="44pt" style:font-size-complex="44pt"/>
    </style:style>
    <style:style style:name="T26" style:family="text">
      <style:text-properties fo:color="#21409a" fo:font-size="22pt" fo:font-weight="bold" style:font-size-asian="22pt" style:font-weight-asian="bold" style:font-size-complex="22pt" style:font-weight-complex="bold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fo:color="#666666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fo:font-size="18pt" fo:text-shadow="none" style:text-underline-style="none" fo:font-weight="normal" style:letter-kerning="true" style:font-name-asian="Noto Sans CJK SC Regular" style:font-size-asian="18pt" style:font-weight-asian="normal" style:font-name-complex="Lohit Devanagari2" style:font-size-complex="18pt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FreeSerif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text:span text:style-name="T1"> </text:span><text:span text:style-name="T1">f</text:span><text:span text:style-name="T1">l</text:span><text:span text:style-name="T1">o</text:span><text:span text:style-name="T1">w</text:span><text:span text:style-name="T1">s</text:span></text:p>
            <text:p text:style-name="P1"><text:span text:style-name="T1"/></text:p>
            <text:p text:style-name="P1"><text:span text:style-name="T2">I</text:span><text:span text:style-name="T2">n</text:span><text:span text:style-name="T2">t</text:span><text:span text:style-name="T2">r</text:span><text:span text:style-name="T2">o</text:span><text:span text:style-name="T2">d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t</text:span><text:span text:style-name="T2">o</text:span><text:span text:style-name="T2">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text:span text:style-name="T2"> </text:span><text:span text:style-name="T2">S</text:span><text:span text:style-name="T2">c</text:span><text:span text:style-name="T2">i</text:span><text:span text:style-name="T2">e</text:span><text:span text:style-name="T2">n</text:span><text:span text:style-name="T2">c</text:span><text:span text:style-name="T2">e</text:span></text:p>
            <text:p text:style-name="P1"><text:span text:style-name="T2">C</text:span><text:span text:style-name="T2">a</text:span><text:span text:style-name="T2">r</text:span><text:span text:style-name="T2">l</text:span><text:span text:style-name="T2">o</text:span><text:span text:style-name="T2">s</text:span><text:span text:style-name="T2"> </text:span><text:span text:style-name="T2">C</text:span><text:span text:style-name="T2">a</text:span><text:span text:style-name="T2">s</text:span><text:span text:style-name="T2">t</text:span><text:span text:style-name="T2">i</text:span><text:span text:style-name="T2">l</text:span><text:span text:style-name="T2">l</text:span><text:span text:style-name="T2">o</text:span></text:p>
            <text:p text:style-name="P1"><text:span text:style-name="T2">T</text:span><text:span text:style-name="T2">o</text:span><text:span text:style-name="T2">p</text:span><text:span text:style-name="T2">i</text:span><text:span text:style-name="T2">c</text:span><text:span text:style-name="T2"> </text:span><text:span text:style-name="T2">1</text:span><text:span text:style-name="T2">0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Barabási 2016 Chapter </text:span><text:span text:style-name="T3">9</text:span></text:p>
              </text:list-item>
              <text:list-item>
                <text:p><text:span text:style-name="T3"><text:a xlink:href="https://www.cs.cornell.edu/home/kleinber/networks-book/networks-book-ch03.pdf" xlink:type="simple">Networks, Crowds, and Markets</text:a></text:span><text:span text:style-name="T3"><text:s/>Ch 3</text:span></text:p>
              </text:list-item>
              <text:list-item>
                <text:p><text:span text:style-name="T3">C. Castillo: </text:span><text:span text:style-name="T3"><text:a xlink:href="http://chato.cl/2017/social_media_mining/04B_graph_partitioning/" xlink:type="simple">Graph partitioning</text:a></text:span><text:span text:style-name="T3"><text:s/></text:span><text:span text:style-name="T3">2017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7.737cm" svg:height="3.481cm" svg:x="0.254cm" svg:y="-0.091cm" presentation:class="title" presentation:user-transformed="true">
          <draw:text-box>
            <text:p>US Political Blogs (2004)</text:p>
          </draw:text-box>
        </draw:frame>
        <draw:frame draw:style-name="gr5" draw:text-style-name="P8" draw:layer="layout" svg:width="17.734cm" svg:height="11.968cm" svg:x="5.026cm" svg:y="2.794cm">
          <draw:image xlink:href="Pictures/100000000000040E000002B266CCC6A75ECBE6C1.png" xlink:type="simple" xlink:show="embed" xlink:actuate="onLoad">
            <text:p/>
          </draw:image>
        </draw:frame>
        <draw:custom-shape draw:style-name="gr6" draw:text-style-name="P9" draw:layer="layout" svg:width="0.762cm" svg:height="0.762cm" svg:x="24.638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0" draw:layer="layout" svg:width="4.318cm" svg:height="0.962cm" svg:x="22.998cm" svg:y="7.57cm">
          <draw:text-box>
            <text:p><text:span text:style-name="T4">C</text:span><text:span text:style-name="T4">o</text:span><text:span text:style-name="T4">n</text:span><text:span text:style-name="T4">s</text:span><text:span text:style-name="T4">e</text:span><text:span text:style-name="T4">r</text:span><text:span text:style-name="T4">v</text:span><text:span text:style-name="T4">a</text:span><text:span text:style-name="T4">t</text:span><text:span text:style-name="T4">i</text:span><text:span text:style-name="T4">v</text:span><text:span text:style-name="T4">e</text:span></text:p>
          </draw:text-box>
        </draw:frame>
        <draw:custom-shape draw:style-name="gr8" draw:text-style-name="P11" draw:layer="layout" svg:width="0.762cm" svg:height="0.762cm" svg:x="2.032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2" draw:layer="layout" svg:width="4.318cm" svg:height="0.962cm" svg:x="1.198cm" svg:y="7.57cm">
          <draw:text-box>
            <text:p><text:span text:style-name="T5">L</text:span><text:span text:style-name="T5">i</text:span><text:span text:style-name="T5">b</text:span><text:span text:style-name="T5">e</text:span><text:span text:style-name="T5">r</text:span><text:span text:style-name="T5">a</text:span><text:span text:style-name="T5">l</text:span></text:p>
          </draw:text-box>
        </draw:frame>
        <draw:frame draw:style-name="gr9" draw:text-style-name="P14" draw:layer="layout" svg:width="27.015cm" svg:height="0.645cm" svg:x="0.254cm" svg:y="14.962cm">
          <draw:text-box>
            <text:p text:style-name="P13"><text:span text:style-name="T6">A</text:span><text:span text:style-name="T6">d</text:span><text:span text:style-name="T6">a</text:span><text:span text:style-name="T6">m</text:span><text:span text:style-name="T6">i</text:span><text:span text:style-name="T6">c</text:span><text:span text:style-name="T6">, </text:span><text:span text:style-name="T6">L</text:span><text:span text:style-name="T6">. </text:span><text:span text:style-name="T6">A</text:span><text:span text:style-name="T6">.</text:span><text:span text:style-name="T6">, </text:span><text:span text:style-name="T6">&amp;</text:span><text:span text:style-name="T6"> </text:span><text:span text:style-name="T6">G</text:span><text:span text:style-name="T6">l</text:span><text:span text:style-name="T6">a</text:span><text:span text:style-name="T6">n</text:span><text:span text:style-name="T6">c</text:span><text:span text:style-name="T6">e</text:span><text:span text:style-name="T6">, </text:span><text:span text:style-name="T6">N</text:span><text:span text:style-name="T6">. </text:span><text:span text:style-name="T6">(</text:span><text:span text:style-name="T6">2</text:span><text:span text:style-name="T6">0</text:span><text:span text:style-name="T6">0</text:span><text:span text:style-name="T6">5</text:span><text:span text:style-name="T6">, </text:span><text:span text:style-name="T6">A</text:span><text:span text:style-name="T6">u</text:span><text:span text:style-name="T6">g</text:span><text:span text:style-name="T6">u</text:span><text:span text:style-name="T6">s</text:span><text:span text:style-name="T6">t</text:span><text:span text:style-name="T6">)</text:span><text:span text:style-name="T6">. </text:span><text:span text:style-name="T6">T</text:span><text:span text:style-name="T6">h</text:span><text:span text:style-name="T6">e</text:span><text:span text:style-name="T6"> </text:span><text:span text:style-name="T6">p</text:span><text:span text:style-name="T6">o</text:span><text:span text:style-name="T6">l</text:span><text:span text:style-name="T6">i</text:span><text:span text:style-name="T6">t</text:span><text:span text:style-name="T6">i</text:span><text:span text:style-name="T6">c</text:span><text:span text:style-name="T6">a</text:span><text:span text:style-name="T6">l </text:span><text:span text:style-name="T6">b</text:span><text:span text:style-name="T6">l</text:span><text:span text:style-name="T6">o</text:span><text:span text:style-name="T6">g</text:span><text:span text:style-name="T6">o</text:span><text:span text:style-name="T6">s</text:span><text:span text:style-name="T6">p</text:span><text:span text:style-name="T6">h</text:span><text:span text:style-name="T6">e</text:span><text:span text:style-name="T6">r</text:span><text:span text:style-name="T6">e</text:span><text:span text:style-name="T6"> </text:span><text:span text:style-name="T6">a</text:span><text:span text:style-name="T6">n</text:span><text:span text:style-name="T6">d</text:span><text:span text:style-name="T6"> </text:span><text:span text:style-name="T6">t</text:span><text:span text:style-name="T6">h</text:span><text:span text:style-name="T6">e</text:span><text:span text:style-name="T6"> </text:span><text:span text:style-name="T6">2</text:span><text:span text:style-name="T6">0</text:span><text:span text:style-name="T6">0</text:span><text:span text:style-name="T6">4</text:span><text:span text:style-name="T6"> </text:span><text:span text:style-name="T6">U</text:span><text:span text:style-name="T6">S</text:span><text:span text:style-name="T6"> </text:span><text:span text:style-name="T6">e</text:span><text:span text:style-name="T6">l</text:span><text:span text:style-name="T6">e</text:span><text:span text:style-name="T6">c</text:span><text:span text:style-name="T6">t</text:span><text:span text:style-name="T6">i</text:span><text:span text:style-name="T6">o</text:span><text:span text:style-name="T6">n</text:span><text:span text:style-name="T6">: </text:span><text:span text:style-name="T6">d</text:span><text:span text:style-name="T6">i</text:span><text:span text:style-name="T6">v</text:span><text:span text:style-name="T6">i</text:span><text:span text:style-name="T6">d</text:span><text:span text:style-name="T6">e</text:span><text:span text:style-name="T6">d</text:span><text:span text:style-name="T6"> </text:span><text:span text:style-name="T6">t</text:span><text:span text:style-name="T6">h</text:span><text:span text:style-name="T6">e</text:span><text:span text:style-name="T6">y</text:span><text:span text:style-name="T6"> </text:span><text:span text:style-name="T6">b</text:span><text:span text:style-name="T6">l</text:span><text:span text:style-name="T6">o</text:span><text:span text:style-name="T6">g</text:span><text:span text:style-name="T6">. </text:span><text:span text:style-name="T6">I</text:span><text:span text:style-name="T6">n</text:span><text:span text:style-name="T6"> </text:span><text:span text:style-name="T6">P</text:span><text:span text:style-name="T6">r</text:span><text:span text:style-name="T6">o</text:span><text:span text:style-name="T6">c</text:span><text:span text:style-name="T6">. </text:span><text:span text:style-name="T6">L</text:span><text:span text:style-name="T6">i</text:span><text:span text:style-name="T6">n</text:span><text:span text:style-name="T6">k</text:span><text:span text:style-name="T6">K</text:span><text:span text:style-name="T6">D</text:span><text:span text:style-name="T6">D</text:span><text:span text:style-name="T6"> </text:span><text:span text:style-name="T6">(</text:span><text:span text:style-name="T6">p</text:span><text:span text:style-name="T6">p</text:span><text:span text:style-name="T6">. </text:span><text:span text:style-name="T6">3</text:span><text:span text:style-name="T6">6</text:span><text:span text:style-name="T6">-</text:span><text:span text:style-name="T6">4</text:span><text:span text:style-name="T6">3</text:span><text:span text:style-name="T6">)</text:span><text:span text:style-name="T6">. </text:span><text:span text:style-name="T6">A</text:span><text:span text:style-name="T6">C</text:span><text:span text:style-name="T6">M</text:span><text:span text:style-name="T6">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0" draw:text-style-name="P8" draw:layer="layout" svg:width="14.33cm" svg:height="15.747cm" svg:x="0cm" svg:y="0.027cm">
          <draw:image xlink:href="Pictures/1000020100000384000003DD5F9CA206BF10CA4A.png" xlink:type="simple" xlink:show="embed" xlink:actuate="onLoad">
            <text:p/>
          </draw:image>
        </draw:frame>
        <draw:frame presentation:style-name="pr7" draw:layer="layout" svg:width="16.561cm" svg:height="3.782cm" svg:x="11.43cm" svg:y="0.028cm" presentation:class="title" presentation:user-transformed="true">
          <draw:text-box>
            <text:p>Mobile phone users in Belgium (2008)</text:p>
          </draw:text-box>
        </draw:frame>
        <draw:custom-shape draw:style-name="gr11" draw:text-style-name="P15" draw:layer="layout" svg:width="0.762cm" svg:height="0.762cm" svg:x="1.008cm" svg:y="12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6" draw:layer="layout" svg:width="5.08cm" svg:height="1.445cm" svg:x="1.778cm" svg:y="12.9cm">
          <draw:text-box>
            <text:p><text:span text:style-name="T7">D</text:span><text:span text:style-name="T7">u</text:span><text:span text:style-name="T7">t</text:span><text:span text:style-name="T7">c</text:span><text:span text:style-name="T7">h</text:span><text:span text:style-name="T7">-</text:span><text:span text:style-name="T7">s</text:span><text:span text:style-name="T7">p</text:span><text:span text:style-name="T7">e</text:span><text:span text:style-name="T7">a</text:span><text:span text:style-name="T7">k</text:span><text:span text:style-name="T7">i</text:span><text:span text:style-name="T7">n</text:span><text:span text:style-name="T7">g</text:span></text:p>
          </draw:text-box>
        </draw:frame>
        <draw:custom-shape draw:style-name="gr6" draw:text-style-name="P9" draw:layer="layout" svg:width="0.762cm" svg:height="0.762cm" svg:x="1.016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0" draw:layer="layout" svg:width="5.58cm" svg:height="1.445cm" svg:x="1.786cm" svg:y="14.17cm">
          <draw:text-box>
            <text:p><text:span text:style-name="T4">F</text:span><text:span text:style-name="T4">r</text:span><text:span text:style-name="T4">e</text:span><text:span text:style-name="T4">n</text:span><text:span text:style-name="T4">c</text:span><text:span text:style-name="T4">h</text:span><text:span text:style-name="T4">-</text:span><text:span text:style-name="T4">s</text:span><text:span text:style-name="T4">p</text:span><text:span text:style-name="T4">e</text:span><text:span text:style-name="T4">a</text:span><text:span text:style-name="T4">k</text:span><text:span text:style-name="T4">i</text:span><text:span text:style-name="T4">n</text:span><text:span text:style-name="T4">g</text:span></text:p>
          </draw:text-box>
        </draw:frame>
        <draw:frame draw:style-name="gr13" draw:text-style-name="P14" draw:layer="layout" svg:width="11.597cm" svg:height="1.039cm" svg:x="15.073cm" svg:y="14.478cm">
          <draw:text-box>
            <text:p text:style-name="P17"><text:span text:style-name="T6">V</text:span><text:span text:style-name="T6">. </text:span><text:span text:style-name="T6">D</text:span><text:span text:style-name="T6">. </text:span><text:span text:style-name="T6">B</text:span><text:span text:style-name="T6">l</text:span><text:span text:style-name="T6">o</text:span><text:span text:style-name="T6">n</text:span><text:span text:style-name="T6">d</text:span><text:span text:style-name="T6">e</text:span><text:span text:style-name="T6">l</text:span><text:span text:style-name="T6">, </text:span><text:span text:style-name="T6">J</text:span><text:span text:style-name="T6">.</text:span><text:span text:style-name="T6">-</text:span><text:span text:style-name="T6">L</text:span><text:span text:style-name="T6">. </text:span><text:span text:style-name="T6">G</text:span><text:span text:style-name="T6">u</text:span><text:span text:style-name="T6">i</text:span><text:span text:style-name="T6">l</text:span><text:span text:style-name="T6">l</text:span><text:span text:style-name="T6">a</text:span><text:span text:style-name="T6">u</text:span><text:span text:style-name="T6">m</text:span><text:span text:style-name="T6">e</text:span><text:span text:style-name="T6">, </text:span><text:span text:style-name="T6">R</text:span><text:span text:style-name="T6">. </text:span><text:span text:style-name="T6">L</text:span><text:span text:style-name="T6">a</text:span><text:span text:style-name="T6">m</text:span><text:span text:style-name="T6">b</text:span><text:span text:style-name="T6">i</text:span><text:span text:style-name="T6">o</text:span><text:span text:style-name="T6">t</text:span><text:span text:style-name="T6">t</text:span><text:span text:style-name="T6">e</text:span><text:span text:style-name="T6">, </text:span><text:span text:style-name="T6">a</text:span><text:span text:style-name="T6">n</text:span><text:span text:style-name="T6">d</text:span><text:span text:style-name="T6"> </text:span><text:span text:style-name="T6">E</text:span><text:span text:style-name="T6">. </text:span><text:span text:style-name="T6">L</text:span><text:span text:style-name="T6">e</text:span><text:span text:style-name="T6">f</text:span><text:span text:style-name="T6">e</text:span><text:span text:style-name="T6">b</text:span><text:span text:style-name="T6">v</text:span><text:span text:style-name="T6">r</text:span><text:span text:style-name="T6">e</text:span><text:span text:style-name="T6">. </text:span><text:span text:style-name="T6">F</text:span><text:span text:style-name="T6">a</text:span><text:span text:style-name="T6">s</text:span><text:span text:style-name="T6">t </text:span><text:span text:style-name="T6">u</text:span><text:span text:style-name="T6">n</text:span><text:span text:style-name="T6">f</text:span><text:span text:style-name="T6">o</text:span><text:span text:style-name="T6">l</text:span><text:span text:style-name="T6">d</text:span><text:span text:style-name="T6">i</text:span><text:span text:style-name="T6">n</text:span><text:span text:style-name="T6">g</text:span><text:span text:style-name="T6"> </text:span><text:span text:style-name="T6">o</text:span><text:span text:style-name="T6">f </text:span><text:span text:style-name="T6">c</text:span><text:span text:style-name="T6">o</text:span><text:span text:style-name="T6">m</text:span><text:span text:style-name="T6">m</text:span><text:span text:style-name="T6">u</text:span><text:span text:style-name="T6">n</text:span><text:span text:style-name="T6">i</text:span><text:span text:style-name="T6">t</text:span><text:span text:style-name="T6">i</text:span><text:span text:style-name="T6">e</text:span><text:span text:style-name="T6">s</text:span><text:span text:style-name="T6"> </text:span><text:span text:style-name="T6">i</text:span><text:span text:style-name="T6">n</text:span><text:span text:style-name="T6"> </text:span><text:span text:style-name="T6">l</text:span><text:span text:style-name="T6">a</text:span><text:span text:style-name="T6">r</text:span><text:span text:style-name="T6">g</text:span><text:span text:style-name="T6">e</text:span><text:span text:style-name="T6"> </text:span><text:span text:style-name="T6">n</text:span><text:span text:style-name="T6">e</text:span><text:span text:style-name="T6">t</text:span><text:span text:style-name="T6">w</text:span><text:span text:style-name="T6">o</text:span><text:span text:style-name="T6">r</text:span><text:span text:style-name="T6">k</text:span><text:span text:style-name="T6">s</text:span><text:span text:style-name="T6">. </text:span><text:span text:style-name="T6">J</text:span><text:span text:style-name="T6">. </text:span><text:span text:style-name="T6">S</text:span><text:span text:style-name="T6">t</text:span><text:span text:style-name="T6">a</text:span><text:span text:style-name="T6">t</text:span><text:span text:style-name="T6">. </text:span><text:span text:style-name="T6">M</text:span><text:span text:style-name="T6">e</text:span><text:span text:style-name="T6">c</text:span><text:span text:style-name="T6">h</text:span><text:span text:style-name="T6">.</text:span><text:span text:style-name="T6">, </text:span><text:span text:style-name="T6">2</text:span><text:span text:style-name="T6">0</text:span><text:span text:style-name="T6">0</text:span><text:span text:style-name="T6">8</text:span><text:span text:style-name="T6">. </text:span></text:p>
          </draw:text-box>
        </draw:frame>
        <draw:frame draw:style-name="gr14" draw:text-style-name="P8" draw:layer="layout" svg:width="12.321cm" svg:height="6.581cm" svg:x="15.111cm" svg:y="6.35cm">
          <draw:text-box>
            <text:p text:style-name="P3"><text:span text:style-name="T3">E</text:span><text:span text:style-name="T3">a</text:span><text:span text:style-name="T3">c</text:span><text:span text:style-name="T3">h</text:span><text:span text:style-name="T3"> </text:span><text:span text:style-name="T3">n</text:span><text:span text:style-name="T3">o</text:span><text:span text:style-name="T3">d</text:span><text:span text:style-name="T3">e</text:span><text:span text:style-name="T3"> </text:span><text:span text:style-name="T3">i</text:span><text:span text:style-name="T3">s</text:span><text:span text:style-name="T3"> </text:span><text:span text:style-name="T3">a</text:span><text:span text:style-name="T3"> </text:span><text:span text:style-name="T3">c</text:span><text:span text:style-name="T3">o</text:span><text:span text:style-name="T3">m</text:span><text:span text:style-name="T3">m</text:span><text:span text:style-name="T3">u</text:span><text:span text:style-name="T3">n</text:span><text:span text:style-name="T3">i</text:span><text:span text:style-name="T3">t</text:span><text:span text:style-name="T3">y</text:span><text:span text:style-name="T3"> </text:span><text:span text:style-name="T3">o</text:span><text:span text:style-name="T3">f</text:span><text:span text:style-name="T3"> </text:span><text:span text:style-name="T3">1</text:span><text:span text:style-name="T3">0</text:span><text:span text:style-name="T3">0</text:span><text:span text:style-name="T3"> </text:span><text:span text:style-name="T3">m</text:span><text:span text:style-name="T3">o</text:span><text:span text:style-name="T3">b</text:span><text:span text:style-name="T3">i</text:span><text:span text:style-name="T3">l</text:span><text:span text:style-name="T3">e</text:span><text:span text:style-name="T3"> </text:span><text:span text:style-name="T3">u</text:span><text:span text:style-name="T3">s</text:span><text:span text:style-name="T3">e</text:span><text:span text:style-name="T3">r</text:span><text:span text:style-name="T3">s</text:span><text:span text:style-name="T3"> </text:span><text:span text:style-name="T3">o</text:span><text:span text:style-name="T3">r</text:span><text:span text:style-name="T3"> </text:span><text:span text:style-name="T3">m</text:span><text:span text:style-name="T3">o</text:span><text:span text:style-name="T3">r</text:span><text:span text:style-name="T3">e</text:span><text:span text:style-name="T3"> </text:span><text:span text:style-name="T3">t</text:span><text:span text:style-name="T3">h</text:span><text:span text:style-name="T3">a</text:span><text:span text:style-name="T3">t</text:span><text:span text:style-name="T3"> </text:span><text:span text:style-name="T3">t</text:span><text:span text:style-name="T3">e</text:span><text:span text:style-name="T3">n</text:span><text:span text:style-name="T3">d</text:span><text:span text:style-name="T3"> </text:span><text:span text:style-name="T3">t</text:span><text:span text:style-name="T3">o</text:span><text:span text:style-name="T3"> </text:span><text:span text:style-name="T3">c</text:span><text:span text:style-name="T3">a</text:span><text:span text:style-name="T3">l</text:span><text:span text:style-name="T3">l</text:span><text:span text:style-name="T3"> </text:span><text:span text:style-name="T3">e</text:span><text:span text:style-name="T3">a</text:span><text:span text:style-name="T3">c</text:span><text:span text:style-name="T3">h</text:span><text:span text:style-name="T3"> </text:span><text:span text:style-name="T3">o</text:span><text:span text:style-name="T3">t</text:span><text:span text:style-name="T3">h</text:span><text:span text:style-name="T3">e</text:span><text:span text:style-name="T3">r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gyptian Twitter Users (2013)</text:p>
          </draw:text-box>
        </draw:frame>
        <draw:frame draw:style-name="gr10" draw:text-style-name="P8" draw:layer="layout" svg:width="17.938cm" svg:height="11.508cm" svg:x="5.08cm" svg:y="3.048cm">
          <draw:image xlink:href="Pictures/10000201000002A6000001B3F36A04E6A28410EB.png" xlink:type="simple" xlink:show="embed" xlink:actuate="onLoad">
            <text:p/>
          </draw:image>
        </draw:frame>
        <draw:custom-shape draw:style-name="gr15" draw:text-style-name="P18" draw:layer="layout" svg:width="0.762cm" svg:height="0.762cm" svg:x="2.576cm" svg:y="8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0" draw:layer="layout" svg:width="4.318cm" svg:height="0.962cm" svg:x="0.798cm" svg:y="7.571cm">
          <draw:text-box>
            <text:p text:style-name="P3"><text:span text:style-name="T4">I</text:span><text:span text:style-name="T4">s</text:span><text:span text:style-name="T4">l</text:span><text:span text:style-name="T4">a</text:span><text:span text:style-name="T4">m</text:span><text:span text:style-name="T4">i</text:span><text:span text:style-name="T4">s</text:span><text:span text:style-name="T4">t</text:span></text:p>
          </draw:text-box>
        </draw:frame>
        <draw:custom-shape draw:style-name="gr8" draw:text-style-name="P11" draw:layer="layout" svg:width="0.762cm" svg:height="0.762cm" svg:x="24.576cm" svg:y="8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2" draw:layer="layout" svg:width="4.318cm" svg:height="0.962cm" svg:x="22.798cm" svg:y="7.572cm">
          <draw:text-box>
            <text:p text:style-name="P3"><text:span text:style-name="T5">S</text:span><text:span text:style-name="T5">e</text:span><text:span text:style-name="T5">c</text:span><text:span text:style-name="T5">u</text:span><text:span text:style-name="T5">l</text:span><text:span text:style-name="T5">a</text:span><text:span text:style-name="T5">r</text:span><text:span text:style-name="T5">i</text:span><text:span text:style-name="T5">s</text:span><text:span text:style-name="T5">t</text:span></text:p>
          </draw:text-box>
        </draw:frame>
        <draw:frame draw:style-name="gr9" draw:text-style-name="P14" draw:layer="layout" svg:width="25.908cm" svg:height="0.645cm" svg:x="0cm" svg:y="14.844cm">
          <draw:text-box>
            <text:p text:style-name="P17"><text:span text:style-name="T6">W</text:span><text:span text:style-name="T6">e</text:span><text:span text:style-name="T6">b</text:span><text:span text:style-name="T6">e</text:span><text:span text:style-name="T6">r</text:span><text:span text:style-name="T6">, </text:span><text:span text:style-name="T6">I</text:span><text:span text:style-name="T6">.</text:span><text:span text:style-name="T6">, </text:span><text:span text:style-name="T6">G</text:span><text:span text:style-name="T6">a</text:span><text:span text:style-name="T6">r</text:span><text:span text:style-name="T6">i</text:span><text:span text:style-name="T6">m</text:span><text:span text:style-name="T6">e</text:span><text:span text:style-name="T6">l</text:span><text:span text:style-name="T6">l</text:span><text:span text:style-name="T6">a</text:span><text:span text:style-name="T6">, </text:span><text:span text:style-name="T6">V</text:span><text:span text:style-name="T6">. </text:span><text:span text:style-name="T6">R</text:span><text:span text:style-name="T6">. </text:span><text:span text:style-name="T6">K</text:span><text:span text:style-name="T6">.</text:span><text:span text:style-name="T6">, </text:span><text:span text:style-name="T6">&amp;</text:span><text:span text:style-name="T6"> </text:span><text:span text:style-name="T6">B</text:span><text:span text:style-name="T6">a</text:span><text:span text:style-name="T6">t</text:span><text:span text:style-name="T6">a</text:span><text:span text:style-name="T6">y</text:span><text:span text:style-name="T6">n</text:span><text:span text:style-name="T6">e</text:span><text:span text:style-name="T6">h</text:span><text:span text:style-name="T6">, </text:span><text:span text:style-name="T6">A</text:span><text:span text:style-name="T6">. </text:span><text:span text:style-name="T6">(</text:span><text:span text:style-name="T6">2</text:span><text:span text:style-name="T6">0</text:span><text:span text:style-name="T6">1</text:span><text:span text:style-name="T6">3</text:span><text:span text:style-name="T6">, </text:span><text:span text:style-name="T6">A</text:span><text:span text:style-name="T6">u</text:span><text:span text:style-name="T6">g</text:span><text:span text:style-name="T6">u</text:span><text:span text:style-name="T6">s</text:span><text:span text:style-name="T6">t</text:span><text:span text:style-name="T6">)</text:span><text:span text:style-name="T6">. </text:span><text:span text:style-name="T6">S</text:span><text:span text:style-name="T6">e</text:span><text:span text:style-name="T6">c</text:span><text:span text:style-name="T6">u</text:span><text:span text:style-name="T6">l</text:span><text:span text:style-name="T6">a</text:span><text:span text:style-name="T6">r </text:span><text:span text:style-name="T6">v</text:span><text:span text:style-name="T6">s</text:span><text:span text:style-name="T6">. </text:span><text:span text:style-name="T6">I</text:span><text:span text:style-name="T6">s</text:span><text:span text:style-name="T6">l</text:span><text:span text:style-name="T6">a</text:span><text:span text:style-name="T6">m</text:span><text:span text:style-name="T6">i</text:span><text:span text:style-name="T6">s</text:span><text:span text:style-name="T6">t </text:span><text:span text:style-name="T6">p</text:span><text:span text:style-name="T6">o</text:span><text:span text:style-name="T6">l</text:span><text:span text:style-name="T6">a</text:span><text:span text:style-name="T6">r</text:span><text:span text:style-name="T6">i</text:span><text:span text:style-name="T6">z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i</text:span><text:span text:style-name="T6">n</text:span><text:span text:style-name="T6"> </text:span><text:span text:style-name="T6">e</text:span><text:span text:style-name="T6">g</text:span><text:span text:style-name="T6">y</text:span><text:span text:style-name="T6">p</text:span><text:span text:style-name="T6">t </text:span><text:span text:style-name="T6">o</text:span><text:span text:style-name="T6">n</text:span><text:span text:style-name="T6"> </text:span><text:span text:style-name="T6">t</text:span><text:span text:style-name="T6">w</text:span><text:span text:style-name="T6">i</text:span><text:span text:style-name="T6">t</text:span><text:span text:style-name="T6">t</text:span><text:span text:style-name="T6">e</text:span><text:span text:style-name="T6">r</text:span><text:span text:style-name="T6">. </text:span><text:span text:style-name="T6">I</text:span><text:span text:style-name="T6">n</text:span><text:span text:style-name="T6"> </text:span><text:span text:style-name="T6">P</text:span><text:span text:style-name="T6">r</text:span><text:span text:style-name="T6">o</text:span><text:span text:style-name="T6">c</text:span><text:span text:style-name="T6">. </text:span><text:span text:style-name="T6">A</text:span><text:span text:style-name="T6">S</text:span><text:span text:style-name="T6">O</text:span><text:span text:style-name="T6">N</text:span><text:span text:style-name="T6">A</text:span><text:span text:style-name="T6">M</text:span><text:span text:style-name="T6"> </text:span><text:span text:style-name="T6">(</text:span><text:span text:style-name="T6">p</text:span><text:span text:style-name="T6">p</text:span><text:span text:style-name="T6">. </text:span><text:span text:style-name="T6">2</text:span><text:span text:style-name="T6">9</text:span><text:span text:style-name="T6">0</text:span><text:span text:style-name="T6">-</text:span><text:span text:style-name="T6">2</text:span><text:span text:style-name="T6">9</text:span><text:span text:style-name="T6">7</text:span><text:span text:style-name="T6">)</text:span><text:span text:style-name="T6">. </text:span><text:span text:style-name="T6">A</text:span><text:span text:style-name="T6">C</text:span><text:span text:style-name="T6">M</text:span><text:span text:style-name="T6">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6" draw:text-style-name="P8" draw:layer="layout" svg:width="21.59cm" svg:height="15.703cm" svg:x="3.81cm" svg:y="0.029cm">
          <draw:image xlink:href="Pictures/10000201000004B0000003CDBC645899842E11FC.png" xlink:type="simple" xlink:show="embed" xlink:actuate="onLoad">
            <text:p/>
          </draw:image>
        </draw:frame>
        <draw:frame draw:style-name="gr17" draw:text-style-name="P19" draw:layer="layout" svg:width="6.601cm" svg:height="3.256cm" svg:x="21.39cm" svg:y="12.492cm">
          <draw:text-box>
            <text:p text:style-name="P3"><text:span text:style-name="T8">S</text:span><text:span text:style-name="T8">o</text:span><text:span text:style-name="T8">u</text:span><text:span text:style-name="T8">r</text:span><text:span text:style-name="T8">c</text:span><text:span text:style-name="T8">e</text:span><text:span text:style-name="T8">:</text:span></text:p>
            <text:p text:style-name="P3"><text:span text:style-name="T8">V</text:span><text:span text:style-name="T8">a</text:span><text:span text:style-name="T8">l</text:span><text:span text:style-name="T8">d</text:span><text:span text:style-name="T8">i</text:span><text:span text:style-name="T8">s</text:span><text:span text:style-name="T8"> </text:span><text:span text:style-name="T8">K</text:span><text:span text:style-name="T8">r</text:span><text:span text:style-name="T8">e</text:span><text:span text:style-name="T8">b</text:span></text:p>
            <text:p text:style-name="P3"><text:span text:style-name="T8">&amp;</text:span><text:span text:style-name="T8"> </text:span><text:span text:style-name="T8">T</text:span><text:span text:style-name="T8">h</text:span><text:span text:style-name="T8">e</text:span><text:span text:style-name="T8"> </text:span><text:span text:style-name="T8">E</text:span><text:span text:style-name="T8">c</text:span><text:span text:style-name="T8">o</text:span><text:span text:style-name="T8">n</text:span><text:span text:style-name="T8">o</text:span><text:span text:style-name="T8">m</text:span><text:span text:style-name="T8">i</text:span><text:span text:style-name="T8">s</text:span><text:span text:style-name="T8">t</text:span></text:p>
          </draw:text-box>
        </draw:frame>
        <draw:frame draw:style-name="gr18" draw:text-style-name="P20" draw:layer="layout" svg:width="11.43cm" svg:height="1.991cm" svg:x="8.89cm" svg:y="0.254cm">
          <draw:text-box>
            <text:p text:style-name="P3"><text:span text:style-name="T9">P</text:span><text:span text:style-name="T9">o</text:span><text:span text:style-name="T9">l</text:span><text:span text:style-name="T9">i</text:span><text:span text:style-name="T9">t</text:span><text:span text:style-name="T9">i</text:span><text:span text:style-name="T9">c</text:span><text:span text:style-name="T9">a</text:span><text:span text:style-name="T9">l</text:span><text:span text:style-name="T9"> </text:span><text:span text:style-name="T9">B</text:span><text:span text:style-name="T9">o</text:span><text:span text:style-name="T9">o</text:span><text:span text:style-name="T9">k</text:span><text:span text:style-name="T9">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ayne Zachary’s PhD Thesis (1972)</text:p>
          </draw:text-box>
        </draw:frame>
        <draw:frame draw:style-name="gr10" draw:text-style-name="P8" draw:layer="layout" svg:width="14.175cm" svg:height="12.362cm" svg:x="12.962cm" svg:y="3.048cm">
          <draw:image xlink:href="Pictures/10000201000002B000000258169DC53192961700.png" xlink:type="simple" xlink:show="embed" xlink:actuate="onLoad">
            <text:p/>
          </draw:image>
        </draw:frame>
        <draw:frame presentation:style-name="pr4" draw:layer="layout" svg:width="10.538cm" svg:height="9.133cm" svg:x="1.4cm" svg:y="4.285cm" presentation:class="outline" presentation:user-transformed="true">
          <draw:text-box>
            <text:list text:style-name="L2">
              <text:list-item>
                <text:p><text:span text:style-name="T3">Studied 34 members </text:span><text:span text:style-name="T3">of a karate club</text:span></text:p>
              </text:list-item>
              <text:list-item>
                <text:p><text:span text:style-name="T3">Found 78 links </text:span><text:span text:style-name="T3">between members </text:span><text:span text:style-name="T3">who regularly </text:span><text:span text:style-name="T3">interacted outside the </text:span><text:span text:style-name="T3">club</text:span></text:p>
              </text:list-item>
              <text:list-item>
                <text:p><text:span text:style-name="T3">The club splitted in </text:span><text:span text:style-name="T3">two during the study</text:span></text:p>
              </text:list-item>
              <text:list-item>
                <text:p><text:span text:style-name="T3">1=sensei, 34=president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8" draw:text-style-name="P21" draw:layer="layout" svg:width="25.191cm" svg:height="5.209cm" svg:x="1.016cm" svg:y="4.552cm" presentation:class="title" presentation:user-transformed="true">
          <draw:text-box>
            <text:p text:style-name="P21">Splitting into two communities:<text:line-break/>Max-flow and Min-cut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3.506cm" svg:x="1.4cm" svg:y="0.037cm" presentation:class="title" presentation:user-transformed="true">
          <draw:text-box>
            <text:p>Maximum flow: example 1</text:p>
          </draw:text-box>
        </draw:frame>
        <draw:frame presentation:style-name="pr11" draw:layer="layout" svg:width="25.199cm" svg:height="3.468cm" svg:x="1.4cm" svg:y="4.114cm" presentation:class="outline" presentation:user-transformed="true">
          <draw:text-box>
            <text:list text:style-name="L2">
              <text:list-item>
                <text:p>If edge weights were capacities, what is the <text:span text:style-name="T5">maximum flow</text:span> that can be sent from s to t?</text:p>
              </text:list-item>
            </text:list>
          </draw:text-box>
        </draw:frame>
        <draw:custom-shape draw:style-name="gr19" draw:text-style-name="P22" xml:id="id1" draw:id="id1" draw:layer="layout" svg:width="1.825cm" svg:height="1.825cm" svg:x="4.309cm" svg:y="10.869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2" xml:id="id2" draw:id="id2" draw:layer="layout" svg:width="1.825cm" svg:height="1.825cm" svg:x="10.106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3" draw:id="id3" draw:layer="layout" svg:width="1.826cm" svg:height="1.825cm" svg:x="15.902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4" draw:id="id4" draw:layer="layout" svg:width="1.825cm" svg:height="1.826cm" svg:x="21.598cm" svg:y="10.868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8" draw:layer="layout" draw:type="line" svg:x1="6.134cm" svg:y1="11.782cm" svg:x2="10.106cm" svg:y2="11.782cm" draw:start-shape="id1" draw:start-glue-point="10" draw:end-shape="id2" draw:end-glue-point="6" svg:d="M6134 11782h3972" svg:viewBox="0 0 3973 1">
          <text:p/>
        </draw:connector>
        <draw:connector draw:style-name="gr24" draw:text-style-name="P8" draw:layer="layout" draw:type="line" svg:x1="11.931cm" svg:y1="11.782cm" svg:x2="15.902cm" svg:y2="11.781cm" draw:start-shape="id2" draw:start-glue-point="10" draw:end-shape="id3" svg:d="M11931 11782l3971-1" svg:viewBox="0 0 3972 2">
          <text:p/>
        </draw:connector>
        <draw:connector draw:style-name="gr25" draw:text-style-name="P8" draw:layer="layout" draw:type="line" svg:x1="17.728cm" svg:y1="11.782cm" svg:x2="21.598cm" svg:y2="11.781cm" draw:start-shape="id3" draw:start-glue-point="10" draw:end-shape="id4" draw:end-glue-point="6" svg:d="M17728 11782l3870-1" svg:viewBox="0 0 3871 2">
          <text:p/>
        </draw:connector>
        <draw:frame draw:style-name="gr26" draw:text-style-name="P23" draw:layer="layout" svg:width="4.133cm" svg:height="1.114cm" svg:x="5.78cm" svg:y="12.568cm">
          <draw:text-box>
            <text:p>5 m<text:span text:style-name="T10">3</text:span>/second</text:p>
          </draw:text-box>
        </draw:frame>
        <draw:frame draw:style-name="gr26" draw:text-style-name="P23" draw:layer="layout" svg:width="4.133cm" svg:height="1.114cm" svg:x="11.972cm" svg:y="12.568cm">
          <draw:text-box>
            <text:p>1 m<text:span text:style-name="T10">3</text:span>/second</text:p>
          </draw:text-box>
        </draw:frame>
        <draw:frame draw:style-name="gr26" draw:text-style-name="P23" draw:layer="layout" svg:width="4.133cm" svg:height="1.114cm" svg:x="17.672cm" svg:y="12.568cm">
          <draw:text-box>
            <text:p>3 m<text:span text:style-name="T10">3</text:span>/second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3.506cm" svg:x="1.4cm" svg:y="0.037cm" presentation:class="title" presentation:user-transformed="true">
          <draw:text-box>
            <text:p>Maximum flow: example 2</text:p>
          </draw:text-box>
        </draw:frame>
        <draw:frame presentation:style-name="pr11" draw:layer="layout" svg:width="25.199cm" svg:height="3.468cm" svg:x="1.4cm" svg:y="4.114cm" presentation:class="outline" presentation:user-transformed="true">
          <draw:text-box>
            <text:list text:style-name="L2">
              <text:list-item>
                <text:p>If edge weights were capacities, what is the <text:span text:style-name="T5">maximum flow</text:span> that can be sent from s to t?</text:p>
              </text:list-item>
            </text:list>
          </draw:text-box>
        </draw:frame>
        <draw:custom-shape draw:style-name="gr19" draw:text-style-name="P22" xml:id="id5" draw:id="id5" draw:layer="layout" svg:width="1.825cm" svg:height="1.825cm" svg:x="5.156cm" svg:y="10.101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8" draw:id="id8" draw:layer="layout" svg:width="1.825cm" svg:height="1.825cm" svg:x="21.32cm" svg:y="10.048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2" xml:id="id6" draw:id="id6" draw:layer="layout" svg:width="1.825cm" svg:height="1.825cm" svg:x="10.343cm" svg:y="8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2" xml:id="id7" draw:id="id7" draw:layer="layout" svg:width="1.825cm" svg:height="1.825cm" svg:x="15.92cm" svg:y="8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2" xml:id="id9" draw:id="id9" draw:layer="layout" svg:width="1.825cm" svg:height="1.825cm" svg:x="10.343cm" svg:y="12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2" xml:id="id10" draw:id="id10" draw:layer="layout" svg:width="1.825cm" svg:height="1.825cm" svg:x="15.92cm" svg:y="12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8" draw:layer="layout" draw:type="line" svg:x1="6.714cm" svg:y1="10.368cm" svg:x2="10.343cm" svg:y2="9.183cm" draw:start-shape="id5" draw:start-glue-point="11" draw:end-shape="id6" draw:end-glue-point="6" svg:d="M6714 10368l3629-1185" svg:viewBox="0 0 3630 1186">
          <text:p/>
        </draw:connector>
        <draw:connector draw:style-name="gr28" draw:text-style-name="P8" draw:layer="layout" draw:type="line" svg:x1="12.168cm" svg:y1="9.183cm" svg:x2="15.92cm" svg:y2="9.183cm" draw:start-shape="id6" draw:start-glue-point="10" draw:end-shape="id7" draw:end-glue-point="3" svg:d="M12168 9183h3752" svg:viewBox="0 0 3753 1">
          <text:p/>
        </draw:connector>
        <draw:connector draw:style-name="gr29" draw:text-style-name="P8" draw:layer="layout" draw:type="line" svg:x1="17.745cm" svg:y1="9.184cm" svg:x2="21.587cm" svg:y2="10.315cm" draw:start-shape="id7" draw:start-glue-point="10" draw:end-shape="id8" draw:end-glue-point="5" svg:d="M17745 9184l3842 1131" svg:viewBox="0 0 3843 1132">
          <text:p/>
        </draw:connector>
        <draw:connector draw:style-name="gr27" draw:text-style-name="P8" draw:layer="layout" draw:type="line" svg:x1="6.714cm" svg:y1="11.659cm" svg:x2="10.343cm" svg:y2="13.282cm" draw:start-shape="id5" draw:start-glue-point="9" draw:end-shape="id9" draw:end-glue-point="6" svg:d="M6714 11659l3629 1623" svg:viewBox="0 0 3630 1624">
          <text:p/>
        </draw:connector>
        <draw:connector draw:style-name="gr30" draw:text-style-name="P8" draw:layer="layout" draw:type="line" svg:x1="12.168cm" svg:y1="13.282cm" svg:x2="15.92cm" svg:y2="13.282cm" draw:start-shape="id9" draw:start-glue-point="10" draw:end-shape="id10" svg:d="M12168 13282h3752" svg:viewBox="0 0 3753 1">
          <text:p/>
        </draw:connector>
        <draw:connector draw:style-name="gr31" draw:text-style-name="P8" draw:layer="layout" draw:type="line" svg:x1="17.745cm" svg:y1="13.283cm" svg:x2="21.587cm" svg:y2="11.606cm" draw:start-shape="id10" draw:start-glue-point="10" draw:end-shape="id8" draw:end-glue-point="7" svg:d="M17745 13283l3842-1677" svg:viewBox="0 0 3843 1678">
          <text:p/>
        </draw:connector>
        <draw:frame draw:style-name="gr32" draw:text-style-name="P24" draw:layer="layout" svg:width="1.005cm" svg:height="1.115cm" svg:x="7.469cm" svg:y="8.679cm">
          <draw:text-box>
            <text:p>5</text:p>
          </draw:text-box>
        </draw:frame>
        <draw:frame draw:style-name="gr32" draw:text-style-name="P24" draw:layer="layout" svg:width="1.005cm" svg:height="1.115cm" svg:x="7.47cm" svg:y="12.38cm">
          <draw:text-box>
            <text:p>4</text:p>
          </draw:text-box>
        </draw:frame>
        <draw:frame draw:style-name="gr32" draw:text-style-name="P24" draw:layer="layout" svg:width="1.005cm" svg:height="1.115cm" svg:x="19.369cm" svg:y="8.679cm">
          <draw:text-box>
            <text:p>4</text:p>
          </draw:text-box>
        </draw:frame>
        <draw:frame draw:style-name="gr32" draw:text-style-name="P24" draw:layer="layout" svg:width="1.005cm" svg:height="1.115cm" svg:x="19.37cm" svg:y="12.38cm">
          <draw:text-box>
            <text:p>6</text:p>
          </draw:text-box>
        </draw:frame>
        <draw:frame draw:style-name="gr32" draw:text-style-name="P24" draw:layer="layout" svg:width="1.005cm" svg:height="1.115cm" svg:x="13.354cm" svg:y="8.17cm">
          <draw:text-box>
            <text:p>1</text:p>
          </draw:text-box>
        </draw:frame>
        <draw:frame draw:style-name="gr32" draw:text-style-name="P24" draw:layer="layout" svg:width="1.005cm" svg:height="1.115cm" svg:x="13.355cm" svg:y="12.171cm">
          <draw:text-box>
            <text:p>2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layer="layout" svg:width="25.191cm" svg:height="2.767cm" svg:x="1.399cm" svg:y="0.027cm" presentation:class="title" presentation:user-transformed="true">
          <draw:text-box>
            <text:p>Maximum flow problem</text:p>
          </draw:text-box>
        </draw:frame>
        <draw:frame presentation:style-name="pr11" draw:layer="layout" svg:width="25.199cm" svg:height="13.374cm" svg:x="1.4cm" svg:y="2.714cm" presentation:class="outline" presentation:user-transformed="true">
          <draw:text-box>
            <text:list text:style-name="L2">
              <text:list-item>
                <text:p>What is the maximum “flow” that can be carried from s to t?</text:p>
                <text:list>
                  <text:list-item>
                    <text:p>Think of edge weights as capacities (e.g. m<text:span text:style-name="T10">3</text:span>/s of water)</text:p>
                  </text:list-item>
                </text:list>
              </text:list-item>
              <text:list-item>
                <text:p>What is <text:span text:style-name="T5">the flow of an </text:span><text:span text:style-name="T5">edge?</text:span></text:p>
                <text:list>
                  <text:list-item>
                    <text:p>The amount sent through that edge (an assignment)</text:p>
                  </text:list-item>
                </text:list>
              </text:list-item>
              <text:list-item>
                <text:p>What is <text:span text:style-name="T5">the net flow of </text:span><text:span text:style-name="T5">a node?</text:span></text:p>
                <text:list>
                  <text:list-item>
                    <text:p>The amount exiting the node minus the amount entering the n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Formulating the max flow problem</text:p>
          </draw:text-box>
        </draw:frame>
        <draw:frame presentation:style-name="pr11" draw:layer="layout" svg:width="25.191cm" svg:height="9.133cm" svg:x="1.399cm" svg:y="4.284cm" presentation:class="outline">
          <draw:text-box>
            <text:list text:style-name="L2">
              <text:list-item>
                <text:p>The flow through each edge should be </text:p>
              </text:list-item>
              <text:list-item>
                <text:p>Net flow at node h:<text:line-break/><text:span text:style-name="T11"><text:tab/></text:span><text:span text:style-name="T11">flow(h) = out_flow(h) - </text:span><text:span text:style-name="T11">in_flow(h)</text:span></text:p>
              </text:list-item>
              <text:list-item>
                <text:p>Node <text:span text:style-name="T12">s</text:span> has only <text:span text:style-name="T12">out_flow</text:span>, should have positive flow <text:span text:style-name="T12">v</text:span></text:p>
              </text:list-item>
              <text:list-item>
                <text:p>Node <text:span text:style-name="T12">t</text:span> has only <text:span text:style-name="T12">in_flow</text:span>, should have negative flow <text:span text:style-name="T12">-v</text:span></text:p>
              </text:list-item>
              <text:list-item>
                <text:p><text:span text:style-name="T12">What should be the </text:span><text:span text:style-name="T12">flow of the other </text:span><text:span text:style-name="T12">nodes?</text:span></text:p>
              </text:list-item>
            </text:list>
          </draw:text-box>
        </draw:frame>
        <draw:g>
          <svg:title>TexMaths</svg:title>
          <svg:desc>28§display§\le k_{ij}§svg§600§FALSE</svg:desc>
          <draw:polygon draw:style-name="gr33" draw:text-style-name="P25" draw:layer="layout" svg:width="2.197cm" svg:height="0.967cm" svg:x="20.252cm" svg:y="4.522cm" svg:viewBox="0 0 2198 968" draw:points="1098,968 0,968 0,0 2198,0 2198,968">
            <text:p/>
          </draw:polygon>
          <draw:path draw:style-name="gr34" draw:text-style-name="P26" draw:layer="layout" svg:width="0.604cm" svg:height="0.763cm" svg:x="20.333cm" svg:y="4.581cm" svg:viewBox="0 0 605 764" svg:d="M585 42c11-6 20-11 20-22 0-12-9-20-20-20-5 0-14 3-19 6l-546 257c-17 8-20 14-20 22 0 9 6 17 20 23l546 257c14 6 16 6 19 6 11 0 20-8 20-20 0-8-6-14-23-22l-515-244zM568 764c17 0 37 0 37-20 0-19-23-19-37-19h-532c-16 0-36 0-36 19 0 20 17 20 34 20z">
            <text:p/>
          </draw:path>
          <draw:path draw:style-name="gr34" draw:text-style-name="P26" draw:layer="layout" svg:width="0.447cm" svg:height="0.696cm" svg:x="21.344cm" svg:y="4.522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4 92-96 140-96 8 0 8 0 11 0 11 3 11 3 20 9 3 0 3 3 3 3-45 2-56 42-56 53 0 17 11 36 39 36 25 0 53-22 53-61 0-28-22-62-67-62-28 0-73 8-143 87-34 36-73 78-112 92z">
            <text:p/>
          </draw:path>
          <draw:path draw:style-name="gr34" draw:text-style-name="P26" draw:layer="layout" svg:width="0.212cm" svg:height="0.466cm" svg:x="21.837cm" svg:y="4.897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2 17-58 48-83 73-83 11 0 20 5 20 25 0 14-6 25-23 67z">
            <text:p/>
          </draw:path>
          <draw:path draw:style-name="gr34" draw:text-style-name="P26" draw:layer="layout" svg:width="0.304cm" svg:height="0.598cm" svg:x="22.08cm" svg:y="4.897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9cm" svg:height="1.778cm" svg:x="1.4cm" svg:y="0cm" presentation:class="title" presentation:user-transformed="true">
          <draw:text-box>
            <text:p>Formulating the max flow problem</text:p>
          </draw:text-box>
        </draw:frame>
        <draw:frame presentation:style-name="pr11" draw:layer="layout" svg:width="25.199cm" svg:height="10.84cm" svg:x="1.4cm" svg:y="2.214cm" presentation:class="outline" presentation:user-transformed="true">
          <draw:text-box>
            <text:list text:style-name="L2">
              <text:list-item>
                <text:p text:style-name="P27">Let v be a feasible flow</text:p>
              </text:list-item>
              <text:list-item>
                <text:p text:style-name="P27">Node <text:span text:style-name="T12">s</text:span> should have positive flow <text:span text:style-name="T12">v</text:span></text:p>
              </text:list-item>
              <text:list-item>
                <text:p text:style-name="P27">Node <text:span text:style-name="T12">t</text:span> should have negative flow <text:span text:style-name="T12">-v</text:span></text:p>
                <text:p text:style-name="P27"><text:span text:style-name="T12"/></text:p>
                <text:p text:style-name="P27"><text:span text:style-name="T12"/></text:p>
                <text:p text:style-name="P27"><text:span text:style-name="T12"/></text:p>
                <text:p text:style-name="P27"><text:span text:style-name="T12"/></text:p>
              </text:list-item>
              <text:list-item>
                <text:p text:style-name="P27"><text:span text:style-name="T12">What should be the </text:span><text:span text:style-name="T12">flow of an arbitrary </text:span><text:span text:style-name="T12">node h?</text:span></text:p>
              </text:list-item>
            </text:list>
          </draw:text-box>
        </draw:frame>
        <draw:custom-shape draw:style-name="gr35" draw:text-style-name="P28" xml:id="id11" draw:id="id11" draw:layer="layout" svg:width="2.032cm" svg:height="1.778cm" svg:x="12.684cm" svg:y="8.124cm">
          <text:p text:style-name="P3"><text:span text:style-name="T13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8" draw:layer="layout" draw:type="line" svg:x1="7.903cm" svg:y1="7.526cm" svg:x2="12.684cm" svg:y2="9.013cm" draw:end-shape="id11" draw:end-glue-point="6" svg:d="M7903 7526l4781 1487" svg:viewBox="0 0 4782 1488">
          <text:p/>
        </draw:connector>
        <draw:connector draw:style-name="gr36" draw:text-style-name="P8" draw:layer="layout" draw:type="line" svg:x1="7.972cm" svg:y1="10.171cm" svg:x2="12.684cm" svg:y2="9.013cm" draw:end-shape="id11" draw:end-glue-point="6" svg:d="M7972 10171l4712-1158" svg:viewBox="0 0 4713 1159">
          <text:p/>
        </draw:connector>
        <draw:connector draw:style-name="gr36" draw:text-style-name="P8" draw:layer="layout" draw:type="line" svg:x1="14.716cm" svg:y1="9.013cm" svg:x2="19.483cm" svg:y2="8.041cm" draw:start-shape="id11" draw:start-glue-point="10" svg:d="M14716 9013l4767-972" svg:viewBox="0 0 4768 973">
          <text:p/>
        </draw:connector>
        <draw:connector draw:style-name="gr36" draw:text-style-name="P8" draw:layer="layout" draw:type="line" svg:x1="14.716cm" svg:y1="9.013cm" svg:x2="19.38cm" svg:y2="9.278cm" draw:start-shape="id11" draw:start-glue-point="10" svg:d="M14716 9013l4664 265" svg:viewBox="0 0 4665 266">
          <text:p/>
        </draw:connector>
        <draw:connector draw:style-name="gr36" draw:text-style-name="P8" draw:layer="layout" draw:type="line" svg:x1="14.716cm" svg:y1="9.013cm" svg:x2="19.415cm" svg:y2="10.309cm" draw:start-shape="id11" draw:start-glue-point="10" svg:d="M14716 9013l4699 1296" svg:viewBox="0 0 4700 1297">
          <text:p/>
        </draw:connector>
        <draw:g>
          <svg:title>TexMaths</svg:title>
          <svg:desc>28§display§x_{hj}§svg§600§FALSE</svg:desc>
          <draw:polygon draw:style-name="gr33" draw:text-style-name="P25" draw:layer="layout" svg:width="1.391cm" svg:height="0.707cm" svg:x="16.372cm" svg:y="7.365cm" svg:viewBox="0 0 1392 708" draw:points="695,708 0,708 0,0 1392,0 1392,708">
            <text:p/>
          </draw:polygon>
          <draw:path draw:style-name="gr34" draw:text-style-name="P26" draw:layer="layout" svg:width="0.492cm" svg:height="0.447cm" svg:x="16.4cm" svg:y="7.354cm" svg:viewBox="0 0 493 448" svg:d="M302 140c6-28 28-118 99-118 5 0 28 0 47 12-25 5-45 30-45 53 0 17 9 36 37 36 22 0 53-19 53-59 0-50-59-64-92-64-57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34" draw:text-style-name="P26" draw:layer="layout" svg:width="0.377cm" svg:height="0.486cm" svg:x="16.985cm" svg:y="7.458cm" svg:viewBox="0 0 378 487" svg:d="M165 20c0 0 3-9 3-12 0-2-3-8-11-8-14 0-73 6-90 6-5 2-14 2-14 16 0 12 9 12 17 12 34 0 34 2 34 8s0 11-3 17l-98 392c-3 11-3 14-3 14 0 11 8 22 22 22 9 0 23-3 31-17 0-5 9-31 11-45l17-61c0-11 9-36 9-48 8-25 8-25 22-47 22-34 56-73 112-73 36 0 39 31 39 48 0 42-28 117-39 148-8 17-11 25-11 36 0 37 31 59 64 59 70 0 101-95 101-106 0-9-8-9-11-9-8 0-11 6-14 11-14 56-45 84-73 84-14 0-17-8-17-22 0-17 3-25 17-56 8-22 36-95 36-134 0-11 0-42-25-62-14-8-33-17-64-17-53 0-90 28-115 56z">
            <text:p/>
          </draw:path>
          <draw:path draw:style-name="gr34" draw:text-style-name="P26" draw:layer="layout" svg:width="0.304cm" svg:height="0.598cm" svg:x="17.394cm" svg:y="7.48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x_{jh}§svg§600§FALSE</svg:desc>
          <draw:polygon draw:style-name="gr33" draw:text-style-name="P25" draw:layer="layout" svg:width="1.391cm" svg:height="0.707cm" svg:x="9.128cm" svg:y="7.119cm" svg:viewBox="0 0 1392 708" draw:points="695,708 0,708 0,0 1392,0 1392,708">
            <text:p/>
          </draw:polygon>
          <draw:path draw:style-name="gr34" draw:text-style-name="P26" draw:layer="layout" svg:width="0.492cm" svg:height="0.447cm" svg:x="9.156cm" svg:y="7.108cm" svg:viewBox="0 0 493 448" svg:d="M302 140c6-28 28-118 99-118 5 0 28 0 47 12-25 5-45 30-45 53 0 17 9 36 37 36 22 0 53-19 53-59 0-50-59-64-92-64-57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34" draw:text-style-name="P26" draw:layer="layout" svg:width="0.304cm" svg:height="0.598cm" svg:x="9.691cm" svg:y="7.234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377cm" svg:height="0.486cm" svg:x="10.108cm" svg:y="7.212cm" svg:viewBox="0 0 378 487" svg:d="M165 20c0 0 3-9 3-12 0-2-3-8-11-8-14 0-73 6-90 6-5 2-14 2-14 16 0 12 9 12 17 12 34 0 34 2 34 8s0 11-3 17l-98 392c-3 11-3 14-3 14 0 11 8 22 22 22 9 0 23-3 31-17 0-5 9-31 11-45l17-61c0-11 9-36 9-48 8-25 8-25 22-47 22-34 56-73 112-73 36 0 39 31 39 48 0 42-28 117-39 148-8 17-11 25-11 36 0 37 31 59 64 59 70 0 101-95 101-106 0-9-8-9-11-9-8 0-11 6-14 11-14 56-45 84-73 84-14 0-17-8-17-22 0-17 3-25 17-56 8-22 36-95 36-134 0-11 0-42-25-62-14-8-33-17-64-17-53 0-90 28-115 56z">
            <text:p/>
          </draw:path>
        </draw:g>
        <draw:g>
          <svg:title>TexMaths</svg:title>
          <svg:desc>28§display§\sum_{(h,j) \in \delta^+(h)} x_{hj} - \sum_{(i,h) \in \delta^-(h)} x_{ih}  =  ~ ?§svg§600§FALSE§</svg:desc>
          <draw:polygon draw:style-name="gr37" draw:text-style-name="P25" draw:layer="layout" svg:width="14.803cm" svg:height="2.435cm" svg:x="6.75cm" svg:y="13.346cm" svg:viewBox="0 0 14804 2436" draw:points="7401,2436 0,2436 0,0 14804,0 14804,2436">
            <text:p/>
          </draw:polygon>
          <draw:path draw:style-name="gr38" draw:text-style-name="P26" draw:layer="layout" svg:width="1.312cm" svg:height="1.378cm" svg:x="8.204cm" svg:y="13.445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38" draw:text-style-name="P26" draw:layer="layout" svg:width="0.18cm" svg:height="0.689cm" svg:x="6.828cm" svg:y="15.092cm" svg:viewBox="0 0 181 690" svg:d="M168 0c-132 92-168 240-168 345 0 96 29 248 168 345 4 0 13 0 13-7 0-5-2-7-6-11-94-83-128-202-128-327 0-186 72-278 130-329 2-3 4-5 4-7 0-9-9-9-13-9z">
            <text:p/>
          </draw:path>
          <draw:path draw:style-name="gr38" draw:text-style-name="P26" draw:layer="layout" svg:width="0.378cm" svg:height="0.487cm" svg:x="7.108cm" svg:y="15.13cm" svg:viewBox="0 0 379 488" svg:d="M166 20c0 0 2-9 2-11s-2-9-11-9c-14 0-72 4-90 7-4 0-13 2-13 15 0 12 9 12 18 12 31 0 31 4 31 9 0 4 0 8-2 15l-97 392c-4 11-4 13-4 16 0 9 9 22 25 22 6 0 20-4 27-20 2-2 8-29 11-43l18-60c2-11 9-38 11-47 7-27 7-29 20-49 22-36 56-74 110-74 40 0 42 31 42 47 0 42-31 118-42 148-7 20-9 26-9 38 0 35 29 60 65 60 69 0 101-96 101-107 0-9-9-9-12-9-11 0-11 4-13 11-16 56-47 85-74 85-16 0-18-9-18-25 0-15 5-24 16-56 9-22 38-94 38-134 0-11 0-40-27-58-11-11-31-20-63-20-51 0-87 29-114 58z">
            <text:p/>
          </draw:path>
          <draw:path draw:style-name="gr38" draw:text-style-name="P26" draw:layer="layout" svg:width="0.089cm" svg:height="0.214cm" svg:x="7.594cm" svg:y="15.529cm" svg:viewBox="0 0 90 215" svg:d="M69 69c0 38-6 83-53 128-5 2-7 5-7 7 0 6 7 11 11 11 9 0 70-56 70-139 0-42-18-76-50-76-22 0-40 18-40 40 0 23 16 41 40 41 18 0 29-12 29-12z">
            <text:p/>
          </draw:path>
          <draw:path draw:style-name="gr38" draw:text-style-name="P26" draw:layer="layout" svg:width="0.304cm" svg:height="0.599cm" svg:x="7.751cm" svg:y="15.153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38" draw:text-style-name="P26" draw:layer="layout" svg:width="0.18cm" svg:height="0.689cm" svg:x="8.166cm" svg:y="15.092cm" svg:viewBox="0 0 181 690" svg:d="M13 0c-4 0-13 0-13 9 0 2 2 4 7 9 60 56 125 148 125 327 0 143-45 253-119 320-13 13-13 13-13 18 0 2 2 7 9 7 9 0 74-45 121-132 31-56 51-133 51-213 0-96-29-249-168-345z">
            <text:p/>
          </draw:path>
          <draw:path draw:style-name="gr38" draw:text-style-name="P26" draw:layer="layout" svg:width="0.382cm" svg:height="0.451cm" svg:x="8.499cm" svg:y="15.211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38" draw:text-style-name="P26" draw:layer="layout" svg:width="0.306cm" svg:height="0.501cm" svg:x="8.997cm" svg:y="15.117cm" svg:viewBox="0 0 307 502" svg:d="M161 193c-103 26-161 116-161 188 0 74 56 121 125 121 83 0 148-99 148-200 0-67-36-105-56-130-27-29-78-85-78-116 0-9 9-29 38-29 25 0 43 11 58 18 7 4 32 18 43 18 15 0 29-14 29-29 0-16-9-18-47-25-9-2-40-9-63-9-51 0-81 31-81 72 0 38 23 80 45 121zM175 213c18 29 45 69 45 121 0 56-36 150-95 150-38 0-73-27-73-83 0-47 24-166 123-188z">
            <text:p/>
          </draw:path>
          <draw:path draw:style-name="gr38" draw:text-style-name="P26" draw:layer="layout" svg:width="0.411cm" svg:height="0.411cm" svg:x="9.386cm" svg:y="15.083cm" svg:viewBox="0 0 412 412" svg:d="M220 219h172c7 0 20 0 20-13s-13-13-20-13h-172v-173c0-7 0-20-14-20-13 0-13 13-13 20v173h-173c-7 0-20 0-20 13s13 13 20 13h173v173c0 7 0 20 13 20 14 0 14-13 14-20z">
            <text:p/>
          </draw:path>
          <draw:path draw:style-name="gr38" draw:text-style-name="P26" draw:layer="layout" svg:width="0.18cm" svg:height="0.689cm" svg:x="9.971cm" svg:y="15.092cm" svg:viewBox="0 0 181 690" svg:d="M168 0c-132 92-168 240-168 345 0 96 29 248 168 345 4 0 13 0 13-7 0-5-2-7-6-11-94-83-128-202-128-327 0-186 72-278 130-329 2-3 4-5 4-7 0-9-9-9-13-9z">
            <text:p/>
          </draw:path>
          <draw:path draw:style-name="gr38" draw:text-style-name="P26" draw:layer="layout" svg:width="0.378cm" svg:height="0.487cm" svg:x="10.251cm" svg:y="15.13cm" svg:viewBox="0 0 379 488" svg:d="M166 20c0 0 2-9 2-11s-2-9-11-9c-14 0-72 4-90 7-4 0-13 2-13 15 0 12 9 12 18 12 31 0 31 4 31 9 0 4 0 8-2 15l-97 392c-4 11-4 13-4 16 0 9 9 22 25 22 6 0 20-4 27-20 2-2 8-29 11-43l18-60c2-11 9-38 11-47 7-27 7-29 20-49 22-36 56-74 110-74 40 0 42 31 42 47 0 42-31 118-42 148-7 20-9 26-9 38 0 35 29 60 65 60 69 0 101-96 101-107 0-9-9-9-12-9-11 0-11 4-13 11-16 56-47 85-74 85-16 0-18-9-18-25 0-15 5-24 16-56 9-22 38-94 38-134 0-11 0-40-27-58-11-11-31-20-63-20-51 0-87 29-114 58z">
            <text:p/>
          </draw:path>
          <draw:path draw:style-name="gr38" draw:text-style-name="P26" draw:layer="layout" svg:width="0.18cm" svg:height="0.689cm" svg:x="10.71cm" svg:y="15.092cm" svg:viewBox="0 0 181 690" svg:d="M13 0c-4 0-13 0-13 9 0 2 2 4 7 9 60 56 125 148 125 327 0 143-45 253-119 320-13 13-13 13-13 18 0 2 2 7 9 7 9 0 74-45 121-132 31-56 51-133 51-213 0-96-29-249-168-345z">
            <text:p/>
          </draw:path>
          <draw:path draw:style-name="gr38" draw:text-style-name="P26" draw:layer="layout" svg:width="0.492cm" svg:height="0.447cm" svg:x="11.161cm" svg:y="13.944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7-54 58 0 45 49 65 94 65 65 0 101-70 103-76 11 38 47 76 108 76 100 0 156-128 156-152 0-9-9-9-11-9-9 0-11 2-13 9-32 107-101 129-132 129-38 0-54-31-54-65 0-22 7-42 18-87z">
            <text:p/>
          </draw:path>
          <draw:path draw:style-name="gr38" draw:text-style-name="P26" draw:layer="layout" svg:width="0.378cm" svg:height="0.485cm" svg:x="11.747cm" svg:y="14.049cm" svg:viewBox="0 0 379 486" svg:d="M166 20c0 0 2-9 2-11s-2-9-11-9c-14 0-72 4-90 7-4 0-13 2-13 15 0 12 9 12 18 12 31 0 31 4 31 9 0 4 0 8-2 15l-97 392c-4 11-4 13-4 16 0 9 9 20 25 20 6 0 20-2 27-18 2-2 8-29 11-43l18-60c2-11 9-38 11-49 7-25 7-27 20-47 22-36 56-74 110-74 40 0 42 31 42 47 0 42-31 118-42 148-7 20-9 26-9 38 0 35 29 58 65 58 69 0 101-94 101-105 0-9-9-9-12-9-11 0-11 4-13 11-16 56-47 85-74 85-16 0-18-9-18-25 0-15 5-24 16-56 9-22 38-94 38-134 0-11 0-40-27-58-11-11-31-20-63-20-51 0-87 29-114 58z">
            <text:p/>
          </draw:path>
          <draw:path draw:style-name="gr38" draw:text-style-name="P26" draw:layer="layout" svg:width="0.304cm" svg:height="0.599cm" svg:x="12.155cm" svg:y="14.069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38" draw:text-style-name="P26" draw:layer="layout" svg:width="0.602cm" svg:height="0.042cm" svg:x="12.872cm" svg:y="14.114cm" svg:viewBox="0 0 603 43" svg:d="M569 43c16 0 34 0 34-23 0-20-18-20-34-20h-535c-16 0-34 0-34 20 0 23 18 23 34 23z">
            <text:p/>
          </draw:path>
          <draw:path draw:style-name="gr38" draw:text-style-name="P26" draw:layer="layout" svg:width="1.312cm" svg:height="1.378cm" svg:x="15.197cm" svg:y="13.445cm" svg:viewBox="0 0 1313 1379" svg:d="M1194 1379l119-315h-25c-38 103-143 170-258 199-20 4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38" draw:text-style-name="P26" draw:layer="layout" svg:width="0.18cm" svg:height="0.689cm" svg:x="13.853cm" svg:y="15.092cm" svg:viewBox="0 0 181 690" svg:d="M168 0c-132 92-168 240-168 345 0 96 29 248 168 345 4 0 13 0 13-7 0-5-2-7-6-11-94-83-128-202-128-327 0-186 72-278 130-329 2-3 4-5 4-7 0-9-9-9-13-9z">
            <text:p/>
          </draw:path>
          <draw:path draw:style-name="gr38" draw:text-style-name="P26" draw:layer="layout" svg:width="0.21cm" svg:height="0.465cm" svg:x="14.113cm" svg:y="15.153cm" svg:viewBox="0 0 211 466" svg:d="M193 27c0-11-9-27-27-27-20 0-41 18-41 38 0 11 9 27 30 27 20 0 38-20 38-38zM52 378c-5 9-7 16-7 29 0 32 27 59 65 59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38" draw:text-style-name="P26" draw:layer="layout" svg:width="0.089cm" svg:height="0.214cm" svg:x="14.435cm" svg:y="15.529cm" svg:viewBox="0 0 90 215" svg:d="M69 69c0 38-6 83-53 128-5 2-7 5-7 7 0 6 7 11 11 11 9 0 70-56 70-139 0-42-18-76-50-76-22 0-40 18-40 40 0 23 16 41 40 41 18 0 29-12 29-12z">
            <text:p/>
          </draw:path>
          <draw:path draw:style-name="gr38" draw:text-style-name="P26" draw:layer="layout" svg:width="0.378cm" svg:height="0.487cm" svg:x="14.644cm" svg:y="15.13cm" svg:viewBox="0 0 379 488" svg:d="M166 20c0 0 2-9 2-11s-2-9-11-9c-14 0-72 4-90 7-4 0-13 2-13 15 0 12 9 12 18 12 31 0 31 4 31 9 0 4 0 8-2 15l-97 392c-4 11-4 13-4 16 0 9 9 22 25 22 6 0 20-4 27-20 2-2 8-29 11-43l18-60c2-11 9-38 11-47 7-27 7-29 20-49 22-36 56-74 110-74 40 0 42 31 42 47 0 42-31 118-42 148-7 20-9 26-9 38 0 35 29 60 65 60 69 0 101-96 101-107 0-9-9-9-12-9-11 0-11 4-13 11-16 56-47 85-74 85-16 0-18-9-18-25 0-15 5-24 16-56 9-22 38-94 38-134 0-11 0-40-27-58-11-11-31-20-63-20-51 0-87 29-114 58z">
            <text:p/>
          </draw:path>
          <draw:path draw:style-name="gr38" draw:text-style-name="P26" draw:layer="layout" svg:width="0.18cm" svg:height="0.689cm" svg:x="15.103cm" svg:y="15.092cm" svg:viewBox="0 0 181 690" svg:d="M13 0c-4 0-13 0-13 9 0 2 2 4 7 9 60 56 125 148 125 327 0 143-45 253-119 320-13 13-13 13-13 18 0 2 2 7 9 7 9 0 74-45 121-132 31-56 51-133 51-213 0-96-29-249-168-345z">
            <text:p/>
          </draw:path>
          <draw:path draw:style-name="gr38" draw:text-style-name="P26" draw:layer="layout" svg:width="0.382cm" svg:height="0.451cm" svg:x="15.434cm" svg:y="15.211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38" draw:text-style-name="P26" draw:layer="layout" svg:width="0.306cm" svg:height="0.501cm" svg:x="15.934cm" svg:y="15.117cm" svg:viewBox="0 0 307 502" svg:d="M161 193c-103 26-161 116-161 188 0 74 56 121 125 121 83 0 148-99 148-200 0-67-36-105-56-130-27-29-78-85-78-116 0-9 9-29 38-29 25 0 43 11 58 18 7 4 32 18 43 18 15 0 29-14 29-29 0-16-9-18-47-25-9-2-40-9-63-9-51 0-81 31-81 72 0 38 23 80 45 121zM175 213c18 29 45 69 45 121 0 56-36 150-95 150-38 0-73-27-73-83 0-47 24-166 123-188z">
            <text:p/>
          </draw:path>
          <draw:path draw:style-name="gr38" draw:text-style-name="P26" draw:layer="layout" svg:width="0.378cm" svg:height="0.028cm" svg:x="16.353cm" svg:y="15.276cm" svg:viewBox="0 0 379 29" svg:d="M356 29c9 0 23 0 23-13 0-16-14-16-23-16h-336c-7 0-20 0-20 16 0 13 13 13 20 13z">
            <text:p/>
          </draw:path>
          <draw:path draw:style-name="gr38" draw:text-style-name="P26" draw:layer="layout" svg:width="0.18cm" svg:height="0.689cm" svg:x="16.935cm" svg:y="15.092cm" svg:viewBox="0 0 181 690" svg:d="M168 0c-132 92-168 240-168 345 0 96 29 248 168 345 4 0 13 0 13-7 0-5-2-7-6-11-94-83-128-202-128-327 0-186 72-278 130-329 2-3 4-5 4-7 0-9-9-9-13-9z">
            <text:p/>
          </draw:path>
          <draw:path draw:style-name="gr38" draw:text-style-name="P26" draw:layer="layout" svg:width="0.378cm" svg:height="0.487cm" svg:x="17.215cm" svg:y="15.13cm" svg:viewBox="0 0 379 488" svg:d="M166 20c0 0 2-9 2-11s-2-9-11-9c-14 0-72 4-90 7-4 0-13 2-13 15 0 12 9 12 18 12 31 0 31 4 31 9 0 4 0 8-2 15l-97 392c-4 11-4 13-4 16 0 9 9 22 25 22 6 0 20-4 27-20 2-2 8-29 11-43l18-60c2-11 9-38 11-47 7-27 7-29 20-49 22-36 56-74 110-74 40 0 42 31 42 47 0 42-31 118-42 148-7 20-9 26-9 38 0 35 29 60 65 60 69 0 101-96 101-107 0-9-9-9-12-9-11 0-11 4-13 11-16 56-47 85-74 85-16 0-18-9-18-25 0-15 5-24 16-56 9-22 38-94 38-134 0-11 0-40-27-58-11-11-31-20-63-20-51 0-87 29-114 58z">
            <text:p/>
          </draw:path>
          <draw:path draw:style-name="gr38" draw:text-style-name="P26" draw:layer="layout" svg:width="0.18cm" svg:height="0.689cm" svg:x="17.674cm" svg:y="15.092cm" svg:viewBox="0 0 181 690" svg:d="M13 0c-4 0-13 0-13 9 0 2 2 4 7 9 60 56 125 148 125 327 0 143-45 253-119 320-13 13-13 13-13 18 0 2 2 7 9 7 9 0 74-45 121-132 31-56 51-133 51-213 0-96-29-249-168-345z">
            <text:p/>
          </draw:path>
          <draw:path draw:style-name="gr38" draw:text-style-name="P26" draw:layer="layout" svg:width="0.492cm" svg:height="0.447cm" svg:x="18.125cm" svg:y="13.944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7-54 58 0 45 49 65 94 65 65 0 101-70 103-76 11 38 47 76 108 76 100 0 156-128 156-152 0-9-9-9-11-9-9 0-11 2-13 9-32 107-101 129-132 129-38 0-54-31-54-65 0-22 7-42 18-87z">
            <text:p/>
          </draw:path>
          <draw:path draw:style-name="gr38" draw:text-style-name="P26" draw:layer="layout" svg:width="0.21cm" svg:height="0.465cm" svg:x="18.691cm" svg:y="14.069cm" svg:viewBox="0 0 211 466" svg:d="M193 27c0-11-9-27-27-27-20 0-41 18-41 38 0 11 9 27 30 27 20 0 38-20 38-38zM52 378c-5 9-7 16-7 29 0 32 27 59 65 59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38" draw:text-style-name="P26" draw:layer="layout" svg:width="0.378cm" svg:height="0.485cm" svg:x="18.989cm" svg:y="14.049cm" svg:viewBox="0 0 379 486" svg:d="M166 20c0 0 2-9 2-11s-2-9-11-9c-14 0-72 4-90 7-4 0-13 2-13 15 0 12 9 12 18 12 31 0 31 4 31 9 0 4 0 8-2 15l-97 392c-4 11-4 13-4 16 0 9 9 20 25 20 6 0 20-2 27-18 2-2 8-29 11-43l18-60c2-11 9-38 11-49 7-25 7-27 20-47 22-36 56-74 110-74 40 0 42 31 42 47 0 42-31 118-42 148-7 20-9 26-9 38 0 35 29 58 65 58 69 0 101-94 101-105 0-9-9-9-12-9-11 0-11 4-13 11-16 56-47 85-74 85-16 0-18-9-18-25 0-15 5-24 16-56 9-22 38-94 38-134 0-11 0-40-27-58-11-11-31-20-63-20-51 0-87 29-114 58z">
            <text:p/>
          </draw:path>
          <draw:path draw:style-name="gr38" draw:text-style-name="P26" draw:layer="layout" svg:width="0.655cm" svg:height="0.232cm" svg:x="19.775cm" svg:y="14.018cm" svg:viewBox="0 0 656 233" svg:d="M623 40c15 0 33 0 33-20s-18-20-31-20h-591c-16 0-34 0-34 20s18 20 34 20zM625 233c13 0 31 0 31-20s-18-20-33-20h-589c-16 0-34 0-34 20s18 20 34 20z">
            <text:p/>
          </draw:path>
          <draw:path draw:style-name="gr38" draw:text-style-name="P26" draw:layer="layout" svg:width="0.355cm" svg:height="0.695cm" svg:x="21.142cm" svg:y="13.686cm" svg:viewBox="0 0 356 696" svg:d="M177 450c0-125 96-195 132-219 25-21 47-56 47-99 0-56-40-132-188-132-108 0-168 67-168 132 0 34 22 47 45 47 29 0 47-20 47-47 0-42-43-42-56-42 31-54 87-68 130-68 107 0 107 68 107 106 0 58-15 76-33 94-65 69-88 161-88 221v45c0 18 0 22 12 22 13 0 13-8 13-26zM217 643c0-27-24-52-53-52-27 0-52 25-52 52 0 29 25 53 52 53 29 0 53-24 53-53z">
            <text:p/>
          </draw:path>
        </draw:g>
        <draw:g>
          <svg:title>TexMaths</svg:title>
          <svg:desc>28§display§2~\mathrm{nodes~in}~\delta^-(h)§svg§600§FALSE</svg:desc>
          <draw:polygon draw:style-name="gr33" draw:text-style-name="P25" draw:layer="layout" svg:width="7.209cm" svg:height="1.08cm" svg:x="0.651cm" svg:y="8.427cm" svg:viewBox="0 0 7210 1081" draw:points="3604,1081 0,1081 0,0 7210,0 7210,1081">
            <text:p/>
          </draw:polygon>
          <draw:path draw:style-name="gr34" draw:text-style-name="P26" draw:layer="layout" svg:width="0.394cm" svg:height="0.657cm" svg:x="0.701cm" svg:y="8.603cm" svg:viewBox="0 0 395 658" svg:d="M76 583l106-101c154-138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34" draw:text-style-name="P26" draw:layer="layout" svg:width="0.497cm" svg:height="0.436cm" svg:x="1.502cm" svg:y="8.825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4" draw:text-style-name="P26" draw:layer="layout" svg:width="0.439cm" svg:height="0.453cm" svg:x="2.045cm" svg:y="8.819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4" draw:text-style-name="P26" draw:layer="layout" svg:width="0.486cm" svg:height="0.696cm" svg:x="2.572cm" svg:y="8.578cm" svg:viewBox="0 0 487 697" svg:d="M342 630v67l145-11v-31c-67 0-75-8-75-56v-599l-143 11v31c70 0 75 6 75 56v213c-28-37-70-62-123-62-117 0-221 98-221 224s98 224 210 224c64 0 106-33 132-67zM342 367v202c0 19 0 19-12 36-28 48-72 70-114 70-45 0-82-25-104-64-28-40-31-96-31-138 0-36 3-95 31-140 22-31 59-61 112-61 36 0 76 14 106 58 12 17 12 20 12 37z">
            <text:p/>
          </draw:path>
          <draw:path draw:style-name="gr34" draw:text-style-name="P26" draw:layer="layout" svg:width="0.383cm" svg:height="0.453cm" svg:x="3.112cm" svg:y="8.819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4" draw:text-style-name="P26" draw:layer="layout" svg:width="0.324cm" svg:height="0.453cm" svg:x="3.555cm" svg:y="8.819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4" draw:text-style-name="P26" draw:layer="layout" svg:width="0.212cm" svg:height="0.66cm" svg:x="4.269cm" svg:y="8.601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34" draw:text-style-name="P26" draw:layer="layout" svg:width="0.497cm" svg:height="0.436cm" svg:x="4.543cm" svg:y="8.825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4" draw:text-style-name="P26" draw:layer="layout" svg:width="0.405cm" svg:height="0.713cm" svg:x="5.428cm" svg:y="8.561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39-95-115 0-65 36-249 170-286z">
            <text:p/>
          </draw:path>
          <draw:path draw:style-name="gr34" draw:text-style-name="P26" draw:layer="layout" svg:width="0.467cm" svg:height="0.035cm" svg:x="5.935cm" svg:y="8.665cm" svg:viewBox="0 0 468 36" svg:d="M440 36c11 0 28 0 28-16 0-20-14-20-28-20h-412c-11 0-28 0-28 17 0 19 17 19 28 19z">
            <text:p/>
          </draw:path>
          <draw:path draw:style-name="gr34" draw:text-style-name="P26" draw:layer="layout" svg:width="0.231cm" svg:height="0.985cm" svg:x="6.621cm" svg:y="8.522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34" draw:text-style-name="P26" draw:layer="layout" svg:width="0.486cm" svg:height="0.696cm" svg:x="6.962cm" svg:y="8.578cm" svg:viewBox="0 0 487 697" svg:d="M230 11c0 0 0-11-14-11-23 0-96 8-121 11-8 0-17 0-17 20 0 11 9 11 23 11 47 0 50 6 50 17l-3 19-145 569c-3 14-3 17-3 22 0 23 20 28 28 28 17 0 34-11 36-25l20-75 22-90c6-23 12-45 17-67 3-6 9-37 11-42 3-12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4" draw:text-style-name="P26" draw:layer="layout" svg:width="0.231cm" svg:height="0.985cm" svg:x="7.531cm" svg:y="8.522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</draw:g>
        <draw:g>
          <svg:title>TexMaths</svg:title>
          <svg:desc>28§display§3~\mathrm{nodes~in}~\delta^+(h)§svg§600§FALSE</svg:desc>
          <draw:polygon draw:style-name="gr33" draw:text-style-name="P25" draw:layer="layout" svg:width="7.198cm" svg:height="1.08cm" svg:x="20.32cm" svg:y="8.492cm" svg:viewBox="0 0 7199 1081" draw:points="3598,1081 0,1081 0,0 7199,0 7199,1081">
            <text:p/>
          </draw:polygon>
          <draw:path draw:style-name="gr34" draw:text-style-name="P26" draw:layer="layout" svg:width="0.411cm" svg:height="0.68cm" svg:x="20.362cm" svg:y="8.668cm" svg:viewBox="0 0 412 681" svg:d="M246 311c82-28 138-95 138-174 0-81-87-137-182-137-101 0-174 59-174 134 0 34 20 51 50 51 31 0 51-20 51-51 0-47-48-47-62-47 31-51 95-62 132-62 39 0 95 23 95 109 0 14-3 70-28 115-31 48-64 51-90 51-5 0-30 2-36 2-8 0-17 3-17 12 0 11 9 11 25 11h42c82 0 118 67 118 165 0 135-67 163-112 163-42 0-115-17-151-76 36 6 67-17 67-53 0-37-28-56-56-56-25 0-56 14-56 56 0 92 92 157 199 157 123 0 213-90 213-191 0-81-62-160-166-179z">
            <text:p/>
          </draw:path>
          <draw:path draw:style-name="gr34" draw:text-style-name="P26" draw:layer="layout" svg:width="0.497cm" svg:height="0.436cm" svg:x="21.171cm" svg:y="8.8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4" draw:text-style-name="P26" draw:layer="layout" svg:width="0.439cm" svg:height="0.453cm" svg:x="21.714cm" svg:y="8.88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4" draw:text-style-name="P26" draw:layer="layout" svg:width="0.486cm" svg:height="0.696cm" svg:x="22.241cm" svg:y="8.643cm" svg:viewBox="0 0 487 697" svg:d="M342 630v67l145-11v-31c-67 0-75-8-75-56v-599l-143 11v31c70 0 75 6 75 56v213c-28-37-70-62-123-62-117 0-221 98-221 224s98 224 210 224c64 0 106-33 132-67zM342 367v202c0 19 0 19-12 36-28 48-72 70-114 70-45 0-82-25-104-64-28-40-31-96-31-138 0-36 3-95 31-140 22-31 59-61 112-61 36 0 76 14 106 58 12 17 12 20 12 37z">
            <text:p/>
          </draw:path>
          <draw:path draw:style-name="gr34" draw:text-style-name="P26" draw:layer="layout" svg:width="0.383cm" svg:height="0.453cm" svg:x="22.781cm" svg:y="8.88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4" draw:text-style-name="P26" draw:layer="layout" svg:width="0.324cm" svg:height="0.453cm" svg:x="23.224cm" svg:y="8.88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4" draw:text-style-name="P26" draw:layer="layout" svg:width="0.212cm" svg:height="0.66cm" svg:x="23.938cm" svg:y="8.666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34" draw:text-style-name="P26" draw:layer="layout" svg:width="0.497cm" svg:height="0.436cm" svg:x="24.212cm" svg:y="8.8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4" draw:text-style-name="P26" draw:layer="layout" svg:width="0.405cm" svg:height="0.713cm" svg:x="25.097cm" svg:y="8.626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39-95-115 0-65 36-249 170-286z">
            <text:p/>
          </draw:path>
          <draw:path draw:style-name="gr34" draw:text-style-name="P26" draw:layer="layout" svg:width="0.509cm" svg:height="0.509cm" svg:x="25.579cm" svg:y="8.492cm" svg:viewBox="0 0 510 510" svg:d="M272 272h212c9 0 26 0 26-17s-17-17-26-17h-212v-213c0-8 0-25-17-25s-17 17-17 25v213h-213c-8 0-25 0-25 17s17 17 25 17h213v212c0 9 0 26 17 26s17-14 17-26z">
            <text:p/>
          </draw:path>
          <draw:path draw:style-name="gr34" draw:text-style-name="P26" draw:layer="layout" svg:width="0.231cm" svg:height="0.985cm" svg:x="26.281cm" svg:y="8.587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34" draw:text-style-name="P26" draw:layer="layout" svg:width="0.486cm" svg:height="0.696cm" svg:x="26.62cm" svg:y="8.643cm" svg:viewBox="0 0 487 697" svg:d="M230 11c0 0 0-11-14-11-23 0-96 8-121 11-8 0-17 0-17 20 0 11 9 11 23 11 47 0 50 6 50 17l-3 19-145 569c-3 14-3 17-3 22 0 23 20 28 28 28 17 0 34-11 36-25l20-75 22-90c6-23 12-45 17-67 3-6 9-37 11-42 3-12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4" draw:text-style-name="P26" draw:layer="layout" svg:width="0.231cm" svg:height="0.985cm" svg:x="27.189cm" svg:y="8.587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481cm" svg:x="1.4cm" svg:y="0.248cm" presentation:class="title" presentation:user-transformed="true">
          <draw:text-box>
            <text:p>Max flow as a linear program<text:line-break/>N: set of nodes, A: set of edges</text:p>
          </draw:text-box>
        </draw:frame>
        <draw:frame draw:style-name="gr39" draw:text-style-name="P8" draw:layer="layout" svg:width="26.924cm" svg:height="9.895cm" svg:x="0.508cm" svg:y="3.426cm">
          <draw:image xlink:href="Pictures/10000000000004360000017D8E045E3B1F13559E.png" xlink:type="simple" xlink:show="embed" xlink:actuate="onLoad">
            <text:p/>
          </draw:image>
        </draw:frame>
        <draw:frame draw:style-name="gr40" draw:text-style-name="P24" draw:layer="layout" svg:width="15.818cm" svg:height="1.062cm" svg:x="6.534cm" svg:y="14.732cm">
          <draw:text-box>
            <text:p><text:a xlink:href="http://www.dii.unisi.it/~agnetis/mincutENG.pdf" xlink:type="simple">http://www.dii.unisi.it/~agnetis/mincutENG.pdf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imal-Dual in Linear Programming</text:p>
          </draw:text-box>
        </draw:frame>
        <draw:g>
          <svg:title>TexMaths</svg:title>
          <svg:desc>28§display§\min \sum_j c_j x_j \mathrm{~~subject~to}§svg§600§FALSE§</svg:desc>
          <draw:polygon draw:style-name="gr37" draw:text-style-name="P25" draw:layer="layout" svg:width="10.163cm" svg:height="2.328cm" svg:x="2.028cm" svg:y="6.43cm" svg:viewBox="0 0 10164 2329" draw:points="5081,2329 0,2329 0,0 10164,0 10164,2329">
            <text:p/>
          </draw:polygon>
          <draw:path draw:style-name="gr38" draw:text-style-name="P26" draw:layer="layout" svg:width="0.77cm" svg:height="0.436cm" svg:x="2.059cm" svg:y="7.028cm" svg:viewBox="0 0 771 437" svg:d="M76 96v267c0 42-9 42-76 42v32c34 0 85-3 112-3 25 0 76 3 110 3v-32c-65 0-76 0-76-42v-184c0-103 69-157 132-157s74 54 74 110v231c0 42-11 42-79 42v32c36 0 85-3 112-3s79 3 112 3v-32c-67 0-78 0-78-42v-184c0-103 72-157 134-157 63 0 72 54 72 110v231c0 42-9 42-76 42v32c33 0 85-3 112-3 25 0 76 3 110 3v-32c-52 0-77 0-77-29v-188c0-85 0-116-31-152-13-16-47-36-103-36-83 0-128 58-143 96-14-85-88-96-132-96-72 0-119 43-146 103v-103l-139 11v32c69 0 76 6 76 53z">
            <text:p/>
          </draw:path>
          <draw:path draw:style-name="gr38" draw:text-style-name="P26" draw:layer="layout" svg:width="0.212cm" svg:height="0.66cm" svg:x="2.882cm" svg:y="6.804cm" svg:viewBox="0 0 213 661" svg:d="M143 224l-139 11v31c65 0 74 5 74 54v265c0 44-11 44-78 44v32c31-3 85-3 110-3 33 0 69 0 103 3v-32c-65 0-70-4-70-42zM148 52c0-32-25-52-54-52-31 0-51 27-51 52 0 26 20 53 51 53 29 0 54-22 54-53z">
            <text:p/>
          </draw:path>
          <draw:path draw:style-name="gr38" draw:text-style-name="P26" draw:layer="layout" svg:width="0.496cm" svg:height="0.436cm" svg:x="3.153cm" svg:y="7.028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8" draw:text-style-name="P26" draw:layer="layout" svg:width="1.312cm" svg:height="1.379cm" svg:x="3.887cm" svg:y="6.529cm" svg:viewBox="0 0 1313 1380" svg:d="M1192 1380l121-316h-25c-38 103-143 170-257 199-21 5-117 31-307 31h-594l502-589c6-6 9-11 9-15 0-2 0-5-7-16l-459-627h540c132 0 221 13 230 16 54 9 139 24 218 74 24 15 92 60 125 141h25l-121-278h-1165c-23 0-23 0-27 7 0 2 0 22 0 33l522 712-511 598c-11 14-11 18-11 18 0 12 9 12 27 12z">
            <text:p/>
          </draw:path>
          <draw:path draw:style-name="gr38" draw:text-style-name="P26" draw:layer="layout" svg:width="0.304cm" svg:height="0.599cm" svg:x="4.36cm" svg:y="8.168cm" svg:viewBox="0 0 305 600" svg:d="M305 27c0-14-9-27-27-27-20 0-41 20-41 38 0 11 9 27 30 27 18 0 38-18 38-38zM157 493c-11 47-47 87-90 87-9 0-15-2-24-4 17-9 24-25 24-36 0-16-13-25-27-25-22 0-40 18-40 40 0 27 27 45 69 45 41 0 121-24 144-110l63-248c2-7 4-14 4-23 0-38-34-64-76-64-76 0-121 94-121 105 0 9 9 9 11 9 9 0 9-3 16-14 15-40 51-83 92-83 18 0 24 12 24 34 0 9-2 18-2 22z">
            <text:p/>
          </draw:path>
          <draw:path draw:style-name="gr38" draw:text-style-name="P26" draw:layer="layout" svg:width="0.384cm" svg:height="0.447cm" svg:x="5.458cm" svg:y="7.028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38" draw:text-style-name="P26" draw:layer="layout" svg:width="0.304cm" svg:height="0.599cm" svg:x="5.843cm" svg:y="7.153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11-3 16-14 15-40 51-83 92-83 18 0 24 12 24 34 0 9-2 18-2 22z">
            <text:p/>
          </draw:path>
          <draw:path draw:style-name="gr38" draw:text-style-name="P26" draw:layer="layout" svg:width="0.492cm" svg:height="0.447cm" svg:x="6.287cm" svg:y="7.02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8-9-11-9-9 0-11 2-13 9-32 107-101 129-132 129-38 0-54-31-54-64 0-23 7-43 18-88z">
            <text:p/>
          </draw:path>
          <draw:path draw:style-name="gr38" draw:text-style-name="P26" draw:layer="layout" svg:width="0.304cm" svg:height="0.599cm" svg:x="6.822cm" svg:y="7.153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38" draw:text-style-name="P26" draw:layer="layout" svg:width="0.324cm" svg:height="0.454cm" svg:x="7.924cm" svg:y="7.02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9-27-92-27-121 0-159 67-159 121 0 36 16 63 43 85 31 25 60 31 129 45z">
            <text:p/>
          </draw:path>
          <draw:path draw:style-name="gr38" draw:text-style-name="P26" draw:layer="layout" svg:width="0.496cm" svg:height="0.447cm" svg:x="8.312cm" svg:y="7.028cm" svg:viewBox="0 0 497 448" svg:d="M354 358v90l143-11v-32c-69 0-76-6-76-53v-352l-145 11v32c69 0 76 6 76 53v177c0 85-47 152-119 152-83 0-87-44-87-96v-329l-146 11v32c76 0 76 2 76 89v148c0 78 0 168 153 168 53 0 98-27 125-90z">
            <text:p/>
          </draw:path>
          <draw:path draw:style-name="gr38" draw:text-style-name="P26" draw:layer="layout" svg:width="0.487cm" svg:height="0.695cm" svg:x="8.854cm" svg:y="6.779cm" svg:viewBox="0 0 488 696" svg:d="M143 314v-314l-143 11v32c69 0 76 6 76 53v589h25c2-2 9-15 36-60 15 22 58 71 130 71 118 0 221-96 221-223 0-126-98-224-210-224-76 0-119 47-135 65zM146 573v-203c0-21 0-21 11-36 38-56 92-63 116-63 45 0 81 25 103 63 27 40 29 96 29 136 0 38-2 97-31 141-20 29-58 63-112 63-42 0-78-25-103-60-13-21-13-23-13-41z">
            <text:p/>
          </draw:path>
          <draw:path draw:style-name="gr38" draw:text-style-name="P26" draw:layer="layout" svg:width="0.248cm" svg:height="0.861cm" svg:x="9.389cm" svg:y="6.804cm" svg:viewBox="0 0 249 862" svg:d="M249 224l-153 11v29c79 0 88 9 88 56v392c0 43-9 128-74 128-5 0-27 0-54-11 16-5 36-18 36-45s-18-47-47-47c-27 0-45 20-45 47 0 51 56 78 112 78 74 0 137-63 137-152zM249 52c0-27-25-52-54-52s-52 25-52 52c0 29 23 53 52 53s54-24 54-53z">
            <text:p/>
          </draw:path>
          <draw:path draw:style-name="gr38" draw:text-style-name="P26" draw:layer="layout" svg:width="0.382cm" svg:height="0.454cm" svg:x="9.757cm" svg:y="7.02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8" draw:text-style-name="P26" draw:layer="layout" svg:width="0.375cm" svg:height="0.454cm" svg:x="10.2cm" svg:y="7.021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8" draw:text-style-name="P26" draw:layer="layout" svg:width="0.308cm" svg:height="0.617cm" svg:x="10.622cm" svg:y="6.858cm" svg:viewBox="0 0 309 618" svg:d="M152 213h141v-32h-141v-181h-24c0 81-32 186-128 190v23h85v271c0 123 92 134 128 134 69 0 96-69 96-134v-56h-24v56c0 71-30 109-65 109-68 0-68-89-68-107z">
            <text:p/>
          </draw:path>
          <draw:path draw:style-name="gr38" draw:text-style-name="P26" draw:layer="layout" svg:width="0.308cm" svg:height="0.617cm" svg:x="11.334cm" svg:y="6.858cm" svg:viewBox="0 0 309 618" svg:d="M152 213h141v-32h-141v-181h-24c0 81-32 186-128 190v23h85v271c0 123 92 134 128 134 69 0 96-69 96-134v-56h-24v56c0 71-30 109-65 109-68 0-68-89-68-107z">
            <text:p/>
          </draw:path>
          <draw:path draw:style-name="gr38" draw:text-style-name="P26" draw:layer="layout" svg:width="0.438cm" svg:height="0.454cm" svg:x="11.726cm" svg:y="7.021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</draw:g>
        <draw:g>
          <svg:title>TexMaths</svg:title>
          <svg:desc>28§latex§\begin{align*}
\sum_j a_{ij} x_j &amp; \ge b_i ~~ \forall i \in [m] \\
x_j &amp; \ge 0 ~~ \forall j \in [n]
\end{align*}§svg§600§FALSE§</svg:desc>
          <draw:polygon draw:style-name="gr37" draw:text-style-name="P25" draw:layer="layout" svg:width="9.995cm" svg:height="3.929cm" svg:x="1.688cm" svg:y="8.987cm" svg:viewBox="0 0 9996 3930" draw:points="4998,3930 0,3930 0,0 9996,0 9996,3930">
            <text:p/>
          </draw:polygon>
          <draw:path draw:style-name="gr38" draw:text-style-name="P26" draw:layer="layout" svg:width="1.312cm" svg:height="1.379cm" svg:x="1.744cm" svg:y="9.086cm" svg:viewBox="0 0 1313 1380" svg:d="M1192 1380l121-316h-25c-38 103-143 170-257 199-21 5-117 31-307 31h-594l502-589c6-6 9-11 9-15 0-2 0-5-7-16l-459-627h540c132 0 221 13 230 16 54 9 139 24 218 74 24 15 92 60 125 141h25l-121-278h-1165c-23 0-23 0-27 7 0 2 0 22 0 33l522 712-511 598c-11 14-11 18-11 18 0 12 9 12 27 12z">
            <text:p/>
          </draw:path>
          <draw:path draw:style-name="gr38" draw:text-style-name="P26" draw:layer="layout" svg:width="0.304cm" svg:height="0.599cm" svg:x="2.217cm" svg:y="10.725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38" draw:text-style-name="P26" draw:layer="layout" svg:width="0.452cm" svg:height="0.447cm" svg:x="3.312cm" svg:y="9.585cm" svg:viewBox="0 0 453 448" svg:d="M329 63c-18-36-47-63-92-63-114 0-237 146-237 289 0 94 54 159 132 159 20 0 70-5 128-74 9 40 42 74 89 74 36 0 59-22 74-54 16-36 30-96 30-98 0-9-9-9-12-9-9 0-11 2-13 18-18 62-36 121-76 121-27 0-29-25-29-45 0-23 2-29 13-74 11-41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38" draw:text-style-name="P26" draw:layer="layout" svg:width="0.21cm" svg:height="0.465cm" svg:x="3.825cm" svg:y="9.71cm" svg:viewBox="0 0 211 466" svg:d="M193 27c0-11-9-27-27-27-20 0-41 18-41 38 0 11 9 27 30 27 20 0 38-20 38-38zM52 378c-5 9-7 16-7 30 0 31 27 58 65 58 71 0 101-96 101-105s-9-9-12-9c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38" draw:text-style-name="P26" draw:layer="layout" svg:width="0.304cm" svg:height="0.599cm" svg:x="4.072cm" svg:y="9.71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38" draw:text-style-name="P26" draw:layer="layout" svg:width="0.492cm" svg:height="0.447cm" svg:x="4.515cm" svg:y="9.58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38" draw:text-style-name="P26" draw:layer="layout" svg:width="0.304cm" svg:height="0.599cm" svg:x="5.048cm" svg:y="9.71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38" draw:text-style-name="P26" draw:layer="layout" svg:width="0.602cm" svg:height="0.763cm" svg:x="5.819cm" svg:y="9.395cm" svg:viewBox="0 0 603 764" svg:d="M585 307c13-5 18-11 18-20 0-12-3-16-18-23l-545-257c-15-7-18-7-20-7-11 0-20 9-20 20s9 16 18 23l520 241-518 245c-20 8-20 17-20 22 0 11 9 20 20 20 2 0 5 0 18-7zM569 764c16 0 34 0 34-20 0-21-21-21-34-21h-533c-16 0-36 0-36 21 0 20 18 20 34 20z">
            <text:p/>
          </draw:path>
          <draw:path draw:style-name="gr38" draw:text-style-name="P26" draw:layer="layout" svg:width="0.364cm" svg:height="0.695cm" svg:x="6.823cm" svg:y="9.336cm" svg:viewBox="0 0 365 696" svg:d="M190 11c0-2 0-11-13-11-22 0-94 9-121 9-7 2-18 2-18 20 0 14 9 14 22 14 50 0 50 6 50 15 0 7-7 41-14 61l-80 322c-12 49-16 65-16 101 0 92 52 154 125 154 117 0 240-147 240-288 0-92-54-159-132-159-45 0-87 29-117 60zM96 383c7-20 7-22 16-34 49-65 92-78 119-78 36 0 62 29 62 92 0 58-33 172-51 210-31 65-78 101-117 101-33 0-67-27-67-98 0-21 0-39 18-101z">
            <text:p/>
          </draw:path>
          <draw:path draw:style-name="gr38" draw:text-style-name="P26" draw:layer="layout" svg:width="0.21cm" svg:height="0.465cm" svg:x="7.23cm" svg:y="9.7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38" draw:text-style-name="P26" draw:layer="layout" svg:width="0.548cm" svg:height="0.707cm" svg:x="8.182cm" svg:y="9.336cm" svg:viewBox="0 0 549 708" svg:d="M544 38c5-11 5-13 5-18 0-11-7-20-20-20-12 0-18 11-23 22l-80 218h-301l-82-218c-5-13-9-22-23-22-11 0-20 9-20 20 0 2 0 5 7 18l244 645c7 16 11 25 25 25 13 0 17-12 20-23zM141 280h269l-134 352z">
            <text:p/>
          </draw:path>
          <draw:path draw:style-name="gr38" draw:text-style-name="P26" draw:layer="layout" svg:width="0.261cm" svg:height="0.662cm" svg:x="8.758cm" svg:y="9.37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38" draw:text-style-name="P26" draw:layer="layout" svg:width="0.494cm" svg:height="0.572cm" svg:x="9.424cm" svg:y="9.489cm" svg:viewBox="0 0 495 573" svg:d="M459 307c18 0 36 0 36-20 0-21-18-21-36-21h-419c12-132 126-226 265-226h154c18 0 36 0 36-20s-18-20-36-20h-157c-168 0-302 128-302 287 0 156 134 286 302 286h157c18 0 36 0 36-20s-18-20-36-20h-154c-139 0-253-94-265-226z">
            <text:p/>
          </draw:path>
          <draw:polygon draw:style-name="gr38" draw:text-style-name="P26" draw:layer="layout" svg:width="0.136cm" svg:height="0.984cm" svg:x="10.387cm" svg:y="9.283cm" svg:viewBox="0 0 137 985" draw:points="137,985 137,947 40,947 40,40 137,40 137,0 0,0 0,985">
            <text:p/>
          </draw:polygon>
          <draw:path draw:style-name="gr38" draw:text-style-name="P26" draw:layer="layout" svg:width="0.808cm" svg:height="0.447cm" svg:x="10.573cm" svg:y="9.585cm" svg:viewBox="0 0 809 448" svg:d="M58 378c-2 16-9 39-9 43 0 18 14 27 29 27 12 0 30-9 36-27 2-2 14-49 18-74l23-89c6-21 11-43 17-65 3-18 12-47 12-50 15-31 67-121 161-121 45 0 54 36 54 70 0 24-7 51-16 80l-27 115-20 76c-4 20-11 54-11 58 0 18 13 27 27 27 31 0 38-25 45-56 13-56 51-199 60-240 2-11 54-130 161-130 43 0 54 34 54 70 0 56-40 168-60 222-9 22-14 33-14 53 0 47 34 81 81 81 94 0 130-143 130-152s-9-9-11-9c-12 0-12 2-16 18-16 51-47 121-101 121-18 0-25-9-25-32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38" draw:text-style-name="P26" draw:layer="layout" svg:width="0.136cm" svg:height="0.984cm" svg:x="11.431cm" svg:y="9.283cm" svg:viewBox="0 0 137 985" draw:points="137,0 0,0 0,40 96,40 96,947 0,947 0,985 137,985">
            <text:p/>
          </draw:polygon>
          <draw:path draw:style-name="gr38" draw:text-style-name="P26" draw:layer="layout" svg:width="0.492cm" svg:height="0.447cm" svg:x="4.515cm" svg:y="12.19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38" draw:text-style-name="P26" draw:layer="layout" svg:width="0.304cm" svg:height="0.599cm" svg:x="5.048cm" svg:y="12.324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38" draw:text-style-name="P26" draw:layer="layout" svg:width="0.602cm" svg:height="0.763cm" svg:x="5.819cm" svg:y="12.008cm" svg:viewBox="0 0 603 764" svg:d="M585 307c13-5 18-11 18-20 0-12-3-16-18-23l-545-257c-15-7-18-7-20-7-11 0-20 9-20 20s9 16 18 20l520 244-518 245c-20 8-20 17-20 22 0 11 9 20 20 20 2 0 5 0 18-7zM569 764c16 0 34 0 34-20 0-21-21-21-34-21h-533c-16 0-36 0-36 21 0 20 18 20 34 20z">
            <text:p/>
          </draw:path>
          <draw:path draw:style-name="gr38" draw:text-style-name="P26" draw:layer="layout" svg:width="0.416cm" svg:height="0.678cm" svg:x="6.816cm" svg:y="11.979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38" draw:text-style-name="P26" draw:layer="layout" svg:width="0.548cm" svg:height="0.707cm" svg:x="7.925cm" svg:y="11.95cm" svg:viewBox="0 0 549 708" svg:d="M544 38c5-11 5-13 5-18 0-11-7-20-20-20-12 0-18 11-23 22l-80 218h-301l-82-218c-5-13-9-22-23-22-11 0-20 9-20 20 0 2 0 5 7 18l246 645c5 16 9 25 23 25 13 0 17-12 20-23zM141 280h269l-134 352z">
            <text:p/>
          </draw:path>
          <draw:path draw:style-name="gr38" draw:text-style-name="P26" draw:layer="layout" svg:width="0.404cm" svg:height="0.852cm" svg:x="8.458cm" svg:y="11.983cm" svg:viewBox="0 0 405 853" svg:d="M405 36c0-20-13-36-38-36-22 0-51 22-51 52 0 20 13 35 36 35 27 0 53-24 53-51zM206 701c-18 76-65 132-121 132-7 0-20 0-38-9 29-7 45-33 45-54 0-15-11-33-38-33-25 0-54 20-54 56 0 40 40 60 87 60 70 0 162-51 186-150l92-360c5-21 5-34 5-36 0-56-43-92-92-92-101 0-157 143-157 152 0 11 9 11 11 11 9 0 11-2 18-20 25-60 70-121 126-121 13 0 31 5 31 45 0 25-2 34-7 52z">
            <text:p/>
          </draw:path>
          <draw:path draw:style-name="gr38" draw:text-style-name="P26" draw:layer="layout" svg:width="0.494cm" svg:height="0.572cm" svg:x="9.289cm" svg:y="12.102cm" svg:viewBox="0 0 495 573" svg:d="M459 307c18 0 36 0 36-20 0-21-18-21-36-21h-419c12-132 126-226 265-226h154c18 0 36 0 36-20s-18-20-36-20h-154c-171 0-305 128-305 287 0 156 134 286 305 286h154c18 0 36 0 36-20s-18-20-36-20h-154c-139 0-253-94-265-226z">
            <text:p/>
          </draw:path>
          <draw:polygon draw:style-name="gr38" draw:text-style-name="P26" draw:layer="layout" svg:width="0.136cm" svg:height="0.984cm" svg:x="10.252cm" svg:y="11.896cm" svg:viewBox="0 0 137 985" draw:points="137,985 137,947 40,947 40,40 137,40 137,0 0,0 0,985">
            <text:p/>
          </draw:polygon>
          <draw:path draw:style-name="gr38" draw:text-style-name="P26" draw:layer="layout" svg:width="0.534cm" svg:height="0.447cm" svg:x="10.438cm" svg:y="12.198cm" svg:viewBox="0 0 535 448" svg:d="M58 378c-2 16-9 39-9 43 0 18 14 27 29 27 12 0 30-7 36-27 2-2 14-49 20-74l21-89c6-21 13-43 17-65 5-18 12-47 12-50 15-31 67-121 161-121 45 0 54 36 54 70 0 60-47 188-63 230-9 23-11 34-11 45 0 47 36 81 80 81 95 0 130-143 130-152s-9-9-11-9c-11 0-11 2-15 18-21 67-52 121-101 121-16 0-23-9-23-32 0-24 9-49 18-72 18-51 58-161 58-217 0-65-42-105-112-105-89 0-138 63-154 85-5-54-45-85-92-85-45 0-63 38-74 56-16 34-29 92-29 96 0 9 9 9 11 9 11 0 11 0 18-22 16-70 36-117 72-117 20 0 31 12 31 45 0 20-4 32-16 83z">
            <text:p/>
          </draw:path>
          <draw:polygon draw:style-name="gr38" draw:text-style-name="P26" draw:layer="layout" svg:width="0.136cm" svg:height="0.984cm" svg:x="11.021cm" svg:y="11.896cm" svg:viewBox="0 0 137 985" draw:points="137,0 0,0 0,40 96,40 96,947 0,947 0,985 137,985">
            <text:p/>
          </draw:polygon>
        </draw:g>
        <draw:g>
          <svg:title>TexMaths</svg:title>
          <svg:desc>28§display§\max \sum_i y_i b_i \mathrm{~~subject~to}§svg§600§FALSE§</svg:desc>
          <draw:polygon draw:style-name="gr37" draw:text-style-name="P25" draw:layer="layout" svg:width="10.096cm" svg:height="2.196cm" svg:x="15.389cm" svg:y="6.43cm" svg:viewBox="0 0 10097 2197" draw:points="5050,2197 0,2197 0,0 10097,0 10097,2197">
            <text:p/>
          </draw:polygon>
          <draw:path draw:style-name="gr38" draw:text-style-name="P26" draw:layer="layout" svg:width="0.77cm" svg:height="0.436cm" svg:x="15.42cm" svg:y="7.028cm" svg:viewBox="0 0 771 437" svg:d="M76 96v267c0 42-9 42-76 42v32c34 0 85-2 112-2 25 0 76 2 110 2v-32c-65 0-76 0-76-42v-184c0-103 69-157 132-157s74 54 74 110v231c0 42-11 42-79 42v32c36 0 85-2 112-2s79 2 112 2v-32c-67 0-78 0-78-42v-184c0-103 72-157 134-157 63 0 72 54 72 110v231c0 42-9 42-76 42v32c33 0 85-2 112-2 25 0 76 2 110 2v-32c-52 0-77 0-77-29v-188c0-85 0-116-31-152-13-16-47-36-103-36-83 0-128 58-143 96-14-85-88-96-132-96-72 0-119 43-146 103v-103l-139 11v32c69 0 76 6 76 53z">
            <text:p/>
          </draw:path>
          <draw:path draw:style-name="gr38" draw:text-style-name="P26" draw:layer="layout" svg:width="0.445cm" svg:height="0.454cm" svg:x="16.252cm" svg:y="7.021cm" svg:viewBox="0 0 446 455" svg:d="M287 367c4 41 31 81 78 81 20 0 81-13 81-94v-54h-25v54c0 58-24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38" draw:text-style-name="P26" draw:layer="layout" svg:width="0.496cm" svg:height="0.425cm" svg:x="16.713cm" svg:y="7.039cm" svg:viewBox="0 0 497 426" svg:d="M271 195c31-38 67-87 92-112 31-36 72-52 116-52v-31c-24 2-53 2-80 2-29 0-81-2-94-2v31c20 3 29 14 29 29 0 16-11 30-16 36l-60 76-79-98c-9-11-9-14-9-18 0-16 16-25 36-25v-31c-27 0-92 2-107 2-21 0-68 0-95-2v31c70 0 72 0 117 61l99 128-95 116c-47 58-105 60-125 60v30c25-3 56-3 83-3s69 3 94 3v-30c-22-4-29-15-29-31 0-22 29-54 87-125l76 98c9 11 21 27 21 34 0 9-9 22-36 24v30c31 0 85-3 107-3 27 0 65 0 94 3v-30c-51 0-69-2-92-31z">
            <text:p/>
          </draw:path>
          <draw:path draw:style-name="gr38" draw:text-style-name="P26" draw:layer="layout" svg:width="1.312cm" svg:height="1.379cm" svg:x="17.439cm" svg:y="6.529cm" svg:viewBox="0 0 1313 1380" svg:d="M1192 1380l121-316h-25c-38 103-143 170-257 199-21 5-117 32-307 32h-594l502-589c6-7 9-12 9-16 0-2 0-5-7-16l-459-627h540c132 0 221 13 230 16 54 9 139 24 218 74 24 15 92 60 125 141h25l-121-278h-1165c-23 0-23 0-27 7 0 2 0 22 0 33l522 713-511 598c-11 13-11 18-11 18 0 11 9 11 27 11z">
            <text:p/>
          </draw:path>
          <draw:path draw:style-name="gr38" draw:text-style-name="P26" draw:layer="layout" svg:width="0.21cm" svg:height="0.465cm" svg:x="17.988cm" svg:y="8.168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38" draw:text-style-name="P26" draw:layer="layout" svg:width="0.456cm" svg:height="0.637cm" svg:x="18.998cm" svg:y="7.028cm" svg:viewBox="0 0 457 638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4 0 204-89 231-201z">
            <text:p/>
          </draw:path>
          <draw:path draw:style-name="gr38" draw:text-style-name="P26" draw:layer="layout" svg:width="0.21cm" svg:height="0.465cm" svg:x="19.486cm" svg:y="7.15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38" draw:text-style-name="P26" draw:layer="layout" svg:width="0.364cm" svg:height="0.696cm" svg:x="19.827cm" svg:y="6.779cm" svg:viewBox="0 0 365 697" svg:d="M190 11c0-2 0-11-13-11-22 0-94 9-121 9-7 2-18 2-18 20 0 14 9 14 22 14 50 0 52 6 52 15 0 7-9 41-16 61l-80 322c-12 50-16 65-16 101 0 92 52 155 125 155 117 0 240-148 240-289 0-92-54-159-132-159-45 0-87 29-117 60zM96 383c7-20 7-22 16-34 49-65 92-78 119-78 36 0 62 29 62 92 0 58-33 172-51 210-31 65-78 101-117 101-33 0-65-27-65-98 0-21 0-38 16-101z">
            <text:p/>
          </draw:path>
          <draw:path draw:style-name="gr38" draw:text-style-name="P26" draw:layer="layout" svg:width="0.21cm" svg:height="0.465cm" svg:x="20.235cm" svg:y="7.15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38" draw:text-style-name="P26" draw:layer="layout" svg:width="0.324cm" svg:height="0.454cm" svg:x="21.22cm" svg:y="7.021cm" svg:viewBox="0 0 325 455" svg:d="M173 251c22 4 103 20 103 92 0 49-34 89-112 89-83 0-119-56-137-141-2-11-5-15-14-15-13 0-13 6-13 24v130c0 18 0 25 11 25 5 0 7-3 25-20 2-3 2-5 20-23 43 40 87 43 108 43 114 0 161-68 161-139 0-52-32-81-43-94-33-32-71-38-112-47-56-11-123-23-123-81 0-36 27-76 112-76 108 0 114 90 117 121 0 9 9 9 11 9 13 0 13-5 13-25v-98c0-18 0-25-11-25-4 0-7 0-20 11-2 5-14 14-18 16-36-27-78-27-92-27-121 0-159 67-159 121 0 36 16 63 43 85 31 25 60 31 130 45z">
            <text:p/>
          </draw:path>
          <draw:path draw:style-name="gr38" draw:text-style-name="P26" draw:layer="layout" svg:width="0.496cm" svg:height="0.447cm" svg:x="21.606cm" svg:y="7.028cm" svg:viewBox="0 0 497 448" svg:d="M354 358v90l143-11v-32c-69 0-76-6-76-53v-352l-145 11v32c69 0 76 6 76 53v177c0 85-47 153-119 153-83 0-87-45-87-97v-329l-146 11v32c76 0 76 2 76 89v148c0 78 0 168 153 168 53 0 98-27 125-90z">
            <text:p/>
          </draw:path>
          <draw:path draw:style-name="gr38" draw:text-style-name="P26" draw:layer="layout" svg:width="0.487cm" svg:height="0.696cm" svg:x="22.15cm" svg:y="6.779cm" svg:viewBox="0 0 488 697" svg:d="M143 314v-314l-143 11v32c69 0 76 6 76 53v589h25c2-2 9-15 36-60 15 22 58 72 130 72 118 0 221-97 221-224 0-126-98-224-210-224-76 0-119 47-135 65zM146 573v-203c0-21 0-21 11-36 38-56 92-63 116-63 45 0 81 25 103 63 27 40 29 96 29 136 0 38-2 97-31 141-20 30-58 63-112 63-42 0-78-24-103-60-13-20-13-23-13-41z">
            <text:p/>
          </draw:path>
          <draw:path draw:style-name="gr38" draw:text-style-name="P26" draw:layer="layout" svg:width="0.248cm" svg:height="0.861cm" svg:x="22.683cm" svg:y="6.804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38" draw:text-style-name="P26" draw:layer="layout" svg:width="0.382cm" svg:height="0.454cm" svg:x="23.051cm" svg:y="7.021cm" svg:viewBox="0 0 383 455" svg:d="M83 195c7-148 90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8" draw:text-style-name="P26" draw:layer="layout" svg:width="0.375cm" svg:height="0.454cm" svg:x="23.494cm" svg:y="7.021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38" draw:text-style-name="P26" draw:layer="layout" svg:width="0.308cm" svg:height="0.617cm" svg:x="23.918cm" svg:y="6.858cm" svg:viewBox="0 0 309 618" svg:d="M152 213h141v-32h-141v-181h-24c0 81-32 186-128 190v23h85v271c0 123 92 134 128 134 69 0 96-69 96-134v-56h-24v56c0 71-30 110-65 110-68 0-68-90-68-108z">
            <text:p/>
          </draw:path>
          <draw:path draw:style-name="gr38" draw:text-style-name="P26" draw:layer="layout" svg:width="0.308cm" svg:height="0.617cm" svg:x="24.628cm" svg:y="6.858cm" svg:viewBox="0 0 309 618" svg:d="M152 213h141v-32h-141v-181h-24c0 81-32 186-128 190v23h85v271c0 123 92 134 128 134 69 0 96-69 96-134v-56h-24v56c0 71-30 110-65 110-68 0-68-90-68-108z">
            <text:p/>
          </draw:path>
          <draw:path draw:style-name="gr38" draw:text-style-name="P26" draw:layer="layout" svg:width="0.438cm" svg:height="0.454cm" svg:x="25.02cm" svg:y="7.02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</draw:g>
        <draw:g>
          <svg:title>TexMaths</svg:title>
          <svg:desc>28§latex§\begin{align*}
\sum_i y_i a_{ij} &amp; \le c_j ~~ \forall j \in [n] \\
y_i &amp; \ge 0 ~~ \forall i \in [m]
\end{align*}§svg§600§FALSE§</svg:desc>
          <draw:polygon draw:style-name="gr37" draw:text-style-name="P25" draw:layer="layout" svg:width="9.768cm" svg:height="3.759cm" svg:x="15.05cm" svg:y="8.988cm" svg:viewBox="0 0 9769 3760" draw:points="4883,3760 0,3760 0,0 9769,0 9769,3760">
            <text:p/>
          </draw:polygon>
          <draw:path draw:style-name="gr38" draw:text-style-name="P26" draw:layer="layout" svg:width="1.312cm" svg:height="1.378cm" svg:x="15.106cm" svg:y="9.087cm" svg:viewBox="0 0 1313 1379" svg:d="M1192 1379l121-315h-25c-38 103-143 170-258 199-20 5-116 31-306 31h-594l502-589c6-6 9-11 9-15 0-2 0-5-7-16l-459-627h540c132 0 221 13 230 16 54 9 139 24 218 74 24 15 91 60 125 141h25l-121-278h-1165c-23 0-23 0-27 7 0 2 0 22 0 33l522 712-511 598c-11 14-11 18-11 18 0 11 9 11 27 11z">
            <text:p/>
          </draw:path>
          <draw:path draw:style-name="gr38" draw:text-style-name="P26" draw:layer="layout" svg:width="0.21cm" svg:height="0.465cm" svg:x="15.655cm" svg:y="10.726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38" draw:text-style-name="P26" draw:layer="layout" svg:width="0.454cm" svg:height="0.637cm" svg:x="16.665cm" svg:y="9.586cm" svg:viewBox="0 0 455 638" svg:d="M452 60c3-13 3-15 3-22 0-18-14-27-27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38" draw:text-style-name="P26" draw:layer="layout" svg:width="0.21cm" svg:height="0.465cm" svg:x="17.151cm" svg:y="9.71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38" draw:text-style-name="P26" draw:layer="layout" svg:width="0.451cm" svg:height="0.447cm" svg:x="17.485cm" svg:y="9.586cm" svg:viewBox="0 0 452 448" svg:d="M329 63c-18-36-47-63-92-63-114 0-237 146-237 289 0 94 54 159 132 159 20 0 70-5 128-74 9 40 42 74 89 74 36 0 59-23 74-54 16-36 29-96 29-98 0-9-8-9-11-9-11 0-11 2-13 18-18 62-36 120-76 120-27 0-29-24-29-44 0-23 2-29 13-74 9-41 11-52 20-88l36-138c7-29 7-29 7-34 0-18-11-27-27-27-25 0-40 23-43 43zM264 320c-4 18-4 18-20 36-42 54-83 69-110 69-51 0-65-53-65-91 0-50 32-173 56-218 30-58 74-94 115-94 65 0 78 81 78 88 0 4-2 11-4 15z">
            <text:p/>
          </draw:path>
          <draw:path draw:style-name="gr38" draw:text-style-name="P26" draw:layer="layout" svg:width="0.21cm" svg:height="0.465cm" svg:x="17.998cm" svg:y="9.71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38" draw:text-style-name="P26" draw:layer="layout" svg:width="0.304cm" svg:height="0.599cm" svg:x="18.244cm" svg:y="9.711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ath draw:style-name="gr38" draw:text-style-name="P26" draw:layer="layout" svg:width="0.602cm" svg:height="0.763cm" svg:x="19.015cm" svg:y="9.396cm" svg:viewBox="0 0 603 764" svg:d="M585 43c11-7 18-12 18-23s-7-20-18-20c-7 0-16 4-18 7l-547 257c-18 7-20 14-20 23s7 15 20 20l547 257c11 7 13 7 18 7 9 0 18-9 18-20 0-9-3-14-21-22l-515-242zM569 764c16 0 34 0 34-21 0-20-21-20-34-20h-533c-16 0-36 0-36 20 0 21 18 21 34 21z">
            <text:p/>
          </draw:path>
          <draw:path draw:style-name="gr38" draw:text-style-name="P26" draw:layer="layout" svg:width="0.384cm" svg:height="0.447cm" svg:x="20.012cm" svg:y="9.586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38" draw:text-style-name="P26" draw:layer="layout" svg:width="0.304cm" svg:height="0.599cm" svg:x="20.397cm" svg:y="9.711cm" svg:viewBox="0 0 305 600" svg:d="M305 27c0-14-9-27-27-27-20 0-41 20-41 38 0 11 9 27 30 27 17 0 38-18 38-38zM157 493c-11 47-47 87-90 87-9 0-15-2-24-4 17-9 24-25 24-36 0-16-13-25-27-25-22 0-40 18-40 40 0 27 27 45 69 45 41 0 121-24 144-110l63-248c2-7 4-14 4-23 0-38-34-64-76-64-76 0-121 94-121 105 0 9 9 9 11 9 9 0 9-3 16-14 15-40 51-83 92-83 18 0 24 12 24 34 0 9-2 18-2 22z">
            <text:p/>
          </draw:path>
          <draw:path draw:style-name="gr38" draw:text-style-name="P26" draw:layer="layout" svg:width="0.548cm" svg:height="0.707cm" svg:x="21.468cm" svg:y="9.337cm" svg:viewBox="0 0 549 708" svg:d="M544 38c5-11 5-13 5-18 0-11-7-20-20-20-12 0-18 11-23 22l-80 218h-301l-82-218c-5-13-9-22-23-22-11 0-20 9-20 20 0 2 0 5 7 18l246 645c5 16 9 25 23 25 13 0 17-12 20-23zM141 280h269l-134 352z">
            <text:p/>
          </draw:path>
          <draw:path draw:style-name="gr38" draw:text-style-name="P26" draw:layer="layout" svg:width="0.404cm" svg:height="0.852cm" svg:x="22.001cm" svg:y="9.371cm" svg:viewBox="0 0 405 853" svg:d="M405 36c0-20-13-36-38-36-22 0-51 22-51 52 0 20 13 35 36 35 27 0 53-24 53-51zM206 701c-18 76-65 132-121 132-7 0-20 0-38-9 29-7 45-33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38" draw:text-style-name="P26" draw:layer="layout" svg:width="0.494cm" svg:height="0.572cm" svg:x="22.832cm" svg:y="9.49cm" svg:viewBox="0 0 495 573" svg:d="M459 307c18 0 36 0 36-20 0-21-18-21-36-21h-419c12-132 126-226 265-226h154c18 0 36 0 36-20s-18-20-36-20h-154c-171 0-305 128-305 287 0 156 134 286 305 286h154c18 0 36 0 36-20s-18-20-36-20h-154c-139 0-253-94-265-226z">
            <text:p/>
          </draw:path>
          <draw:polygon draw:style-name="gr38" draw:text-style-name="P26" draw:layer="layout" svg:width="0.136cm" svg:height="0.984cm" svg:x="23.795cm" svg:y="9.284cm" svg:viewBox="0 0 137 985" draw:points="137,985 137,947 40,947 40,40 137,40 137,0 0,0 0,985">
            <text:p/>
          </draw:polygon>
          <draw:path draw:style-name="gr38" draw:text-style-name="P26" draw:layer="layout" svg:width="0.534cm" svg:height="0.447cm" svg:x="23.981cm" svg:y="9.586cm" svg:viewBox="0 0 535 448" svg:d="M58 378c-2 16-9 39-9 43 0 18 14 27 29 27 12 0 30-9 36-27 2-2 14-49 20-74l21-89c6-21 13-43 17-65 5-18 12-47 12-50 15-31 67-121 161-121 45 0 54 36 54 70 0 60-47 188-63 228-9 25-11 36-11 47 0 47 36 81 80 81 95 0 130-143 130-152s-9-9-11-9c-11 0-11 2-16 18-20 67-51 120-100 120-16 0-23-8-23-31 0-24 9-49 18-72 18-51 58-161 58-217 0-65-42-105-112-105-89 0-138 63-154 85-5-54-45-85-92-85-45 0-63 38-74 56-16 34-29 92-29 96 0 9 9 9 11 9 11 0 11 0 18-22 16-70 36-117 72-117 20 0 31 12 31 45 0 20-4 32-16 83z">
            <text:p/>
          </draw:path>
          <draw:polygon draw:style-name="gr38" draw:text-style-name="P26" draw:layer="layout" svg:width="0.136cm" svg:height="0.984cm" svg:x="24.564cm" svg:y="9.284cm" svg:viewBox="0 0 137 985" draw:points="137,0 0,0 0,40 96,40 96,947 0,947 0,985 137,985">
            <text:p/>
          </draw:polygon>
          <draw:path draw:style-name="gr38" draw:text-style-name="P26" draw:layer="layout" svg:width="0.456cm" svg:height="0.637cm" svg:x="17.877cm" svg:y="12.065cm" svg:viewBox="0 0 457 638" svg:d="M452 60c5-13 5-15 5-22 0-18-16-27-29-27-11 0-27 7-36 20-2 5-9 36-13 54-7 25-14 52-21 78l-44 180c-3 13-45 82-110 82-52 0-63-42-63-80 0-45 18-105 52-193 15-40 18-51 18-71 0-45-32-81-81-81-94 0-130 143-130 152s9 9 11 9c11 0 11-2 16-18 27-91 67-121 101-121 6 0 24 0 24 32 0 24-9 49-18 69-38 103-56 161-56 206 0 90 63 119 121 119 38 0 72-18 99-45-11 52-25 99-63 152-27 34-65 63-110 63-13 0-58-4-73-42 15 0 26 0 42-12 9-9 18-22 18-40 0-31-27-36-36-36-22 0-56 16-56 65s45 85 105 85c103 0 204-89 231-201z">
            <text:p/>
          </draw:path>
          <draw:path draw:style-name="gr38" draw:text-style-name="P26" draw:layer="layout" svg:width="0.21cm" svg:height="0.465cm" svg:x="18.363cm" svg:y="12.19cm" svg:viewBox="0 0 211 466" svg:d="M193 27c0-11-9-27-27-27-20 0-41 18-41 38 0 11 9 27 30 27 20 0 38-20 38-38zM52 378c-5 9-7 16-7 30 0 31 27 58 65 58 69 0 101-96 101-105s-9-9-12-9c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38" draw:text-style-name="P26" draw:layer="layout" svg:width="0.602cm" svg:height="0.763cm" svg:x="19.015cm" svg:y="11.875cm" svg:viewBox="0 0 603 764" svg:d="M585 307c13-5 18-11 18-20 0-12-3-16-18-23l-545-257c-15-7-18-7-20-7-11 0-20 9-20 20s9 16 18 20l520 244-518 245c-20 8-20 17-20 22 0 11 9 20 20 20 2 0 5 0 18-7zM569 764c16 0 34 0 34-21 0-20-21-20-34-20h-533c-16 0-36 0-36 20 0 21 18 21 34 21z">
            <text:p/>
          </draw:path>
          <draw:path draw:style-name="gr38" draw:text-style-name="P26" draw:layer="layout" svg:width="0.416cm" svg:height="0.678cm" svg:x="20.01cm" svg:y="11.846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38" draw:text-style-name="P26" draw:layer="layout" svg:width="0.548cm" svg:height="0.707cm" svg:x="21.118cm" svg:y="11.816cm" svg:viewBox="0 0 549 708" svg:d="M544 38c5-11 5-13 5-18 0-11-7-20-20-20-12 0-18 11-23 22l-80 218h-301l-82-218c-5-13-9-22-23-22-11 0-20 9-20 20 0 2 0 5 7 18l246 645c5 16 9 25 23 25 13 0 17-12 20-23zM141 280h269l-134 352z">
            <text:p/>
          </draw:path>
          <draw:path draw:style-name="gr38" draw:text-style-name="P26" draw:layer="layout" svg:width="0.261cm" svg:height="0.662cm" svg:x="21.694cm" svg:y="11.85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5-22 58-22 78 0 47 33 81 80 81 94 0 130-143 130-152s-9-9-11-9c-11 0-11 2-16 18-18 62-51 120-101 120-18 0-24-8-24-31 0-25 6-38 29-98z">
            <text:p/>
          </draw:path>
          <draw:path draw:style-name="gr38" draw:text-style-name="P26" draw:layer="layout" svg:width="0.494cm" svg:height="0.572cm" svg:x="22.359cm" svg:y="11.969cm" svg:viewBox="0 0 495 573" svg:d="M459 307c18 0 36 0 36-20 0-21-18-21-36-21h-419c12-132 126-226 265-226h154c18 0 36 0 36-20s-18-20-36-20h-157c-168 0-302 128-302 287 0 156 134 286 302 286h157c18 0 36 0 36-20s-18-20-36-20h-154c-139 0-253-94-265-226z">
            <text:p/>
          </draw:path>
          <draw:polygon draw:style-name="gr38" draw:text-style-name="P26" draw:layer="layout" svg:width="0.136cm" svg:height="0.984cm" svg:x="23.325cm" svg:y="11.763cm" svg:viewBox="0 0 137 985" draw:points="137,985 137,947 40,947 40,40 137,40 137,0 0,0 0,985">
            <text:p/>
          </draw:polygon>
          <draw:path draw:style-name="gr38" draw:text-style-name="P26" draw:layer="layout" svg:width="0.808cm" svg:height="0.447cm" svg:x="23.511cm" svg:y="12.065cm" svg:viewBox="0 0 809 448" svg:d="M58 378c-2 16-9 39-9 43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0 222-9 22-14 33-14 53 0 47 34 81 81 81 94 0 130-143 130-152s-9-9-12-9c-11 0-11 2-15 18-16 51-47 120-101 120-18 0-25-8-25-31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38" draw:text-style-name="P26" draw:layer="layout" svg:width="0.136cm" svg:height="0.984cm" svg:x="24.367cm" svg:y="11.763cm" svg:viewBox="0 0 137 985" draw:points="137,0 0,0 0,40 96,40 96,947 0,947 0,985 137,985">
            <text:p/>
          </draw:polygon>
        </draw:g>
        <draw:frame draw:style-name="gr41" draw:text-style-name="P23" draw:layer="layout" svg:width="5.231cm" svg:height="1.673cm" svg:x="4.421cm" svg:y="3.809cm">
          <draw:text-box>
            <text:p><text:span text:style-name="T14">P</text:span><text:span text:style-name="T14">R</text:span><text:span text:style-name="T14">I</text:span><text:span text:style-name="T14">M</text:span><text:span text:style-name="T14">A</text:span><text:span text:style-name="T14">L</text:span></text:p>
          </draw:text-box>
        </draw:frame>
        <draw:frame draw:style-name="gr42" draw:text-style-name="P23" draw:layer="layout" svg:width="3.893cm" svg:height="1.673cm" svg:x="18.537cm" svg:y="3.81cm">
          <draw:text-box>
            <text:p><text:span text:style-name="T14">D</text:span><text:span text:style-name="T14">U</text:span><text:span text:style-name="T14">A</text:span><text:span text:style-name="T14">L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481cm" svg:x="1.4cm" svg:y="0.152cm" presentation:class="title" presentation:user-transformed="true">
          <draw:text-box>
            <text:p>Writing the dual: each constraint will become a variable</text:p>
          </draw:text-box>
        </draw:frame>
        <draw:frame draw:style-name="gr39" draw:text-style-name="P8" draw:layer="layout" svg:width="26.924cm" svg:height="9.895cm" svg:x="0.508cm" svg:y="3.327cm">
          <draw:image xlink:href="Pictures/10000000000004360000017D8E045E3B1F13559E.png" xlink:type="simple" xlink:show="embed" xlink:actuate="onLoad">
            <text:p/>
          </draw:image>
        </draw:frame>
        <draw:g>
          <svg:title>TexMaths</svg:title>
          <svg:desc>28§display§\mathrm{variables}~~y_{ij}§svg§600§FALSE</svg:desc>
          <draw:polygon draw:style-name="gr33" draw:text-style-name="P25" draw:layer="layout" svg:width="5.537cm" svg:height="0.967cm" svg:x="18.796cm" svg:y="10.646cm" svg:viewBox="0 0 5538 968" draw:points="2769,968 0,968 0,0 5538,0 5538,968">
            <text:p/>
          </draw:polygon>
          <draw:path draw:style-name="gr34" draw:text-style-name="P26" draw:layer="layout" svg:width="0.483cm" svg:height="0.436cm" svg:x="18.816cm" svg:y="10.906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34" draw:text-style-name="P26" draw:layer="layout" svg:width="0.447cm" svg:height="0.452cm" svg:x="19.303cm" svg:y="10.89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4" draw:text-style-name="P26" draw:layer="layout" svg:width="0.332cm" svg:height="0.436cm" svg:x="19.782cm" svg:y="10.89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4" draw:text-style-name="P26" draw:layer="layout" svg:width="0.212cm" svg:height="0.66cm" svg:x="20.171cm" svg:y="10.671cm" svg:viewBox="0 0 213 661" svg:d="M143 224l-140 11v31c67 0 75 5 75 53v266c0 45-11 45-78 45v31c31 0 87-3 109-3 37 0 70 3 104 3v-31c-65 0-70-6-70-42zM148 53c0-33-25-53-53-53-31 0-53 28-53 53s22 51 53 51c28 0 53-20 53-51z">
            <text:p/>
          </draw:path>
          <draw:path draw:style-name="gr34" draw:text-style-name="P26" draw:layer="layout" svg:width="0.447cm" svg:height="0.452cm" svg:x="20.453cm" svg:y="10.89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4" draw:text-style-name="P26" draw:layer="layout" svg:width="0.486cm" svg:height="0.696cm" svg:x="20.932cm" svg:y="10.646cm" svg:viewBox="0 0 487 697" svg:d="M143 313v-313l-143 11v31c70 0 78 6 78 56v588h23c3 0 11-14 36-62 14 23 56 73 129 73 120 0 221-98 221-224s-95-224-210-224c-75 0-117 48-134 64zM146 574v-205c0-19 0-19 11-36 39-53 92-62 117-62 42 0 79 26 104 62 25 42 28 98 28 137 0 37-3 98-31 140-19 31-59 65-112 65-45 0-81-23-103-62-14-20-14-22-14-39z">
            <text:p/>
          </draw:path>
          <draw:path draw:style-name="gr34" draw:text-style-name="P26" draw:layer="layout" svg:width="0.22cm" svg:height="0.685cm" svg:x="21.484cm" svg:y="10.646cm" svg:viewBox="0 0 221 686" svg:d="M143 0l-143 11v31c70 0 78 6 78 56v512c0 45-11 45-78 45v31c34 0 87-3 112-3 22 0 73 3 109 3v-31c-67 0-78 0-78-45z">
            <text:p/>
          </draw:path>
          <draw:path draw:style-name="gr34" draw:text-style-name="P26" draw:layer="layout" svg:width="0.383cm" svg:height="0.452cm" svg:x="21.75cm" svg:y="10.89cm" svg:viewBox="0 0 384 453" svg:d="M84 193c6-145 90-171 123-171 101 0 112 135 112 171zM81 216h277c23 0 26 0 26-23 0-98-54-193-177-193-115 0-207 101-207 227 0 131 104 226 218 226 121 0 166-109 166-128 0-9-9-12-14-12-9 0-9 6-12 14-36 101-123 101-134 101-50 0-90-28-112-64-31-48-31-115-31-148z">
            <text:p/>
          </draw:path>
          <draw:path draw:style-name="gr34" draw:text-style-name="P26" draw:layer="layout" svg:width="0.324cm" svg:height="0.452cm" svg:x="22.192cm" svg:y="10.89cm" svg:viewBox="0 0 325 453" svg:d="M174 252c22 3 103 19 103 89 0 51-33 93-112 93-84 0-120-59-137-143-3-11-6-17-14-17-14 0-14 9-14 25v132c0 17 0 22 11 22 6 0 6 0 25-19 0 0 0-3 20-23 42 42 87 42 109 42 115 0 160-64 160-137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4" draw:text-style-name="P26" draw:layer="layout" svg:width="0.455cm" svg:height="0.637cm" svg:x="23.234cm" svg:y="10.895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34" draw:text-style-name="P26" draw:layer="layout" svg:width="0.212cm" svg:height="0.466cm" svg:x="23.721cm" svg:y="11.021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2 17-58 48-83 73-83 11 0 20 5 20 25 0 14-6 25-23 67z">
            <text:p/>
          </draw:path>
          <draw:path draw:style-name="gr34" draw:text-style-name="P26" draw:layer="layout" svg:width="0.304cm" svg:height="0.598cm" svg:x="23.967cm" svg:y="11.021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\mathrm{variables}~~u_j§svg§600§FALSE</svg:desc>
          <draw:polygon draw:style-name="gr33" draw:text-style-name="P25" draw:layer="layout" svg:width="5.339cm" svg:height="0.967cm" svg:x="18.796cm" svg:y="8.736cm" svg:viewBox="0 0 5340 968" draw:points="2671,968 0,968 0,0 5340,0 5340,968">
            <text:p/>
          </draw:polygon>
          <draw:path draw:style-name="gr34" draw:text-style-name="P26" draw:layer="layout" svg:width="0.483cm" svg:height="0.436cm" svg:x="18.816cm" svg:y="8.996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34" draw:text-style-name="P26" draw:layer="layout" svg:width="0.447cm" svg:height="0.452cm" svg:x="19.303cm" svg:y="8.98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4" draw:text-style-name="P26" draw:layer="layout" svg:width="0.332cm" svg:height="0.436cm" svg:x="19.782cm" svg:y="8.98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4" draw:text-style-name="P26" draw:layer="layout" svg:width="0.212cm" svg:height="0.66cm" svg:x="20.171cm" svg:y="8.761cm" svg:viewBox="0 0 213 661" svg:d="M143 224l-140 11v31c67 0 75 5 75 53v266c0 45-11 45-78 45v31c31 0 87-3 109-3 37 0 70 3 104 3v-31c-65 0-70-6-70-42zM148 53c0-33-25-53-53-53-31 0-53 28-53 53s22 51 53 51c28 0 53-20 53-51z">
            <text:p/>
          </draw:path>
          <draw:path draw:style-name="gr34" draw:text-style-name="P26" draw:layer="layout" svg:width="0.447cm" svg:height="0.452cm" svg:x="20.454cm" svg:y="8.98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4" draw:text-style-name="P26" draw:layer="layout" svg:width="0.486cm" svg:height="0.696cm" svg:x="20.933cm" svg:y="8.736cm" svg:viewBox="0 0 487 697" svg:d="M143 313v-313l-143 11v31c70 0 78 6 78 56v588h23c3 0 11-14 36-62 14 23 56 73 129 73 120 0 221-98 221-224s-95-224-210-224c-75 0-117 48-134 64zM146 574v-205c0-19 0-19 11-36 39-53 92-62 117-62 42 0 79 26 104 62 25 42 28 98 28 137 0 37-3 98-31 140-19 31-59 65-112 65-45 0-81-23-103-62-14-20-14-22-14-39z">
            <text:p/>
          </draw:path>
          <draw:path draw:style-name="gr34" draw:text-style-name="P26" draw:layer="layout" svg:width="0.22cm" svg:height="0.685cm" svg:x="21.484cm" svg:y="8.736cm" svg:viewBox="0 0 221 686" svg:d="M143 0l-143 11v31c70 0 78 6 78 56v512c0 45-11 45-78 45v31c34 0 87-3 112-3 22 0 73 3 109 3v-31c-67 0-78 0-78-45z">
            <text:p/>
          </draw:path>
          <draw:path draw:style-name="gr34" draw:text-style-name="P26" draw:layer="layout" svg:width="0.383cm" svg:height="0.452cm" svg:x="21.75cm" svg:y="8.98cm" svg:viewBox="0 0 384 453" svg:d="M84 193c6-145 90-171 123-171 101 0 112 135 112 171zM81 216h277c23 0 26 0 26-23 0-98-54-193-177-193-115 0-207 101-207 227 0 131 104 226 218 226 121 0 166-109 166-128 0-9-9-12-14-12-9 0-9 6-12 14-36 101-123 101-134 101-50 0-90-28-112-64-31-48-31-115-31-148z">
            <text:p/>
          </draw:path>
          <draw:path draw:style-name="gr34" draw:text-style-name="P26" draw:layer="layout" svg:width="0.324cm" svg:height="0.452cm" svg:x="22.193cm" svg:y="8.98cm" svg:viewBox="0 0 325 453" svg:d="M174 252c22 3 103 19 103 89 0 51-33 93-112 93-84 0-120-59-137-143-3-11-6-17-14-17-14 0-14 9-14 25v132c0 17 0 22 11 22 6 0 6 0 25-19 0 0 0-3 20-23 42 42 87 42 109 42 115 0 160-64 160-137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4" draw:text-style-name="P26" draw:layer="layout" svg:width="0.509cm" svg:height="0.447cm" svg:x="23.234cm" svg:y="8.985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4" draw:text-style-name="P26" draw:layer="layout" svg:width="0.304cm" svg:height="0.598cm" svg:x="23.769cm" svg:y="9.111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\mathrm{variable}~~u_s§svg§600§FALSE</svg:desc>
          <draw:polygon draw:style-name="gr33" draw:text-style-name="P25" draw:layer="layout" svg:width="4.958cm" svg:height="0.833cm" svg:x="18.845cm" svg:y="5.28cm" svg:viewBox="0 0 4959 834" draw:points="2478,834 0,834 0,0 4959,0 4959,834">
            <text:p/>
          </draw:polygon>
          <draw:path draw:style-name="gr34" draw:text-style-name="P26" draw:layer="layout" svg:width="0.483cm" svg:height="0.436cm" svg:x="18.865cm" svg:y="5.54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34" draw:text-style-name="P26" draw:layer="layout" svg:width="0.447cm" svg:height="0.453cm" svg:x="19.352cm" svg:y="5.5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4" draw:text-style-name="P26" draw:layer="layout" svg:width="0.332cm" svg:height="0.436cm" svg:x="19.831cm" svg:y="5.529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4" draw:text-style-name="P26" draw:layer="layout" svg:width="0.212cm" svg:height="0.66cm" svg:x="20.22cm" svg:y="5.305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4" draw:text-style-name="P26" draw:layer="layout" svg:width="0.447cm" svg:height="0.453cm" svg:x="20.503cm" svg:y="5.5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4" draw:text-style-name="P26" draw:layer="layout" svg:width="0.486cm" svg:height="0.696cm" svg:x="20.981cm" svg:y="5.28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34" draw:text-style-name="P26" draw:layer="layout" svg:width="0.22cm" svg:height="0.685cm" svg:x="21.533cm" svg:y="5.28cm" svg:viewBox="0 0 221 686" svg:d="M143 0l-143 11v31c70 0 78 6 78 56v512c0 45-11 45-78 45v31c34 0 87-3 112-3 22 0 73 3 109 3v-31c-67 0-78 0-78-45z">
            <text:p/>
          </draw:path>
          <draw:path draw:style-name="gr34" draw:text-style-name="P26" draw:layer="layout" svg:width="0.383cm" svg:height="0.453cm" svg:x="21.799cm" svg:y="5.52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4" draw:text-style-name="P26" draw:layer="layout" svg:width="0.509cm" svg:height="0.447cm" svg:x="22.894cm" svg:y="5.529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276cm" svg:height="0.313cm" svg:x="23.479cm" svg:y="5.806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</draw:g>
        <draw:g>
          <svg:title>TexMaths</svg:title>
          <svg:desc>28§display§\mathrm{variable}~~u_t§svg§600§FALSE</svg:desc>
          <draw:polygon draw:style-name="gr33" draw:text-style-name="P25" draw:layer="layout" svg:width="4.882cm" svg:height="0.833cm" svg:x="18.846cm" svg:y="6.98cm" svg:viewBox="0 0 4883 834" draw:points="2442,834 0,834 0,0 4883,0 4883,834">
            <text:p/>
          </draw:polygon>
          <draw:path draw:style-name="gr34" draw:text-style-name="P26" draw:layer="layout" svg:width="0.483cm" svg:height="0.436cm" svg:x="18.866cm" svg:y="7.24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34" draw:text-style-name="P26" draw:layer="layout" svg:width="0.447cm" svg:height="0.453cm" svg:x="19.353cm" svg:y="7.2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4" draw:text-style-name="P26" draw:layer="layout" svg:width="0.332cm" svg:height="0.436cm" svg:x="19.832cm" svg:y="7.229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4" draw:text-style-name="P26" draw:layer="layout" svg:width="0.212cm" svg:height="0.66cm" svg:x="20.221cm" svg:y="7.005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4" draw:text-style-name="P26" draw:layer="layout" svg:width="0.447cm" svg:height="0.453cm" svg:x="20.504cm" svg:y="7.2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4" draw:text-style-name="P26" draw:layer="layout" svg:width="0.486cm" svg:height="0.696cm" svg:x="20.982cm" svg:y="6.98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34" draw:text-style-name="P26" draw:layer="layout" svg:width="0.22cm" svg:height="0.685cm" svg:x="21.534cm" svg:y="6.98cm" svg:viewBox="0 0 221 686" svg:d="M143 0l-143 11v31c70 0 78 6 78 56v512c0 45-11 45-78 45v31c34 0 87-3 112-3 22 0 73 3 109 3v-31c-67 0-78 0-78-45z">
            <text:p/>
          </draw:path>
          <draw:path draw:style-name="gr34" draw:text-style-name="P26" draw:layer="layout" svg:width="0.383cm" svg:height="0.453cm" svg:x="21.8cm" svg:y="7.22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4" draw:text-style-name="P26" draw:layer="layout" svg:width="0.509cm" svg:height="0.447cm" svg:x="22.895cm" svg:y="7.229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234cm" svg:height="0.439cm" svg:x="23.46cm" svg:y="7.3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3.506cm" svg:x="1.4cm" svg:y="-0.663cm" presentation:class="title" presentation:user-transformed="true">
          <draw:text-box>
            <text:p>Writing the dual</text:p>
          </draw:text-box>
        </draw:frame>
        <draw:frame draw:style-name="gr43" draw:text-style-name="P8" draw:layer="layout" svg:width="13.731cm" svg:height="7.346cm" svg:x="6.321cm" svg:y="4.596cm">
          <draw:image xlink:href="Pictures/10000000000001D7000000FCCDF1AC4C6AEF830D.png" xlink:type="simple" xlink:show="embed" xlink:actuate="onLoad">
            <text:p/>
          </draw:image>
        </draw:frame>
        <draw:frame presentation:style-name="pr14" draw:text-style-name="P29" draw:layer="layout" svg:width="23.008cm" svg:height="3.042cm" svg:x="1.746cm" svg:y="12.222cm">
          <draw:text-box>
            <text:list text:style-name="L2">
              <text:list-item>
                <text:p><text:span text:style-name="T15">V</text:span><text:span text:style-name="T15">a</text:span><text:span text:style-name="T15">r</text:span><text:span text:style-name="T15">i</text:span><text:span text:style-name="T15">a</text:span><text:span text:style-name="T15">b</text:span><text:span text:style-name="T15">l</text:span><text:span text:style-name="T15">e</text:span><text:span text:style-name="T15">s</text:span><text:span text:style-name="T15"> </text:span><text:span text:style-name="T15">u</text:span><text:span text:style-name="T16">i</text:span><text:span text:style-name="T15"> </text:span><text:span text:style-name="T15">d</text:span><text:span text:style-name="T15">o</text:span><text:span text:style-name="T15">n</text:span><text:span text:style-name="T15">'</text:span><text:span text:style-name="T15">t</text:span><text:span text:style-name="T15"> </text:span><text:span text:style-name="T15">e</text:span><text:span text:style-name="T15">n</text:span><text:span text:style-name="T15">t</text:span><text:span text:style-name="T15">e</text:span><text:span text:style-name="T15">r</text:span><text:span text:style-name="T15"> </text:span><text:span text:style-name="T15">t</text:span><text:span text:style-name="T15">h</text:span><text:span text:style-name="T15">e</text:span><text:span text:style-name="T15"> </text:span><text:span text:style-name="T15">o</text:span><text:span text:style-name="T15">b</text:span><text:span text:style-name="T15">j</text:span><text:span text:style-name="T15">e</text:span><text:span text:style-name="T15">c</text:span><text:span text:style-name="T15">t</text:span><text:span text:style-name="T15">i</text:span><text:span text:style-name="T15">v</text:span><text:span text:style-name="T15">e</text:span><text:span text:style-name="T15">,</text:span><text:span text:style-name="T15"> </text:span><text:span text:style-name="T15">o</text:span><text:span text:style-name="T15">n</text:span><text:span text:style-name="T15">l</text:span><text:span text:style-name="T15">y</text:span><text:span text:style-name="T15"> </text:span><text:span text:style-name="T15">t</text:span><text:span text:style-name="T15">h</text:span><text:span text:style-name="T15">e</text:span><text:span text:style-name="T15">i</text:span><text:span text:style-name="T15">r</text:span><text:span text:style-name="T15"> </text:span><text:span text:style-name="T15">d</text:span><text:span text:style-name="T15">i</text:span><text:span text:style-name="T15">f</text:span><text:span text:style-name="T15">f</text:span><text:span text:style-name="T15">e</text:span><text:span text:style-name="T15">r</text:span><text:span text:style-name="T15">e</text:span><text:span text:style-name="T15">n</text:span><text:span text:style-name="T15">c</text:span><text:span text:style-name="T15">e</text:span><text:span text:style-name="T15"> </text:span><text:span text:style-name="T15">i</text:span><text:span text:style-name="T15">s</text:span><text:span text:style-name="T15"> </text:span><text:span text:style-name="T15">i</text:span><text:span text:style-name="T15">n</text:span><text:span text:style-name="T15"> </text:span><text:span text:style-name="T15">t</text:span><text:span text:style-name="T15">h</text:span><text:span text:style-name="T15">e</text:span><text:span text:style-name="T15"> </text:span><text:span text:style-name="T15">c</text:span><text:span text:style-name="T15">o</text:span><text:span text:style-name="T15">n</text:span><text:span text:style-name="T15">s</text:span><text:span text:style-name="T15">t</text:span><text:span text:style-name="T15">r</text:span><text:span text:style-name="T15">a</text:span><text:span text:style-name="T15">i</text:span><text:span text:style-name="T15">n</text:span><text:span text:style-name="T15">t</text:span><text:span text:style-name="T15">s</text:span></text:p>
              </text:list-item>
              <text:list-item>
                <text:p><text:span text:style-name="T15">W</text:span><text:span text:style-name="T15">e</text:span><text:span text:style-name="T15"> </text:span><text:span text:style-name="T15">c</text:span><text:span text:style-name="T15">a</text:span><text:span text:style-name="T15">n</text:span><text:span text:style-name="T15"> </text:span><text:span text:style-name="T15">s</text:span><text:span text:style-name="T15">e</text:span><text:span text:style-name="T15">t</text:span><text:span text:style-name="T15"> </text:span><text:span text:style-name="T15">t</text:span><text:span text:style-name="T15">h</text:span><text:span text:style-name="T15">e</text:span><text:span text:style-name="T15">m</text:span><text:span text:style-name="T15"> </text:span><text:span text:style-name="T15">a</text:span><text:span text:style-name="T15">r</text:span><text:span text:style-name="T15">b</text:span><text:span text:style-name="T15">i</text:span><text:span text:style-name="T15">t</text:span><text:span text:style-name="T15">r</text:span><text:span text:style-name="T15">a</text:span><text:span text:style-name="T15">r</text:span><text:span text:style-name="T15">i</text:span><text:span text:style-name="T15">l</text:span><text:span text:style-name="T15">y</text:span><text:span text:style-name="T15">,</text:span><text:span text:style-name="T15"> </text:span><text:span text:style-name="T15">i</text:span><text:span text:style-name="T15">n</text:span><text:span text:style-name="T15"> </text:span><text:span text:style-name="T15">p</text:span><text:span text:style-name="T15">a</text:span><text:span text:style-name="T15">r</text:span><text:span text:style-name="T15">t</text:span><text:span text:style-name="T15">i</text:span><text:span text:style-name="T15">c</text:span><text:span text:style-name="T15">u</text:span><text:span text:style-name="T15">l</text:span><text:span text:style-name="T15">a</text:span><text:span text:style-name="T15">r</text:span><text:span text:style-name="T15"> </text:span><text:span text:style-name="T15">u</text:span><text:span text:style-name="T16">s</text:span><text:span text:style-name="T15"> </text:span><text:span text:style-name="T15">=</text:span><text:span text:style-name="T15"> </text:span><text:span text:style-name="T15">0</text:span><text:span text:style-name="T15">,</text:span><text:span text:style-name="T15"> </text:span><text:span text:style-name="T15">u</text:span><text:span text:style-name="T16">t</text:span><text:span text:style-name="T15"> </text:span><text:span text:style-name="T15">=</text:span><text:span text:style-name="T15"> </text:span><text:span text:style-name="T15">1</text:span></text:p>
              </text:list-item>
            </text:list>
          </draw:text-box>
        </draw:frame>
        <draw:frame presentation:style-name="pr15" draw:text-style-name="P29" draw:layer="layout" svg:width="24.99cm" svg:height="2.037cm" svg:x="1.64cm" svg:y="2.759cm">
          <draw:text-box>
            <text:list text:style-name="L2">
              <text:list-item>
                <text:p><text:span text:style-name="T15">R</text:span><text:span text:style-name="T15">e</text:span><text:span text:style-name="T15">m</text:span><text:span text:style-name="T15">e</text:span><text:span text:style-name="T15">m</text:span><text:span text:style-name="T15">b</text:span><text:span text:style-name="T15">e</text:span><text:span text:style-name="T15">r</text:span><text:span text:style-name="T15">:</text:span><text:span text:style-name="T15"> </text:span><text:span text:style-name="T15">t</text:span><text:span text:style-name="T15">h</text:span><text:span text:style-name="T15">e</text:span><text:span text:style-name="T15"> </text:span><text:span text:style-name="T15">i</text:span><text:span text:style-name="T15">n</text:span><text:span text:style-name="T15">f</text:span><text:span text:style-name="T15">i</text:span><text:span text:style-name="T15">m</text:span><text:span text:style-name="T15">u</text:span><text:span text:style-name="T15">m</text:span><text:span text:style-name="T15"> </text:span><text:span text:style-name="T15">o</text:span><text:span text:style-name="T15">f</text:span><text:span text:style-name="T15"> </text:span><text:span text:style-name="T15">t</text:span><text:span text:style-name="T15">h</text:span><text:span text:style-name="T15">e</text:span><text:span text:style-name="T15"> </text:span><text:span text:style-name="T15">s</text:span><text:span text:style-name="T15">o</text:span><text:span text:style-name="T15">l</text:span><text:span text:style-name="T15">u</text:span><text:span text:style-name="T15">t</text:span><text:span text:style-name="T15">i</text:span><text:span text:style-name="T15">o</text:span><text:span text:style-name="T15">n</text:span><text:span text:style-name="T15">s</text:span><text:span text:style-name="T15"> </text:span><text:span text:style-name="T15">o</text:span><text:span text:style-name="T15">f</text:span><text:span text:style-name="T15"> </text:span><text:span text:style-name="T15">t</text:span><text:span text:style-name="T15">h</text:span><text:span text:style-name="T15">e</text:span><text:span text:style-name="T15"> </text:span><text:span text:style-name="T15">d</text:span><text:span text:style-name="T15">u</text:span><text:span text:style-name="T15">a</text:span><text:span text:style-name="T15">l</text:span><text:span text:style-name="T15"> </text:span><text:span text:style-name="T15">i</text:span><text:span text:style-name="T15">s</text:span><text:span text:style-name="T15"> </text:span><text:span text:style-name="T15">t</text:span><text:span text:style-name="T15">h</text:span><text:span text:style-name="T15">e</text:span><text:span text:style-name="T15"> </text:span><text:span text:style-name="T15">s</text:span><text:span text:style-name="T15">u</text:span><text:span text:style-name="T15">p</text:span><text:span text:style-name="T15">r</text:span><text:span text:style-name="T15">e</text:span><text:span text:style-name="T15">m</text:span><text:span text:style-name="T15">u</text:span><text:span text:style-name="T15">m</text:span><text:span text:style-name="T15"> </text:span><text:span text:style-name="T15">o</text:span><text:span text:style-name="T15">f</text:span><text:span text:style-name="T15"> </text:span><text:span text:style-name="T15">t</text:span><text:span text:style-name="T15">h</text:span><text:span text:style-name="T15">e</text:span><text:span text:style-name="T15"> </text:span><text:span text:style-name="T15">s</text:span><text:span text:style-name="T15">o</text:span><text:span text:style-name="T15">l</text:span><text:span text:style-name="T15">u</text:span><text:span text:style-name="T15">t</text:span><text:span text:style-name="T15">i</text:span><text:span text:style-name="T15">o</text:span><text:span text:style-name="T15">n</text:span><text:span text:style-name="T15">s</text:span><text:span text:style-name="T15"> </text:span><text:span text:style-name="T15">o</text:span><text:span text:style-name="T15">f</text:span><text:span text:style-name="T15"> </text:span><text:span text:style-name="T15">p</text:span><text:span text:style-name="T15">r</text:span><text:span text:style-name="T15">i</text:span><text:span text:style-name="T15">m</text:span><text:span text:style-name="T15">a</text:span><text:span text:style-name="T15">l</text:span></text:p>
              </text:list-item>
            </text:list>
          </draw:text-box>
        </draw:frame>
        <draw:frame draw:style-name="gr44" draw:text-style-name="P30" draw:layer="layout" svg:width="4.318cm" svg:height="1.82cm" svg:x="22.606cm" svg:y="8.89cm">
          <draw:text-box>
            <text:p text:style-name="P3">Think of <text:span text:style-name="T11">y</text:span><text:span text:style-name="T17">i</text:span><text:span text:style-name="T17">j</text:span> as<text:line-break/>0 or 1</text:p>
          </draw:text-box>
        </draw:frame>
        <draw:frame draw:style-name="gr45" draw:text-style-name="P23" draw:layer="layout" svg:width="1.524cm" svg:height="2.143cm" svg:x="22.044cm" svg:y="8.525cm">
          <draw:text-box>
            <text:p><text:span text:style-name="T18">(</text:span></text:p>
          </draw:text-box>
        </draw:frame>
        <draw:frame draw:style-name="gr45" draw:text-style-name="P23" draw:layer="layout" svg:width="1.524cm" svg:height="2.143cm" svg:x="26.344cm" svg:y="8.526cm">
          <draw:text-box>
            <text:p><text:span text:style-name="T18">)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layer="layout" svg:width="25.199cm" svg:height="2.149cm" svg:x="1.4cm" svg:y="0.137cm" presentation:class="title" presentation:user-transformed="true">
          <draw:text-box>
            <text:p>Dual (after simplification)</text:p>
          </draw:text-box>
        </draw:frame>
        <draw:frame presentation:style-name="pr14" draw:text-style-name="P29" draw:layer="layout" svg:width="23.008cm" svg:height="3.55cm" svg:x="1.946cm" svg:y="10.222cm">
          <draw:text-box>
            <text:list text:style-name="L2">
              <text:list-item>
                <text:p><text:span text:style-name="T19">W</text:span><text:span text:style-name="T19">h</text:span><text:span text:style-name="T19">a</text:span><text:span text:style-name="T19">t</text:span><text:span text:style-name="T19"> </text:span><text:span text:style-name="T19">h</text:span><text:span text:style-name="T19">a</text:span><text:span text:style-name="T19">p</text:span><text:span text:style-name="T19">p</text:span><text:span text:style-name="T19">e</text:span><text:span text:style-name="T19">n</text:span><text:span text:style-name="T19">s</text:span><text:span text:style-name="T19"> </text:span><text:span text:style-name="T19">w</text:span><text:span text:style-name="T19">i</text:span><text:span text:style-name="T19">t</text:span><text:span text:style-name="T19">h</text:span><text:span text:style-name="T19"> </text:span><text:span text:style-name="T19">t</text:span><text:span text:style-name="T19">h</text:span><text:span text:style-name="T19">e</text:span><text:span text:style-name="T19"> </text:span><text:span text:style-name="T19">v</text:span><text:span text:style-name="T19">a</text:span><text:span text:style-name="T19">l</text:span><text:span text:style-name="T19">u</text:span><text:span text:style-name="T19">e</text:span><text:span text:style-name="T19">s</text:span><text:span text:style-name="T19"> </text:span><text:span text:style-name="T19">o</text:span><text:span text:style-name="T19">f</text:span><text:span text:style-name="T19"> </text:span><text:span text:style-name="T20">u</text:span><text:span text:style-name="T19"> </text:span><text:span text:style-name="T19">i</text:span><text:span text:style-name="T19">n</text:span><text:span text:style-name="T19"> </text:span><text:span text:style-name="T19">e</text:span><text:span text:style-name="T19">v</text:span><text:span text:style-name="T19">e</text:span><text:span text:style-name="T19">r</text:span><text:span text:style-name="T19">y</text:span><text:span text:style-name="T19"> </text:span><text:span text:style-name="T19">s</text:span><text:span text:style-name="T19">i</text:span><text:span text:style-name="T19">m</text:span><text:span text:style-name="T19">p</text:span><text:span text:style-name="T19">l</text:span><text:span text:style-name="T19">e</text:span><text:span text:style-name="T19"> </text:span><text:span text:style-name="T19">p</text:span><text:span text:style-name="T19">a</text:span><text:span text:style-name="T19">t</text:span><text:span text:style-name="T19">h</text:span><text:span text:style-name="T19"> </text:span><text:span text:style-name="T19">g</text:span><text:span text:style-name="T19">o</text:span><text:span text:style-name="T19">i</text:span><text:span text:style-name="T19">n</text:span><text:span text:style-name="T19">g</text:span><text:span text:style-name="T19"> </text:span><text:span text:style-name="T19">f</text:span><text:span text:style-name="T19">r</text:span><text:span text:style-name="T19">o</text:span><text:span text:style-name="T19">m</text:span><text:span text:style-name="T19"> </text:span><text:span text:style-name="T20">s</text:span><text:span text:style-name="T19"> </text:span><text:span text:style-name="T19">t</text:span><text:span text:style-name="T19">o</text:span><text:span text:style-name="T19"> </text:span><text:span text:style-name="T20">t</text:span><text:span text:style-name="T20"> </text:span><text:span text:style-name="T21">?</text:span></text:p>
              </text:list-item>
            </text:list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0, u_t = 1
\end{eqnarray*}§svg§600§FALSE§</svg:desc>
          <draw:polygon draw:style-name="gr37" draw:text-style-name="P25" draw:layer="layout" svg:width="14.727cm" svg:height="6.803cm" svg:x="6.604cm" svg:y="2.434cm" svg:viewBox="0 0 14728 6804" draw:points="7363,6804 0,6804 0,0 14728,0 14728,6804">
            <text:p/>
          </draw:polygon>
          <draw:path draw:style-name="gr38" draw:text-style-name="P26" draw:layer="layout" svg:width="0.808cm" svg:height="0.447cm" svg:x="6.633cm" svg:y="3.032cm" svg:viewBox="0 0 809 448" svg:d="M58 379c-2 15-9 38-9 42 0 18 14 27 29 27 12 0 30-9 36-27 2-2 14-49 18-74l23-89c6-21 11-43 17-65 3-18 12-47 12-50 15-31 67-121 161-121 45 0 54 36 54 70 0 24-7 51-16 81l-27 114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38" draw:text-style-name="P26" draw:layer="layout" svg:width="0.261cm" svg:height="0.662cm" svg:x="7.498cm" svg:y="2.817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38" draw:text-style-name="P26" draw:layer="layout" svg:width="0.534cm" svg:height="0.447cm" svg:x="7.836cm" svg:y="3.032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38" draw:text-style-name="P26" draw:layer="layout" svg:width="1.312cm" svg:height="1.379cm" svg:x="9.214cm" svg:y="2.533cm" svg:viewBox="0 0 1313 1380" svg:d="M1192 1380l121-316h-25c-38 103-143 170-258 200-20 4-116 31-306 31h-594l502-589c6-7 9-11 9-16 0-2 0-4-7-16l-459-627h540c132 0 221 13 230 16 54 9 139 24 218 74 24 15 91 60 125 141h25l-121-278h-1165c-23 0-23 0-27 7 0 2 0 22 0 33l522 713-511 598c-11 13-11 18-11 18 0 11 9 11 27 11z">
            <text:p/>
          </draw:path>
          <draw:path draw:style-name="gr38" draw:text-style-name="P26" draw:layer="layout" svg:width="0.18cm" svg:height="0.689cm" svg:x="8.64cm" svg:y="4.173cm" svg:viewBox="0 0 181 690" svg:d="M168 0c-132 92-168 240-168 345 0 96 29 249 168 345 4 0 13 0 13-7 0-4-2-6-6-11-94-83-128-202-128-327 0-186 72-278 130-329 2-3 4-5 4-7 0-9-9-9-13-9z">
            <text:p/>
          </draw:path>
          <draw:path draw:style-name="gr38" draw:text-style-name="P26" draw:layer="layout" svg:width="0.21cm" svg:height="0.465cm" svg:x="8.902cm" svg:y="4.233cm" svg:viewBox="0 0 211 466" svg:d="M193 27c0-11-9-27-27-27-20 0-41 18-41 38 0 11 9 27 30 27 20 0 38-20 38-38zM52 379c-5 9-7 15-7 29 0 31 27 58 65 58 71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38" draw:text-style-name="P26" draw:layer="layout" svg:width="0.089cm" svg:height="0.214cm" svg:x="9.225cm" svg:y="4.609cm" svg:viewBox="0 0 90 215" svg:d="M69 69c0 39-6 83-53 128-5 2-7 5-7 7 0 7 7 11 11 11 9 0 70-56 70-139 0-42-16-76-50-76-22 0-40 18-40 40 0 23 16 41 40 41 18 0 29-12 29-12z">
            <text:p/>
          </draw:path>
          <draw:path draw:style-name="gr38" draw:text-style-name="P26" draw:layer="layout" svg:width="0.304cm" svg:height="0.599cm" svg:x="9.382cm" svg:y="4.233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38" draw:text-style-name="P26" draw:layer="layout" svg:width="0.18cm" svg:height="0.689cm" svg:x="9.796cm" svg:y="4.173cm" svg:viewBox="0 0 181 690" svg:d="M13 0c-4 0-13 0-13 9 0 2 2 4 7 9 60 56 125 148 125 327 0 143-45 253-119 320-13 14-13 14-13 18 0 3 2 7 9 7 9 0 74-45 121-132 31-56 51-132 51-213 0-96-29-249-168-345z">
            <text:p/>
          </draw:path>
          <draw:path draw:style-name="gr38" draw:text-style-name="P26" draw:layer="layout" svg:width="0.382cm" svg:height="0.452cm" svg:x="10.13cm" svg:y="4.291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38" draw:text-style-name="P26" draw:layer="layout" svg:width="0.521cm" svg:height="0.492cm" svg:x="10.625cm" svg:y="4.199cm" svg:viewBox="0 0 522 493" svg:d="M103 410c-25 38-47 56-87 58-7 0-16 0-16 16 0 7 7 9 9 9 18 0 43-2 60-2 23 0 50 2 72 2 2 0 14 0 14-16 0-9-9-9-12-9-6 0-31-2-31-20 0-9 7-20 11-27l54-85h199l16 114c-2 7-7 18-47 18-9 0-18 0-18 16 0 2 2 9 11 9 20 0 70-2 90-2 11 0 27 0 40 0 11 2 27 2 38 2 9 0 16-5 16-14 0-11-9-11-20-11-41 0-43-4-45-22l-61-426c-2-16-2-20-15-20-14 0-18 7-25 16zM195 311l145-226 32 226z">
            <text:p/>
          </draw:path>
          <draw:path draw:style-name="gr38" draw:text-style-name="P26" draw:layer="layout" svg:width="0.447cm" svg:height="0.696cm" svg:x="11.395cm" svg:y="2.783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38" draw:text-style-name="P26" draw:layer="layout" svg:width="0.21cm" svg:height="0.465cm" svg:x="11.886cm" svg:y="3.1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38" draw:text-style-name="P26" draw:layer="layout" svg:width="0.304cm" svg:height="0.599cm" svg:x="12.132cm" svg:y="3.1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38" draw:text-style-name="P26" draw:layer="layout" svg:width="0.456cm" svg:height="0.638cm" svg:x="12.574cm" svg:y="3.032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38" draw:text-style-name="P26" draw:layer="layout" svg:width="0.21cm" svg:height="0.465cm" svg:x="13.062cm" svg:y="3.1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38" draw:text-style-name="P26" draw:layer="layout" svg:width="0.304cm" svg:height="0.599cm" svg:x="13.306cm" svg:y="3.1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38" draw:text-style-name="P26" draw:layer="layout" svg:width="0.507cm" svg:height="0.447cm" svg:x="8.3cm" svg:y="5.658cm" svg:viewBox="0 0 508 448" svg:d="M318 381c11 42 45 67 87 67 34 0 59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38" draw:text-style-name="P26" draw:layer="layout" svg:width="0.21cm" svg:height="0.465cm" svg:x="8.866cm" svg:y="5.783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38" draw:text-style-name="P26" draw:layer="layout" svg:width="0.602cm" svg:height="0.042cm" svg:x="9.462cm" svg:y="5.826cm" svg:viewBox="0 0 603 43" svg:d="M569 43c16 0 34 0 34-23 0-20-18-20-34-20h-535c-16 0-34 0-34 20 0 23 18 23 34 23z">
            <text:p/>
          </draw:path>
          <draw:path draw:style-name="gr38" draw:text-style-name="P26" draw:layer="layout" svg:width="0.507cm" svg:height="0.447cm" svg:x="10.394cm" svg:y="5.658cm" svg:viewBox="0 0 508 448" svg:d="M318 381c9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38" draw:text-style-name="P26" draw:layer="layout" svg:width="0.304cm" svg:height="0.599cm" svg:x="10.929cm" svg:y="5.7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38" draw:text-style-name="P26" draw:layer="layout" svg:width="0.655cm" svg:height="0.658cm" svg:x="11.617cm" svg:y="5.519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38" draw:text-style-name="P26" draw:layer="layout" svg:width="0.456cm" svg:height="0.638cm" svg:x="12.574cm" svg:y="5.658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38" draw:text-style-name="P26" draw:layer="layout" svg:width="0.21cm" svg:height="0.465cm" svg:x="13.062cm" svg:y="5.783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38" draw:text-style-name="P26" draw:layer="layout" svg:width="0.304cm" svg:height="0.599cm" svg:x="13.306cm" svg:y="5.7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38" draw:text-style-name="P26" draw:layer="layout" svg:width="0.602cm" svg:height="0.763cm" svg:x="14.787cm" svg:y="5.465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38" draw:text-style-name="P26" draw:layer="layout" svg:width="0.416cm" svg:height="0.678cm" svg:x="16.494cm" svg:y="5.436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38" draw:text-style-name="P26" draw:layer="layout" svg:width="0.115cm" svg:height="0.295cm" svg:x="17.031cm" svg:y="5.9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38" draw:text-style-name="P26" draw:layer="layout" svg:width="0.23cm" svg:height="0.985cm" svg:x="17.481cm" svg:y="5.353cm" svg:viewBox="0 0 231 986" svg:d="M231 977c0-2 0-5-18-23-123-123-155-309-155-461 0-170 38-343 159-466 14-11 14-14 14-18 0-7-5-9-11-9-9 0-99 67-157 193-52 107-63 217-63 300 0 76 11 197 65 309 60 121 146 184 155 184 6 0 11-2 11-9z">
            <text:p/>
          </draw:path>
          <draw:path draw:style-name="gr38" draw:text-style-name="P26" draw:layer="layout" svg:width="0.261cm" svg:height="0.662cm" svg:x="17.795cm" svg:y="5.44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38" draw:text-style-name="P26" draw:layer="layout" svg:width="0.115cm" svg:height="0.295cm" svg:x="18.192cm" svg:y="5.9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38" draw:text-style-name="P26" draw:layer="layout" svg:width="0.404cm" svg:height="0.853cm" svg:x="18.53cm" svg:y="5.441cm" svg:viewBox="0 0 405 854" svg:d="M405 36c0-18-13-36-38-36-22 0-51 22-51 52 0 20 13 35 36 35 27 0 53-24 53-51zM206 701c-18 76-65 132-121 132-7 0-20 0-38-9 29-6 45-33 45-53 0-16-11-34-38-34-25 0-54 20-54 56 0 40 40 61 87 61 70 0 162-52 186-148l92-363c5-20 5-34 5-36 0-56-43-92-92-92-101 0-157 143-157 152 0 12 9 12 11 12 9 0 11-3 18-21 25-60 72-121 126-121 13 0 31 5 31 45 0 25-2 34-7 52z">
            <text:p/>
          </draw:path>
          <draw:path draw:style-name="gr38" draw:text-style-name="P26" draw:layer="layout" svg:width="0.23cm" svg:height="0.985cm" svg:x="19.061cm" svg:y="5.353cm" svg:viewBox="0 0 231 986" svg:d="M231 493c0-76-11-195-65-307-61-121-146-186-157-186-5 0-9 4-9 9 0 4 0 7 18 22 98 99 154 256 154 462 0 168-35 343-159 466-13 13-13 16-13 18 0 7 4 9 9 9 11 0 101-67 159-193 52-107 63-217 63-300z">
            <text:p/>
          </draw:path>
          <draw:path draw:style-name="gr38" draw:text-style-name="P26" draw:layer="layout" svg:width="0.494cm" svg:height="0.573cm" svg:x="19.744cm" svg:y="5.562cm" svg:viewBox="0 0 495 574" svg:d="M459 307c18 0 36 0 36-20s-18-20-36-20h-419c12-133 126-227 265-227h154c18 0 36 0 36-20s-18-20-36-20h-154c-171 0-305 128-305 287 0 157 134 287 305 287h154c18 0 36 0 36-21 0-20-18-20-36-20h-154c-139 0-253-94-265-226z">
            <text:p/>
          </draw:path>
          <draw:path draw:style-name="gr38" draw:text-style-name="P26" draw:layer="layout" svg:width="0.675cm" svg:height="0.707cm" svg:x="20.624cm" svg:y="5.387cm" svg:viewBox="0 0 676 708" svg:d="M141 594c-38 65-76 80-121 83-11 0-20 0-20 20 0 4 4 11 13 11 27 0 56-5 86-5 31 0 67 5 98 5 5 0 18 0 18-20 0-11-9-11-16-11-22-3-47-12-47-36 0-11 7-23 16-36l74-126h249c2 21 15 155 15 164 0 31-51 34-71 34-14 0-25 0-25 20 0 11 13 11 16 11 40 0 82-5 123-5 24 0 85 5 110 5 6 0 17 0 17-20 0-11-8-11-22-11-60 0-60-7-63-36l-60-616c-2-21-2-25-20-25-16 0-18 7-25 18zM260 448l195-325 31 325z">
            <text:p/>
          </draw:path>
          <draw:path draw:style-name="gr38" draw:text-style-name="P26" draw:layer="layout" svg:width="0.456cm" svg:height="0.638cm" svg:x="12.574cm" svg:y="7.134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38" draw:text-style-name="P26" draw:layer="layout" svg:width="0.21cm" svg:height="0.465cm" svg:x="13.062cm" svg:y="7.26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38" draw:text-style-name="P26" draw:layer="layout" svg:width="0.304cm" svg:height="0.599cm" svg:x="13.306cm" svg:y="7.26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38" draw:text-style-name="P26" draw:layer="layout" svg:width="0.602cm" svg:height="0.763cm" svg:x="14.787cm" svg:y="6.942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38" draw:text-style-name="P26" draw:layer="layout" svg:width="0.416cm" svg:height="0.678cm" svg:x="16.494cm" svg:y="6.91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38" draw:text-style-name="P26" draw:layer="layout" svg:width="0.507cm" svg:height="0.447cm" svg:x="7.811cm" svg:y="8.6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38" draw:text-style-name="P26" draw:layer="layout" svg:width="0.277cm" svg:height="0.313cm" svg:x="8.394cm" svg:y="8.889cm" svg:viewBox="0 0 278 314" svg:d="M251 45c-18 4-29 20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4-38-20-38-36s13-33 29-42c18-14 42-14 54-14 15 0 51 2 67 25z">
            <text:p/>
          </draw:path>
          <draw:path draw:style-name="gr38" draw:text-style-name="P26" draw:layer="layout" svg:width="0.655cm" svg:height="0.232cm" svg:x="9.095cm" svg:y="8.685cm" svg:viewBox="0 0 656 233" svg:d="M623 40c15 0 33 0 33-20s-18-20-31-20h-591c-16 0-34 0-34 20s18 20 34 20zM625 233c13 0 31 0 31-20s-18-20-33-20h-589c-16 0-34 0-34 20s18 20 34 20z">
            <text:p/>
          </draw:path>
          <draw:path draw:style-name="gr38" draw:text-style-name="P26" draw:layer="layout" svg:width="0.416cm" svg:height="0.678cm" svg:x="10.116cm" svg:y="8.389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38" draw:text-style-name="P26" draw:layer="layout" svg:width="0.115cm" svg:height="0.295cm" svg:x="10.654cm" svg:y="8.94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38" draw:text-style-name="P26" draw:layer="layout" svg:width="0.507cm" svg:height="0.447cm" svg:x="11.037cm" svg:y="8.6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38" draw:text-style-name="P26" draw:layer="layout" svg:width="0.234cm" svg:height="0.438cm" svg:x="11.599cm" svg:y="8.761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38" draw:text-style-name="P26" draw:layer="layout" svg:width="0.655cm" svg:height="0.232cm" svg:x="12.247cm" svg:y="8.685cm" svg:viewBox="0 0 656 233" svg:d="M623 40c15 0 33 0 33-20s-18-20-31-20h-591c-16 0-34 0-34 20s18 20 34 20zM625 233c13 0 31 0 31-20s-18-20-33-20h-589c-16 0-34 0-34 20s18 20 34 20z">
            <text:p/>
          </draw:path>
          <draw:path draw:style-name="gr38" draw:text-style-name="P26" draw:layer="layout" svg:width="0.326cm" svg:height="0.658cm" svg:x="13.317cm" svg:y="8.389cm" svg:viewBox="0 0 327 659" svg:d="M204 25c0-23 0-25-25-25-60 63-148 63-179 63v31c20 0 78 0 130-27v513c0 36-2 47-92 47h-31v32c33-5 121-5 159-5 40 0 125 0 161 5v-32h-31c-90 0-92-11-92-47z">
            <text:p/>
          </draw:path>
        </draw:g>
        <draw:custom-shape draw:style-name="gr19" draw:text-style-name="P22" xml:id="id12" draw:id="id12" draw:layer="layout" svg:width="1.825cm" svg:height="1.825cm" svg:x="4.309cm" svg:y="13.67cm">
          <text:p text:style-name="P3">u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13" draw:id="id13" draw:layer="layout" svg:width="1.825cm" svg:height="1.825cm" svg:x="8.106cm" svg:y="13.67cm">
          <text:p text:style-name="P3">u=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2" xml:id="id15" draw:id="id15" draw:layer="layout" svg:width="1.826cm" svg:height="1.825cm" svg:x="18.702cm" svg:y="13.67cm">
          <text:p text:style-name="P3">u=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16" draw:id="id16" draw:layer="layout" svg:width="1.825cm" svg:height="1.826cm" svg:x="22.598cm" svg:y="13.669cm">
          <text:p text:style-name="P3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8" draw:layer="layout" draw:type="line" svg:x1="6.134cm" svg:y1="14.583cm" svg:x2="8.106cm" svg:y2="14.583cm" draw:start-shape="id12" draw:start-glue-point="10" draw:end-shape="id13" draw:end-glue-point="6" svg:d="M6134 14583h1972" svg:viewBox="0 0 1973 1">
          <text:p/>
        </draw:connector>
        <draw:connector draw:style-name="gr48" draw:text-style-name="P8" draw:layer="layout" draw:type="line" svg:x1="17.029cm" svg:y1="14.584cm" svg:x2="18.702cm" svg:y2="14.582cm" draw:start-shape="id14" draw:start-glue-point="10" draw:end-shape="id15" svg:d="M17029 14584l1673-2" svg:viewBox="0 0 1674 3">
          <text:p/>
        </draw:connector>
        <draw:connector draw:style-name="gr49" draw:text-style-name="P8" draw:layer="layout" draw:type="line" svg:x1="20.528cm" svg:y1="14.583cm" svg:x2="22.598cm" svg:y2="14.582cm" draw:start-shape="id15" draw:start-glue-point="10" draw:end-shape="id16" draw:end-glue-point="6" svg:d="M20528 14583l2070-1" svg:viewBox="0 0 2071 2">
          <text:p/>
        </draw:connector>
        <draw:custom-shape draw:style-name="gr46" draw:text-style-name="P22" xml:id="id14" draw:id="id14" draw:layer="layout" svg:width="1.826cm" svg:height="1.825cm" svg:x="15.203cm" svg:y="13.671cm">
          <text:p text:style-name="P3">u=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8" draw:layer="layout" draw:type="line" svg:x1="9.931cm" svg:y1="14.583cm" svg:x2="11.974cm" svg:y2="14.582cm" draw:start-shape="id13" draw:start-glue-point="10" svg:d="M9931 14583l2043-1" svg:viewBox="0 0 2044 2">
          <text:p/>
        </draw:connector>
        <draw:connector draw:style-name="gr47" draw:text-style-name="P8" draw:layer="layout" draw:type="line" svg:x1="13.17cm" svg:y1="14.582cm" svg:x2="15.203cm" svg:y2="14.584cm" draw:end-shape="id14" draw:end-glue-point="6" svg:d="M13170 14582l2033 2" svg:viewBox="0 0 2034 3">
          <text:p/>
        </draw:connector>
        <draw:frame draw:style-name="gr32" draw:text-style-name="P8" draw:layer="layout" svg:width="1.968cm" svg:height="1.115cm" svg:x="11.494cm" svg:y="14.027cm">
          <draw:text-box>
            <text:p text:style-name="P3">...</text:p>
          </draw:text-box>
        </draw:frame>
        <draw:custom-shape draw:style-name="gr50" draw:text-style-name="P8" draw:layer="layout" svg:width="26.416cm" svg:height="5.588cm" svg:x="0.762cm" svg:y="10.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frame presentation:style-name="pr16" draw:layer="layout" svg:width="25.199cm" svg:height="2.149cm" svg:x="1.4cm" svg:y="0.137cm" presentation:class="title" presentation:user-transformed="true">
          <draw:text-box>
            <text:p>Dual (after simplification)</text:p>
          </draw:text-box>
        </draw:frame>
        <draw:frame presentation:style-name="pr14" draw:text-style-name="P29" draw:layer="layout" svg:width="23.008cm" svg:height="3.55cm" svg:x="1.946cm" svg:y="10.222cm">
          <draw:text-box>
            <text:list text:style-name="L2">
              <text:list-item>
                <text:p>Given these constraints, the sequence <text:span text:style-name="T22">m</text:span><text:span text:style-name="T22">u</text:span><text:span text:style-name="T22">s</text:span><text:span text:style-name="T22">t</text:span> increase, and can only increase <text:span text:style-name="T22">o</text:span><text:span text:style-name="T22">n</text:span><text:span text:style-name="T22">c</text:span><text:span text:style-name="T22">e</text:span></text:p>
              </text:list-item>
            </text:list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0, u_t = 1
\end{eqnarray*}§svg§600§FALSE§</svg:desc>
          <draw:polygon draw:style-name="gr37" draw:text-style-name="P25" draw:layer="layout" svg:width="14.727cm" svg:height="6.803cm" svg:x="6.604cm" svg:y="2.434cm" svg:viewBox="0 0 14728 6804" draw:points="7363,6804 0,6804 0,0 14728,0 14728,6804">
            <text:p/>
          </draw:polygon>
          <draw:path draw:style-name="gr38" draw:text-style-name="P26" draw:layer="layout" svg:width="0.808cm" svg:height="0.447cm" svg:x="6.633cm" svg:y="3.032cm" svg:viewBox="0 0 809 448" svg:d="M58 379c-2 15-9 38-9 42 0 18 14 27 29 27 12 0 30-9 36-27 2-2 14-49 18-74l23-89c6-21 11-43 17-65 3-18 12-47 12-50 15-31 67-121 161-121 45 0 54 36 54 70 0 24-7 51-16 81l-27 114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38" draw:text-style-name="P26" draw:layer="layout" svg:width="0.261cm" svg:height="0.662cm" svg:x="7.498cm" svg:y="2.817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38" draw:text-style-name="P26" draw:layer="layout" svg:width="0.534cm" svg:height="0.447cm" svg:x="7.836cm" svg:y="3.032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38" draw:text-style-name="P26" draw:layer="layout" svg:width="1.312cm" svg:height="1.379cm" svg:x="9.214cm" svg:y="2.533cm" svg:viewBox="0 0 1313 1380" svg:d="M1192 1380l121-316h-25c-38 103-143 170-258 200-20 4-116 31-306 31h-594l502-589c6-7 9-11 9-16 0-2 0-4-7-16l-459-627h540c132 0 221 13 230 16 54 9 139 24 218 74 24 15 91 60 125 141h25l-121-278h-1165c-23 0-23 0-27 7 0 2 0 22 0 33l522 713-511 598c-11 13-11 18-11 18 0 11 9 11 27 11z">
            <text:p/>
          </draw:path>
          <draw:path draw:style-name="gr38" draw:text-style-name="P26" draw:layer="layout" svg:width="0.18cm" svg:height="0.689cm" svg:x="8.64cm" svg:y="4.173cm" svg:viewBox="0 0 181 690" svg:d="M168 0c-132 92-168 240-168 345 0 96 29 249 168 345 4 0 13 0 13-7 0-4-2-6-6-11-94-83-128-202-128-327 0-186 72-278 130-329 2-3 4-5 4-7 0-9-9-9-13-9z">
            <text:p/>
          </draw:path>
          <draw:path draw:style-name="gr38" draw:text-style-name="P26" draw:layer="layout" svg:width="0.21cm" svg:height="0.465cm" svg:x="8.902cm" svg:y="4.233cm" svg:viewBox="0 0 211 466" svg:d="M193 27c0-11-9-27-27-27-20 0-41 18-41 38 0 11 9 27 30 27 20 0 38-20 38-38zM52 379c-5 9-7 15-7 29 0 31 27 58 65 58 71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38" draw:text-style-name="P26" draw:layer="layout" svg:width="0.089cm" svg:height="0.214cm" svg:x="9.225cm" svg:y="4.609cm" svg:viewBox="0 0 90 215" svg:d="M69 69c0 39-6 83-53 128-5 2-7 5-7 7 0 7 7 11 11 11 9 0 70-56 70-139 0-42-16-76-50-76-22 0-40 18-40 40 0 23 16 41 40 41 18 0 29-12 29-12z">
            <text:p/>
          </draw:path>
          <draw:path draw:style-name="gr38" draw:text-style-name="P26" draw:layer="layout" svg:width="0.304cm" svg:height="0.599cm" svg:x="9.382cm" svg:y="4.233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38" draw:text-style-name="P26" draw:layer="layout" svg:width="0.18cm" svg:height="0.689cm" svg:x="9.796cm" svg:y="4.173cm" svg:viewBox="0 0 181 690" svg:d="M13 0c-4 0-13 0-13 9 0 2 2 4 7 9 60 56 125 148 125 327 0 143-45 253-119 320-13 14-13 14-13 18 0 3 2 7 9 7 9 0 74-45 121-132 31-56 51-132 51-213 0-96-29-249-168-345z">
            <text:p/>
          </draw:path>
          <draw:path draw:style-name="gr38" draw:text-style-name="P26" draw:layer="layout" svg:width="0.382cm" svg:height="0.452cm" svg:x="10.13cm" svg:y="4.291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38" draw:text-style-name="P26" draw:layer="layout" svg:width="0.521cm" svg:height="0.492cm" svg:x="10.625cm" svg:y="4.199cm" svg:viewBox="0 0 522 493" svg:d="M103 410c-25 38-47 56-87 58-7 0-16 0-16 16 0 7 7 9 9 9 18 0 43-2 60-2 23 0 50 2 72 2 2 0 14 0 14-16 0-9-9-9-12-9-6 0-31-2-31-20 0-9 7-20 11-27l54-85h199l16 114c-2 7-7 18-47 18-9 0-18 0-18 16 0 2 2 9 11 9 20 0 70-2 90-2 11 0 27 0 40 0 11 2 27 2 38 2 9 0 16-5 16-14 0-11-9-11-20-11-41 0-43-4-45-22l-61-426c-2-16-2-20-15-20-14 0-18 7-25 16zM195 311l145-226 32 226z">
            <text:p/>
          </draw:path>
          <draw:path draw:style-name="gr38" draw:text-style-name="P26" draw:layer="layout" svg:width="0.447cm" svg:height="0.696cm" svg:x="11.395cm" svg:y="2.783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38" draw:text-style-name="P26" draw:layer="layout" svg:width="0.21cm" svg:height="0.465cm" svg:x="11.886cm" svg:y="3.1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38" draw:text-style-name="P26" draw:layer="layout" svg:width="0.304cm" svg:height="0.599cm" svg:x="12.132cm" svg:y="3.1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38" draw:text-style-name="P26" draw:layer="layout" svg:width="0.456cm" svg:height="0.638cm" svg:x="12.574cm" svg:y="3.032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38" draw:text-style-name="P26" draw:layer="layout" svg:width="0.21cm" svg:height="0.465cm" svg:x="13.062cm" svg:y="3.1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38" draw:text-style-name="P26" draw:layer="layout" svg:width="0.304cm" svg:height="0.599cm" svg:x="13.306cm" svg:y="3.1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38" draw:text-style-name="P26" draw:layer="layout" svg:width="0.507cm" svg:height="0.447cm" svg:x="8.3cm" svg:y="5.658cm" svg:viewBox="0 0 508 448" svg:d="M318 381c11 42 45 67 87 67 34 0 59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38" draw:text-style-name="P26" draw:layer="layout" svg:width="0.21cm" svg:height="0.465cm" svg:x="8.866cm" svg:y="5.783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38" draw:text-style-name="P26" draw:layer="layout" svg:width="0.602cm" svg:height="0.042cm" svg:x="9.462cm" svg:y="5.826cm" svg:viewBox="0 0 603 43" svg:d="M569 43c16 0 34 0 34-23 0-20-18-20-34-20h-535c-16 0-34 0-34 20 0 23 18 23 34 23z">
            <text:p/>
          </draw:path>
          <draw:path draw:style-name="gr38" draw:text-style-name="P26" draw:layer="layout" svg:width="0.507cm" svg:height="0.447cm" svg:x="10.394cm" svg:y="5.658cm" svg:viewBox="0 0 508 448" svg:d="M318 381c9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38" draw:text-style-name="P26" draw:layer="layout" svg:width="0.304cm" svg:height="0.599cm" svg:x="10.929cm" svg:y="5.7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38" draw:text-style-name="P26" draw:layer="layout" svg:width="0.655cm" svg:height="0.658cm" svg:x="11.617cm" svg:y="5.519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38" draw:text-style-name="P26" draw:layer="layout" svg:width="0.456cm" svg:height="0.638cm" svg:x="12.574cm" svg:y="5.658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38" draw:text-style-name="P26" draw:layer="layout" svg:width="0.21cm" svg:height="0.465cm" svg:x="13.062cm" svg:y="5.783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38" draw:text-style-name="P26" draw:layer="layout" svg:width="0.304cm" svg:height="0.599cm" svg:x="13.306cm" svg:y="5.7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38" draw:text-style-name="P26" draw:layer="layout" svg:width="0.602cm" svg:height="0.763cm" svg:x="14.787cm" svg:y="5.465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38" draw:text-style-name="P26" draw:layer="layout" svg:width="0.416cm" svg:height="0.678cm" svg:x="16.494cm" svg:y="5.436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38" draw:text-style-name="P26" draw:layer="layout" svg:width="0.115cm" svg:height="0.295cm" svg:x="17.031cm" svg:y="5.9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38" draw:text-style-name="P26" draw:layer="layout" svg:width="0.23cm" svg:height="0.985cm" svg:x="17.481cm" svg:y="5.353cm" svg:viewBox="0 0 231 986" svg:d="M231 977c0-2 0-5-18-23-123-123-155-309-155-461 0-170 38-343 159-466 14-11 14-14 14-18 0-7-5-9-11-9-9 0-99 67-157 193-52 107-63 217-63 300 0 76 11 197 65 309 60 121 146 184 155 184 6 0 11-2 11-9z">
            <text:p/>
          </draw:path>
          <draw:path draw:style-name="gr38" draw:text-style-name="P26" draw:layer="layout" svg:width="0.261cm" svg:height="0.662cm" svg:x="17.795cm" svg:y="5.44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38" draw:text-style-name="P26" draw:layer="layout" svg:width="0.115cm" svg:height="0.295cm" svg:x="18.192cm" svg:y="5.9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38" draw:text-style-name="P26" draw:layer="layout" svg:width="0.404cm" svg:height="0.853cm" svg:x="18.53cm" svg:y="5.441cm" svg:viewBox="0 0 405 854" svg:d="M405 36c0-18-13-36-38-36-22 0-51 22-51 52 0 20 13 35 36 35 27 0 53-24 53-51zM206 701c-18 76-65 132-121 132-7 0-20 0-38-9 29-6 45-33 45-53 0-16-11-34-38-34-25 0-54 20-54 56 0 40 40 61 87 61 70 0 162-52 186-148l92-363c5-20 5-34 5-36 0-56-43-92-92-92-101 0-157 143-157 152 0 12 9 12 11 12 9 0 11-3 18-21 25-60 72-121 126-121 13 0 31 5 31 45 0 25-2 34-7 52z">
            <text:p/>
          </draw:path>
          <draw:path draw:style-name="gr38" draw:text-style-name="P26" draw:layer="layout" svg:width="0.23cm" svg:height="0.985cm" svg:x="19.061cm" svg:y="5.353cm" svg:viewBox="0 0 231 986" svg:d="M231 493c0-76-11-195-65-307-61-121-146-186-157-186-5 0-9 4-9 9 0 4 0 7 18 22 98 99 154 256 154 462 0 168-35 343-159 466-13 13-13 16-13 18 0 7 4 9 9 9 11 0 101-67 159-193 52-107 63-217 63-300z">
            <text:p/>
          </draw:path>
          <draw:path draw:style-name="gr38" draw:text-style-name="P26" draw:layer="layout" svg:width="0.494cm" svg:height="0.573cm" svg:x="19.744cm" svg:y="5.562cm" svg:viewBox="0 0 495 574" svg:d="M459 307c18 0 36 0 36-20s-18-20-36-20h-419c12-133 126-227 265-227h154c18 0 36 0 36-20s-18-20-36-20h-154c-171 0-305 128-305 287 0 157 134 287 305 287h154c18 0 36 0 36-21 0-20-18-20-36-20h-154c-139 0-253-94-265-226z">
            <text:p/>
          </draw:path>
          <draw:path draw:style-name="gr38" draw:text-style-name="P26" draw:layer="layout" svg:width="0.675cm" svg:height="0.707cm" svg:x="20.624cm" svg:y="5.387cm" svg:viewBox="0 0 676 708" svg:d="M141 594c-38 65-76 80-121 83-11 0-20 0-20 20 0 4 4 11 13 11 27 0 56-5 86-5 31 0 67 5 98 5 5 0 18 0 18-20 0-11-9-11-16-11-22-3-47-12-47-36 0-11 7-23 16-36l74-126h249c2 21 15 155 15 164 0 31-51 34-71 34-14 0-25 0-25 20 0 11 13 11 16 11 40 0 82-5 123-5 24 0 85 5 110 5 6 0 17 0 17-20 0-11-8-11-22-11-60 0-60-7-63-36l-60-616c-2-21-2-25-20-25-16 0-18 7-25 18zM260 448l195-325 31 325z">
            <text:p/>
          </draw:path>
          <draw:path draw:style-name="gr38" draw:text-style-name="P26" draw:layer="layout" svg:width="0.456cm" svg:height="0.638cm" svg:x="12.574cm" svg:y="7.134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38" draw:text-style-name="P26" draw:layer="layout" svg:width="0.21cm" svg:height="0.465cm" svg:x="13.062cm" svg:y="7.26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38" draw:text-style-name="P26" draw:layer="layout" svg:width="0.304cm" svg:height="0.599cm" svg:x="13.306cm" svg:y="7.26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38" draw:text-style-name="P26" draw:layer="layout" svg:width="0.602cm" svg:height="0.763cm" svg:x="14.787cm" svg:y="6.942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38" draw:text-style-name="P26" draw:layer="layout" svg:width="0.416cm" svg:height="0.678cm" svg:x="16.494cm" svg:y="6.91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38" draw:text-style-name="P26" draw:layer="layout" svg:width="0.507cm" svg:height="0.447cm" svg:x="7.811cm" svg:y="8.6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38" draw:text-style-name="P26" draw:layer="layout" svg:width="0.277cm" svg:height="0.313cm" svg:x="8.394cm" svg:y="8.889cm" svg:viewBox="0 0 278 314" svg:d="M251 45c-18 4-29 20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4-38-20-38-36s13-33 29-42c18-14 42-14 54-14 15 0 51 2 67 25z">
            <text:p/>
          </draw:path>
          <draw:path draw:style-name="gr38" draw:text-style-name="P26" draw:layer="layout" svg:width="0.655cm" svg:height="0.232cm" svg:x="9.095cm" svg:y="8.685cm" svg:viewBox="0 0 656 233" svg:d="M623 40c15 0 33 0 33-20s-18-20-31-20h-591c-16 0-34 0-34 20s18 20 34 20zM625 233c13 0 31 0 31-20s-18-20-33-20h-589c-16 0-34 0-34 20s18 20 34 20z">
            <text:p/>
          </draw:path>
          <draw:path draw:style-name="gr38" draw:text-style-name="P26" draw:layer="layout" svg:width="0.416cm" svg:height="0.678cm" svg:x="10.116cm" svg:y="8.389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38" draw:text-style-name="P26" draw:layer="layout" svg:width="0.115cm" svg:height="0.295cm" svg:x="10.654cm" svg:y="8.94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38" draw:text-style-name="P26" draw:layer="layout" svg:width="0.507cm" svg:height="0.447cm" svg:x="11.037cm" svg:y="8.6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38" draw:text-style-name="P26" draw:layer="layout" svg:width="0.234cm" svg:height="0.438cm" svg:x="11.599cm" svg:y="8.761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38" draw:text-style-name="P26" draw:layer="layout" svg:width="0.655cm" svg:height="0.232cm" svg:x="12.247cm" svg:y="8.685cm" svg:viewBox="0 0 656 233" svg:d="M623 40c15 0 33 0 33-20s-18-20-31-20h-591c-16 0-34 0-34 20s18 20 34 20zM625 233c13 0 31 0 31-20s-18-20-33-20h-589c-16 0-34 0-34 20s18 20 34 20z">
            <text:p/>
          </draw:path>
          <draw:path draw:style-name="gr38" draw:text-style-name="P26" draw:layer="layout" svg:width="0.326cm" svg:height="0.658cm" svg:x="13.317cm" svg:y="8.389cm" svg:viewBox="0 0 327 659" svg:d="M204 25c0-23 0-25-25-25-60 63-148 63-179 63v31c20 0 78 0 130-27v513c0 36-2 47-92 47h-31v32c33-5 121-5 159-5 40 0 125 0 161 5v-32h-31c-90 0-92-11-92-47z">
            <text:p/>
          </draw:path>
        </draw:g>
        <draw:custom-shape draw:style-name="gr19" draw:text-style-name="P22" xml:id="id17" draw:id="id17" draw:layer="layout" svg:width="1.825cm" svg:height="1.825cm" svg:x="4.309cm" svg:y="13.67cm">
          <text:p text:style-name="P3">u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18" draw:id="id18" draw:layer="layout" svg:width="1.825cm" svg:height="1.825cm" svg:x="8.106cm" svg:y="13.67cm">
          <text:p text:style-name="P3">u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2" xml:id="id20" draw:id="id20" draw:layer="layout" svg:width="1.826cm" svg:height="1.825cm" svg:x="18.702cm" svg:y="13.67cm">
          <text:p text:style-name="P3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21" draw:id="id21" draw:layer="layout" svg:width="1.825cm" svg:height="1.826cm" svg:x="22.598cm" svg:y="13.669cm">
          <text:p text:style-name="P3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8" draw:layer="layout" draw:type="line" svg:x1="6.134cm" svg:y1="14.583cm" svg:x2="8.106cm" svg:y2="14.583cm" draw:start-shape="id17" draw:start-glue-point="10" draw:end-shape="id18" draw:end-glue-point="6" svg:d="M6134 14583h1972" svg:viewBox="0 0 1973 1">
          <text:p/>
        </draw:connector>
        <draw:connector draw:style-name="gr48" draw:text-style-name="P8" draw:layer="layout" draw:type="line" svg:x1="17.029cm" svg:y1="14.584cm" svg:x2="18.702cm" svg:y2="14.582cm" draw:start-shape="id19" draw:start-glue-point="10" draw:end-shape="id20" svg:d="M17029 14584l1673-2" svg:viewBox="0 0 1674 3">
          <text:p/>
        </draw:connector>
        <draw:connector draw:style-name="gr49" draw:text-style-name="P8" draw:layer="layout" draw:type="line" svg:x1="20.528cm" svg:y1="14.583cm" svg:x2="22.598cm" svg:y2="14.582cm" draw:start-shape="id20" draw:start-glue-point="10" draw:end-shape="id21" draw:end-glue-point="6" svg:d="M20528 14583l2070-1" svg:viewBox="0 0 2071 2">
          <text:p/>
        </draw:connector>
        <draw:custom-shape draw:style-name="gr46" draw:text-style-name="P22" xml:id="id19" draw:id="id19" draw:layer="layout" svg:width="1.826cm" svg:height="1.825cm" svg:x="15.203cm" svg:y="13.671cm">
          <text:p text:style-name="P3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8" draw:layer="layout" draw:type="line" svg:x1="9.931cm" svg:y1="14.583cm" svg:x2="11.974cm" svg:y2="14.582cm" draw:start-shape="id18" draw:start-glue-point="10" svg:d="M9931 14583l2043-1" svg:viewBox="0 0 2044 2">
          <text:p/>
        </draw:connector>
        <draw:connector draw:style-name="gr47" draw:text-style-name="P8" draw:layer="layout" draw:type="line" svg:x1="13.17cm" svg:y1="14.582cm" svg:x2="15.203cm" svg:y2="14.584cm" draw:end-shape="id19" draw:end-glue-point="6" svg:d="M13170 14582l2033 2" svg:viewBox="0 0 2034 3">
          <text:p/>
        </draw:connector>
        <draw:frame draw:style-name="gr32" draw:text-style-name="P8" draw:layer="layout" svg:width="1.968cm" svg:height="1.115cm" svg:x="11.494cm" svg:y="14.027cm">
          <draw:text-box>
            <text:p text:style-name="P3">...</text:p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layer="layout" svg:width="25.199cm" svg:height="3.011cm" svg:x="1.4cm" svg:y="0.037cm" presentation:class="title" presentation:user-transformed="true">
          <draw:text-box>
            <text:p>Dual (after simplification)</text:p>
          </draw:text-box>
        </draw:frame>
        <draw:frame presentation:style-name="pr14" draw:text-style-name="P31" draw:layer="layout" svg:width="26.67cm" svg:height="1.748cm" svg:x="0.762cm" svg:y="12.7cm">
          <draw:text-box>
            <text:list text:style-name="L2">
              <text:list-header>
                <text:p><text:span text:style-name="T23">E</text:span><text:span text:style-name="T23">v</text:span><text:span text:style-name="T23">e</text:span><text:span text:style-name="T23">r</text:span><text:span text:style-name="T23">y</text:span><text:span text:style-name="T23"> </text:span><text:span text:style-name="T23">f</text:span><text:span text:style-name="T23">e</text:span><text:span text:style-name="T23">a</text:span><text:span text:style-name="T23">s</text:span><text:span text:style-name="T23">i</text:span><text:span text:style-name="T23">b</text:span><text:span text:style-name="T23">l</text:span><text:span text:style-name="T23">e</text:span><text:span text:style-name="T23"> </text:span><text:span text:style-name="T23">s</text:span><text:span text:style-name="T23">o</text:span><text:span text:style-name="T23">l</text:span><text:span text:style-name="T23">u</text:span><text:span text:style-name="T23">t</text:span><text:span text:style-name="T23">i</text:span><text:span text:style-name="T23">o</text:span><text:span text:style-name="T23">n</text:span><text:span text:style-name="T23"> </text:span><text:span text:style-name="T23">r</text:span><text:span text:style-name="T23">e</text:span><text:span text:style-name="T23">p</text:span><text:span text:style-name="T23">r</text:span><text:span text:style-name="T23">e</text:span><text:span text:style-name="T23">s</text:span><text:span text:style-name="T23">e</text:span><text:span text:style-name="T23">n</text:span><text:span text:style-name="T23">t</text:span><text:span text:style-name="T23">s</text:span><text:span text:style-name="T23"> </text:span><text:span text:style-name="T23">a</text:span><text:span text:style-name="T23"> </text:span><text:span text:style-name="T23">c</text:span><text:span text:style-name="T23">u</text:span><text:span text:style-name="T23">t</text:span><text:span text:style-name="T23"> </text:span><text:span text:style-name="T23">(</text:span><text:span text:style-name="T23">S</text:span><text:span text:style-name="T23">,</text:span><text:span text:style-name="T23"> </text:span><text:span text:style-name="T23">S</text:span><text:span text:style-name="T23">'</text:span><text:span text:style-name="T23">)</text:span></text:p>
              </text:list-header>
            </text:list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0, u_t = 1
\end{eqnarray*}§svg§600§FALSE§</svg:desc>
          <draw:polygon draw:style-name="gr37" draw:text-style-name="P25" draw:layer="layout" svg:width="14.727cm" svg:height="6.803cm" svg:x="6.604cm" svg:y="3.834cm" svg:viewBox="0 0 14728 6804" draw:points="7363,6804 0,6804 0,0 14728,0 14728,6804">
            <text:p/>
          </draw:polygon>
          <draw:path draw:style-name="gr38" draw:text-style-name="P26" draw:layer="layout" svg:width="0.808cm" svg:height="0.447cm" svg:x="6.633cm" svg:y="4.432cm" svg:viewBox="0 0 809 448" svg:d="M58 379c-2 15-9 38-9 42 0 18 14 27 29 27 12 0 30-9 36-27 2-2 14-49 18-74l23-89c6-21 11-43 17-65 3-18 12-47 12-50 15-31 67-121 161-121 45 0 54 36 54 70 0 24-7 51-16 81l-27 114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38" draw:text-style-name="P26" draw:layer="layout" svg:width="0.261cm" svg:height="0.662cm" svg:x="7.498cm" svg:y="4.217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38" draw:text-style-name="P26" draw:layer="layout" svg:width="0.534cm" svg:height="0.447cm" svg:x="7.836cm" svg:y="4.432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38" draw:text-style-name="P26" draw:layer="layout" svg:width="1.312cm" svg:height="1.379cm" svg:x="9.214cm" svg:y="3.933cm" svg:viewBox="0 0 1313 1380" svg:d="M1192 1380l121-316h-25c-38 103-143 170-258 200-20 4-116 31-306 31h-594l502-589c6-7 9-11 9-16 0-2 0-4-7-16l-459-627h540c132 0 221 13 230 16 54 9 139 24 218 74 24 15 91 60 125 141h25l-121-278h-1165c-23 0-23 0-27 7 0 2 0 22 0 33l522 713-511 598c-11 13-11 18-11 18 0 11 9 11 27 11z">
            <text:p/>
          </draw:path>
          <draw:path draw:style-name="gr38" draw:text-style-name="P26" draw:layer="layout" svg:width="0.18cm" svg:height="0.689cm" svg:x="8.64cm" svg:y="5.573cm" svg:viewBox="0 0 181 690" svg:d="M168 0c-132 92-168 240-168 345 0 96 29 249 168 345 4 0 13 0 13-7 0-4-2-6-6-11-94-83-128-202-128-327 0-186 72-278 130-329 2-3 4-5 4-7 0-9-9-9-13-9z">
            <text:p/>
          </draw:path>
          <draw:path draw:style-name="gr38" draw:text-style-name="P26" draw:layer="layout" svg:width="0.21cm" svg:height="0.465cm" svg:x="8.902cm" svg:y="5.633cm" svg:viewBox="0 0 211 466" svg:d="M193 27c0-11-9-27-27-27-20 0-41 18-41 38 0 11 9 27 30 27 20 0 38-20 38-38zM52 379c-5 9-7 15-7 29 0 31 27 58 65 58 71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38" draw:text-style-name="P26" draw:layer="layout" svg:width="0.089cm" svg:height="0.214cm" svg:x="9.225cm" svg:y="6.009cm" svg:viewBox="0 0 90 215" svg:d="M69 69c0 39-6 83-53 128-5 2-7 5-7 7 0 7 7 11 11 11 9 0 70-56 70-139 0-42-16-76-50-76-22 0-40 18-40 40 0 23 16 41 40 41 18 0 29-12 29-12z">
            <text:p/>
          </draw:path>
          <draw:path draw:style-name="gr38" draw:text-style-name="P26" draw:layer="layout" svg:width="0.304cm" svg:height="0.599cm" svg:x="9.382cm" svg:y="5.633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38" draw:text-style-name="P26" draw:layer="layout" svg:width="0.18cm" svg:height="0.689cm" svg:x="9.796cm" svg:y="5.573cm" svg:viewBox="0 0 181 690" svg:d="M13 0c-4 0-13 0-13 9 0 2 2 4 7 9 60 56 125 148 125 327 0 143-45 253-119 320-13 14-13 14-13 18 0 3 2 7 9 7 9 0 74-45 121-132 31-56 51-132 51-213 0-96-29-249-168-345z">
            <text:p/>
          </draw:path>
          <draw:path draw:style-name="gr38" draw:text-style-name="P26" draw:layer="layout" svg:width="0.382cm" svg:height="0.452cm" svg:x="10.13cm" svg:y="5.691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38" draw:text-style-name="P26" draw:layer="layout" svg:width="0.521cm" svg:height="0.492cm" svg:x="10.625cm" svg:y="5.599cm" svg:viewBox="0 0 522 493" svg:d="M103 410c-25 38-47 56-87 58-7 0-16 0-16 16 0 7 7 9 9 9 18 0 43-2 60-2 23 0 50 2 72 2 2 0 14 0 14-16 0-9-9-9-12-9-6 0-31-2-31-20 0-9 7-20 11-27l54-85h199l16 114c-2 7-7 18-47 18-9 0-18 0-18 16 0 2 2 9 11 9 20 0 70-2 90-2 11 0 27 0 40 0 11 2 27 2 38 2 9 0 16-5 16-14 0-11-9-11-20-11-41 0-43-4-45-22l-61-426c-2-16-2-20-15-20-14 0-18 7-25 16zM195 311l145-226 32 226z">
            <text:p/>
          </draw:path>
          <draw:path draw:style-name="gr38" draw:text-style-name="P26" draw:layer="layout" svg:width="0.447cm" svg:height="0.696cm" svg:x="11.395cm" svg:y="4.183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38" draw:text-style-name="P26" draw:layer="layout" svg:width="0.21cm" svg:height="0.465cm" svg:x="11.886cm" svg:y="4.5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38" draw:text-style-name="P26" draw:layer="layout" svg:width="0.304cm" svg:height="0.599cm" svg:x="12.132cm" svg:y="4.5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38" draw:text-style-name="P26" draw:layer="layout" svg:width="0.456cm" svg:height="0.638cm" svg:x="12.574cm" svg:y="4.432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38" draw:text-style-name="P26" draw:layer="layout" svg:width="0.21cm" svg:height="0.465cm" svg:x="13.062cm" svg:y="4.5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38" draw:text-style-name="P26" draw:layer="layout" svg:width="0.304cm" svg:height="0.599cm" svg:x="13.306cm" svg:y="4.5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38" draw:text-style-name="P26" draw:layer="layout" svg:width="0.507cm" svg:height="0.447cm" svg:x="8.3cm" svg:y="7.058cm" svg:viewBox="0 0 508 448" svg:d="M318 381c11 42 45 67 87 67 34 0 59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38" draw:text-style-name="P26" draw:layer="layout" svg:width="0.21cm" svg:height="0.465cm" svg:x="8.866cm" svg:y="7.183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38" draw:text-style-name="P26" draw:layer="layout" svg:width="0.602cm" svg:height="0.042cm" svg:x="9.462cm" svg:y="7.226cm" svg:viewBox="0 0 603 43" svg:d="M569 43c16 0 34 0 34-23 0-20-18-20-34-20h-535c-16 0-34 0-34 20 0 23 18 23 34 23z">
            <text:p/>
          </draw:path>
          <draw:path draw:style-name="gr38" draw:text-style-name="P26" draw:layer="layout" svg:width="0.507cm" svg:height="0.447cm" svg:x="10.394cm" svg:y="7.058cm" svg:viewBox="0 0 508 448" svg:d="M318 381c9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38" draw:text-style-name="P26" draw:layer="layout" svg:width="0.304cm" svg:height="0.599cm" svg:x="10.929cm" svg:y="7.1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38" draw:text-style-name="P26" draw:layer="layout" svg:width="0.655cm" svg:height="0.658cm" svg:x="11.617cm" svg:y="6.919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38" draw:text-style-name="P26" draw:layer="layout" svg:width="0.456cm" svg:height="0.638cm" svg:x="12.574cm" svg:y="7.058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38" draw:text-style-name="P26" draw:layer="layout" svg:width="0.21cm" svg:height="0.465cm" svg:x="13.062cm" svg:y="7.183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38" draw:text-style-name="P26" draw:layer="layout" svg:width="0.304cm" svg:height="0.599cm" svg:x="13.306cm" svg:y="7.1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38" draw:text-style-name="P26" draw:layer="layout" svg:width="0.602cm" svg:height="0.763cm" svg:x="14.787cm" svg:y="6.865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38" draw:text-style-name="P26" draw:layer="layout" svg:width="0.416cm" svg:height="0.678cm" svg:x="16.494cm" svg:y="6.836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38" draw:text-style-name="P26" draw:layer="layout" svg:width="0.115cm" svg:height="0.295cm" svg:x="17.031cm" svg:y="7.3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38" draw:text-style-name="P26" draw:layer="layout" svg:width="0.23cm" svg:height="0.985cm" svg:x="17.481cm" svg:y="6.753cm" svg:viewBox="0 0 231 986" svg:d="M231 977c0-2 0-5-18-23-123-123-155-309-155-461 0-170 38-343 159-466 14-11 14-14 14-18 0-7-5-9-11-9-9 0-99 67-157 193-52 107-63 217-63 300 0 76 11 197 65 309 60 121 146 184 155 184 6 0 11-2 11-9z">
            <text:p/>
          </draw:path>
          <draw:path draw:style-name="gr38" draw:text-style-name="P26" draw:layer="layout" svg:width="0.261cm" svg:height="0.662cm" svg:x="17.795cm" svg:y="6.84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38" draw:text-style-name="P26" draw:layer="layout" svg:width="0.115cm" svg:height="0.295cm" svg:x="18.192cm" svg:y="7.3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38" draw:text-style-name="P26" draw:layer="layout" svg:width="0.404cm" svg:height="0.853cm" svg:x="18.53cm" svg:y="6.841cm" svg:viewBox="0 0 405 854" svg:d="M405 36c0-18-13-36-38-36-22 0-51 22-51 52 0 20 13 35 36 35 27 0 53-24 53-51zM206 701c-18 76-65 132-121 132-7 0-20 0-38-9 29-6 45-33 45-53 0-16-11-34-38-34-25 0-54 20-54 56 0 40 40 61 87 61 70 0 162-52 186-148l92-363c5-20 5-34 5-36 0-56-43-92-92-92-101 0-157 143-157 152 0 12 9 12 11 12 9 0 11-3 18-21 25-60 72-121 126-121 13 0 31 5 31 45 0 25-2 34-7 52z">
            <text:p/>
          </draw:path>
          <draw:path draw:style-name="gr38" draw:text-style-name="P26" draw:layer="layout" svg:width="0.23cm" svg:height="0.985cm" svg:x="19.061cm" svg:y="6.753cm" svg:viewBox="0 0 231 986" svg:d="M231 493c0-76-11-195-65-307-61-121-146-186-157-186-5 0-9 4-9 9 0 4 0 7 18 22 98 99 154 256 154 462 0 168-35 343-159 466-13 13-13 16-13 18 0 7 4 9 9 9 11 0 101-67 159-193 52-107 63-217 63-300z">
            <text:p/>
          </draw:path>
          <draw:path draw:style-name="gr38" draw:text-style-name="P26" draw:layer="layout" svg:width="0.494cm" svg:height="0.573cm" svg:x="19.744cm" svg:y="6.962cm" svg:viewBox="0 0 495 574" svg:d="M459 307c18 0 36 0 36-20s-18-20-36-20h-419c12-133 126-227 265-227h154c18 0 36 0 36-20s-18-20-36-20h-154c-171 0-305 128-305 287 0 157 134 287 305 287h154c18 0 36 0 36-21 0-20-18-20-36-20h-154c-139 0-253-94-265-226z">
            <text:p/>
          </draw:path>
          <draw:path draw:style-name="gr38" draw:text-style-name="P26" draw:layer="layout" svg:width="0.675cm" svg:height="0.707cm" svg:x="20.624cm" svg:y="6.787cm" svg:viewBox="0 0 676 708" svg:d="M141 594c-38 65-76 80-121 83-11 0-20 0-20 20 0 4 4 11 13 11 27 0 56-5 86-5 31 0 67 5 98 5 5 0 18 0 18-20 0-11-9-11-16-11-22-3-47-12-47-36 0-11 7-23 16-36l74-126h249c2 21 15 155 15 164 0 31-51 34-71 34-14 0-25 0-25 20 0 11 13 11 16 11 40 0 82-5 123-5 24 0 85 5 110 5 6 0 17 0 17-20 0-11-8-11-22-11-60 0-60-7-63-36l-60-616c-2-21-2-25-20-25-16 0-18 7-25 18zM260 448l195-325 31 325z">
            <text:p/>
          </draw:path>
          <draw:path draw:style-name="gr38" draw:text-style-name="P26" draw:layer="layout" svg:width="0.456cm" svg:height="0.638cm" svg:x="12.574cm" svg:y="8.534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38" draw:text-style-name="P26" draw:layer="layout" svg:width="0.21cm" svg:height="0.465cm" svg:x="13.062cm" svg:y="8.66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38" draw:text-style-name="P26" draw:layer="layout" svg:width="0.304cm" svg:height="0.599cm" svg:x="13.306cm" svg:y="8.66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38" draw:text-style-name="P26" draw:layer="layout" svg:width="0.602cm" svg:height="0.763cm" svg:x="14.787cm" svg:y="8.342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38" draw:text-style-name="P26" draw:layer="layout" svg:width="0.416cm" svg:height="0.678cm" svg:x="16.494cm" svg:y="8.31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38" draw:text-style-name="P26" draw:layer="layout" svg:width="0.507cm" svg:height="0.447cm" svg:x="7.811cm" svg:y="10.0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38" draw:text-style-name="P26" draw:layer="layout" svg:width="0.277cm" svg:height="0.313cm" svg:x="8.394cm" svg:y="10.289cm" svg:viewBox="0 0 278 314" svg:d="M251 45c-18 4-29 20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4-38-20-38-36s13-33 29-42c18-14 42-14 54-14 15 0 51 2 67 25z">
            <text:p/>
          </draw:path>
          <draw:path draw:style-name="gr38" draw:text-style-name="P26" draw:layer="layout" svg:width="0.655cm" svg:height="0.232cm" svg:x="9.095cm" svg:y="10.085cm" svg:viewBox="0 0 656 233" svg:d="M623 40c15 0 33 0 33-20s-18-20-31-20h-591c-16 0-34 0-34 20s18 20 34 20zM625 233c13 0 31 0 31-20s-18-20-33-20h-589c-16 0-34 0-34 20s18 20 34 20z">
            <text:p/>
          </draw:path>
          <draw:path draw:style-name="gr38" draw:text-style-name="P26" draw:layer="layout" svg:width="0.416cm" svg:height="0.678cm" svg:x="10.116cm" svg:y="9.789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38" draw:text-style-name="P26" draw:layer="layout" svg:width="0.115cm" svg:height="0.295cm" svg:x="10.654cm" svg:y="10.34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38" draw:text-style-name="P26" draw:layer="layout" svg:width="0.507cm" svg:height="0.447cm" svg:x="11.037cm" svg:y="10.0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38" draw:text-style-name="P26" draw:layer="layout" svg:width="0.234cm" svg:height="0.438cm" svg:x="11.599cm" svg:y="10.161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38" draw:text-style-name="P26" draw:layer="layout" svg:width="0.655cm" svg:height="0.232cm" svg:x="12.247cm" svg:y="10.085cm" svg:viewBox="0 0 656 233" svg:d="M623 40c15 0 33 0 33-20s-18-20-31-20h-591c-16 0-34 0-34 20s18 20 34 20zM625 233c13 0 31 0 31-20s-18-20-33-20h-589c-16 0-34 0-34 20s18 20 34 20z">
            <text:p/>
          </draw:path>
          <draw:path draw:style-name="gr38" draw:text-style-name="P26" draw:layer="layout" svg:width="0.326cm" svg:height="0.658cm" svg:x="13.317cm" svg:y="9.789cm" svg:viewBox="0 0 327 659" svg:d="M204 25c0-23 0-25-25-25-60 63-148 63-179 63v31c20 0 78 0 130-27v513c0 36-2 47-92 47h-31v32c33-5 121-5 159-5 40 0 125 0 161 5v-32h-31c-90 0-92-11-92-47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layer="layout" svg:width="25.199cm" svg:height="1.741cm" svg:x="1.4cm" svg:y="0.037cm" presentation:class="title" presentation:user-transformed="true">
          <draw:text-box>
            <text:p>Dual solutions are cuts</text:p>
          </draw:text-box>
        </draw:frame>
        <draw:frame presentation:style-name="pr11" draw:layer="layout" svg:width="25.199cm" svg:height="2.706cm" svg:x="1.4cm" svg:y="2.114cm" presentation:class="outline" presentation:user-transformed="true">
          <draw:text-box>
            <text:list text:style-name="L2">
              <text:list-item>
                <text:p><text:span text:style-name="T15">Every feasible solution </text:span><text:span text:style-name="T15">of the dual has the </text:span><text:span text:style-name="T15">form of a cut (S, S')</text:span></text:p>
              </text:list-item>
            </text:list>
          </draw:text-box>
        </draw:frame>
        <draw:custom-shape draw:style-name="gr51" draw:text-style-name="P32" xml:id="id22" draw:id="id22" draw:layer="layout" svg:width="1.393cm" svg:height="1.394cm" svg:x="7.556cm" svg:y="9.424cm">
          <text:p text:style-name="P3">u<text:span text:style-name="T24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2" xml:id="id23" draw:id="id23" draw:layer="layout" svg:width="1.394cm" svg:height="1.393cm" svg:x="11.189cm" svg:y="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3" xml:id="id24" draw:id="id24" draw:layer="layout" svg:width="1.394cm" svg:height="1.394cm" svg:x="16.001cm" svg:y="6.5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2" xml:id="id25" draw:id="id25" draw:layer="layout" svg:width="1.394cm" svg:height="1.394cm" svg:x="13.092cm" svg:y="12.3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3" xml:id="id26" draw:id="id26" draw:layer="layout" svg:width="1.393cm" svg:height="1.394cm" svg:x="19.141cm" svg:y="9.506cm">
          <text:p text:style-name="P3">u<text:span text:style-name="T24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8" draw:layer="layout" draw:type="line" svg:x1="8.745cm" svg:y1="9.628cm" svg:x2="11.393cm" svg:y2="7.592cm" draw:start-shape="id22" draw:start-glue-point="11" draw:end-shape="id23" draw:end-glue-point="7" svg:d="M8745 9628l2648-2036" svg:viewBox="0 0 2649 2037">
          <text:p/>
        </draw:connector>
        <draw:connector draw:style-name="gr56" draw:text-style-name="P8" draw:layer="layout" draw:type="line" svg:x1="12.583cm" svg:y1="7.099cm" svg:x2="16.001cm" svg:y2="7.258cm" draw:start-shape="id23" draw:start-glue-point="10" draw:end-shape="id24" svg:d="M12583 7099l3418 159" svg:viewBox="0 0 3419 160">
          <text:p/>
        </draw:connector>
        <draw:connector draw:style-name="gr56" draw:text-style-name="P8" draw:layer="layout" draw:type="line" svg:x1="11.886cm" svg:y1="7.796cm" svg:x2="13.296cm" svg:y2="12.583cm" draw:start-shape="id23" draw:start-glue-point="8" draw:end-shape="id25" draw:end-glue-point="5" svg:d="M11886 7796l1410 4787" svg:viewBox="0 0 1411 4788">
          <text:p/>
        </draw:connector>
        <draw:connector draw:style-name="gr56" draw:text-style-name="P8" draw:layer="layout" draw:type="line" svg:x1="14.282cm" svg:y1="12.583cm" svg:x2="16.698cm" svg:y2="7.955cm" draw:start-shape="id25" draw:start-glue-point="11" draw:end-shape="id24" draw:end-glue-point="8" svg:d="M14282 12583l2416-4628" svg:viewBox="0 0 2417 4629">
          <text:p/>
        </draw:connector>
        <draw:connector draw:style-name="gr56" draw:text-style-name="P8" draw:layer="layout" draw:type="line" svg:x1="17.191cm" svg:y1="7.751cm" svg:x2="19.345cm" svg:y2="9.71cm" draw:start-shape="id24" draw:start-glue-point="9" draw:end-shape="id26" draw:end-glue-point="5" svg:d="M17191 7751l2154 1959" svg:viewBox="0 0 2155 1960">
          <text:p/>
        </draw:connector>
        <draw:connector draw:style-name="gr56" draw:text-style-name="P8" draw:layer="layout" draw:type="line" svg:x1="8.745cm" svg:y1="10.614cm" svg:x2="13.092cm" svg:y2="13.076cm" draw:start-shape="id22" draw:start-glue-point="9" draw:end-shape="id25" draw:end-glue-point="6" svg:d="M8745 10614l4347 2462" svg:viewBox="0 0 4348 2463">
          <text:p/>
        </draw:connector>
        <draw:connector draw:style-name="gr56" draw:text-style-name="P8" draw:layer="layout" draw:type="line" svg:x1="14.486cm" svg:y1="13.076cm" svg:x2="19.345cm" svg:y2="10.696cm" draw:start-shape="id25" draw:start-glue-point="10" draw:end-shape="id26" draw:end-glue-point="7" svg:d="M14486 13076l4859-2380" svg:viewBox="0 0 4860 2381">
          <text:p/>
        </draw:connector>
        <draw:custom-shape draw:style-name="gr57" draw:text-style-name="P34" draw:layer="layout" svg:width="10.564cm" svg:height="7.718cm" draw:transform="skewX (-0.0153588974175501) rotate (-0.60021872976085) translate (9.656cm 3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4" draw:layer="layout" svg:width="8.231cm" svg:height="2.767cm" draw:transform="rotate (-0.734260016314014) translate (16.048cm 4.9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35" draw:layer="layout" svg:width="1.315cm" svg:height="3.16cm" svg:x="5.588cm" svg:y="6.985cm">
          <draw:text-box>
            <text:p><text:span text:style-name="T25">S</text:span></text:p>
          </draw:text-box>
        </draw:frame>
        <draw:frame draw:style-name="gr60" draw:text-style-name="P35" draw:layer="layout" svg:width="1.747cm" svg:height="3.16cm" svg:x="19.728cm" svg:y="6.591cm">
          <draw:text-box>
            <text:p><text:span text:style-name="T25">S</text:span><text:span text:style-name="T25">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layer="layout" svg:width="25.199cm" svg:height="1.741cm" svg:x="1.4cm" svg:y="0.037cm" presentation:class="title" presentation:user-transformed="true">
          <draw:text-box>
            <text:p>Dual solutions are cuts</text:p>
          </draw:text-box>
        </draw:frame>
        <draw:frame presentation:style-name="pr11" draw:layer="layout" svg:width="25.199cm" svg:height="2.706cm" svg:x="1.4cm" svg:y="2.114cm" presentation:class="outline" presentation:user-transformed="true">
          <draw:text-box>
            <text:list text:style-name="L2">
              <text:list-item>
                <text:p><text:span text:style-name="T15">Every feasible solution </text:span><text:span text:style-name="T15">of the dual has the </text:span><text:span text:style-name="T15">form of a cut (S, S')</text:span></text:p>
              </text:list-item>
            </text:list>
          </draw:text-box>
        </draw:frame>
        <draw:custom-shape draw:style-name="gr51" draw:text-style-name="P32" xml:id="id27" draw:id="id27" draw:layer="layout" svg:width="1.393cm" svg:height="1.394cm" svg:x="7.556cm" svg:y="9.424cm">
          <text:p text:style-name="P3">u<text:span text:style-name="T24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2" xml:id="id28" draw:id="id28" draw:layer="layout" svg:width="1.394cm" svg:height="1.393cm" svg:x="11.189cm" svg:y="6.403cm">
          <text:p text:style-name="P3">u<text:span text:style-name="T24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3" xml:id="id29" draw:id="id29" draw:layer="layout" svg:width="1.394cm" svg:height="1.394cm" svg:x="16.001cm" svg:y="6.561cm">
          <text:p text:style-name="P3">u<text:span text:style-name="T24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2" xml:id="id30" draw:id="id30" draw:layer="layout" svg:width="1.394cm" svg:height="1.394cm" svg:x="13.092cm" svg:y="12.379cm">
          <text:p text:style-name="P3">u<text:span text:style-name="T24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3" xml:id="id31" draw:id="id31" draw:layer="layout" svg:width="1.393cm" svg:height="1.394cm" svg:x="19.141cm" svg:y="9.506cm">
          <text:p text:style-name="P3">u<text:span text:style-name="T24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8" draw:layer="layout" draw:type="line" svg:x1="8.745cm" svg:y1="9.628cm" svg:x2="11.393cm" svg:y2="7.592cm" draw:start-shape="id27" draw:start-glue-point="11" draw:end-shape="id28" draw:end-glue-point="7" svg:d="M8745 9628l2648-2036" svg:viewBox="0 0 2649 2037">
          <text:p/>
        </draw:connector>
        <draw:connector draw:style-name="gr56" draw:text-style-name="P8" draw:layer="layout" draw:type="line" svg:x1="12.583cm" svg:y1="7.099cm" svg:x2="16.001cm" svg:y2="7.258cm" draw:start-shape="id28" draw:start-glue-point="10" draw:end-shape="id29" svg:d="M12583 7099l3418 159" svg:viewBox="0 0 3419 160">
          <text:p/>
        </draw:connector>
        <draw:connector draw:style-name="gr56" draw:text-style-name="P8" draw:layer="layout" draw:type="line" svg:x1="11.886cm" svg:y1="7.796cm" svg:x2="13.296cm" svg:y2="12.583cm" draw:start-shape="id28" draw:start-glue-point="8" draw:end-shape="id30" draw:end-glue-point="5" svg:d="M11886 7796l1410 4787" svg:viewBox="0 0 1411 4788">
          <text:p/>
        </draw:connector>
        <draw:connector draw:style-name="gr56" draw:text-style-name="P8" draw:layer="layout" draw:type="line" svg:x1="14.282cm" svg:y1="12.583cm" svg:x2="16.698cm" svg:y2="7.955cm" draw:start-shape="id30" draw:start-glue-point="11" draw:end-shape="id29" draw:end-glue-point="8" svg:d="M14282 12583l2416-4628" svg:viewBox="0 0 2417 4629">
          <text:p/>
        </draw:connector>
        <draw:connector draw:style-name="gr56" draw:text-style-name="P8" draw:layer="layout" draw:type="line" svg:x1="17.191cm" svg:y1="7.751cm" svg:x2="19.345cm" svg:y2="9.71cm" draw:start-shape="id29" draw:start-glue-point="9" draw:end-shape="id31" draw:end-glue-point="5" svg:d="M17191 7751l2154 1959" svg:viewBox="0 0 2155 1960">
          <text:p/>
        </draw:connector>
        <draw:connector draw:style-name="gr56" draw:text-style-name="P8" draw:layer="layout" draw:type="line" svg:x1="8.745cm" svg:y1="10.614cm" svg:x2="13.092cm" svg:y2="13.076cm" draw:start-shape="id27" draw:start-glue-point="9" draw:end-shape="id30" draw:end-glue-point="6" svg:d="M8745 10614l4347 2462" svg:viewBox="0 0 4348 2463">
          <text:p/>
        </draw:connector>
        <draw:connector draw:style-name="gr56" draw:text-style-name="P8" draw:layer="layout" draw:type="line" svg:x1="14.486cm" svg:y1="13.076cm" svg:x2="19.345cm" svg:y2="10.696cm" draw:start-shape="id30" draw:start-glue-point="10" draw:end-shape="id31" draw:end-glue-point="7" svg:d="M14486 13076l4859-2380" svg:viewBox="0 0 4860 2381">
          <text:p/>
        </draw:connector>
        <draw:custom-shape draw:style-name="gr57" draw:text-style-name="P34" draw:layer="layout" svg:width="10.564cm" svg:height="7.718cm" draw:transform="skewX (-0.0153588974175501) rotate (-0.60021872976085) translate (9.656cm 3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4" draw:layer="layout" svg:width="8.231cm" svg:height="2.767cm" draw:transform="rotate (-0.734260016314014) translate (16.048cm 4.9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35" draw:layer="layout" svg:width="1.315cm" svg:height="3.16cm" svg:x="5.588cm" svg:y="6.985cm">
          <draw:text-box>
            <text:p><text:span text:style-name="T25">S</text:span></text:p>
          </draw:text-box>
        </draw:frame>
        <draw:frame draw:style-name="gr60" draw:text-style-name="P35" draw:layer="layout" svg:width="1.747cm" svg:height="3.16cm" svg:x="19.728cm" svg:y="6.591cm">
          <draw:text-box>
            <text:p><text:span text:style-name="T25">S</text:span><text:span text:style-name="T25">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layer="layout" svg:width="25.199cm" svg:height="1.741cm" svg:x="1.4cm" svg:y="0.037cm" presentation:class="title" presentation:user-transformed="true">
          <draw:text-box>
            <text:p>Dual solutions are (s-t)-cuts</text:p>
          </draw:text-box>
        </draw:frame>
        <draw:custom-shape draw:style-name="gr51" draw:text-style-name="P32" xml:id="id32" draw:id="id32" draw:layer="layout" svg:width="1.393cm" svg:height="1.394cm" svg:x="7.556cm" svg:y="9.424cm">
          <text:p text:style-name="P3">u<text:span text:style-name="T24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2" xml:id="id33" draw:id="id33" draw:layer="layout" svg:width="1.394cm" svg:height="1.393cm" svg:x="11.189cm" svg:y="6.403cm">
          <text:p text:style-name="P3">u<text:span text:style-name="T24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3" xml:id="id34" draw:id="id34" draw:layer="layout" svg:width="1.394cm" svg:height="1.394cm" svg:x="16.001cm" svg:y="6.561cm">
          <text:p text:style-name="P3">u<text:span text:style-name="T24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2" xml:id="id35" draw:id="id35" draw:layer="layout" svg:width="1.394cm" svg:height="1.394cm" svg:x="13.092cm" svg:y="12.379cm">
          <text:p text:style-name="P3">u<text:span text:style-name="T24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3" xml:id="id36" draw:id="id36" draw:layer="layout" svg:width="1.393cm" svg:height="1.394cm" svg:x="19.141cm" svg:y="9.506cm">
          <text:p text:style-name="P3">u<text:span text:style-name="T24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8" draw:layer="layout" draw:type="line" svg:x1="8.745cm" svg:y1="9.628cm" svg:x2="11.393cm" svg:y2="7.592cm" draw:start-shape="id32" draw:start-glue-point="11" draw:end-shape="id33" draw:end-glue-point="7" svg:d="M8745 9628l2648-2036" svg:viewBox="0 0 2649 2037">
          <text:p/>
        </draw:connector>
        <draw:connector draw:style-name="gr56" draw:text-style-name="P8" draw:layer="layout" draw:type="line" svg:x1="12.583cm" svg:y1="7.099cm" svg:x2="16.001cm" svg:y2="7.258cm" draw:start-shape="id33" draw:start-glue-point="10" draw:end-shape="id34" svg:d="M12583 7099l3418 159" svg:viewBox="0 0 3419 160">
          <text:p/>
        </draw:connector>
        <draw:connector draw:style-name="gr56" draw:text-style-name="P8" draw:layer="layout" draw:type="line" svg:x1="11.886cm" svg:y1="7.796cm" svg:x2="13.296cm" svg:y2="12.583cm" draw:start-shape="id33" draw:start-glue-point="8" draw:end-shape="id35" draw:end-glue-point="5" svg:d="M11886 7796l1410 4787" svg:viewBox="0 0 1411 4788">
          <text:p/>
        </draw:connector>
        <draw:connector draw:style-name="gr56" draw:text-style-name="P8" draw:layer="layout" draw:type="line" svg:x1="14.282cm" svg:y1="12.583cm" svg:x2="16.698cm" svg:y2="7.955cm" draw:start-shape="id35" draw:start-glue-point="11" draw:end-shape="id34" draw:end-glue-point="8" svg:d="M14282 12583l2416-4628" svg:viewBox="0 0 2417 4629">
          <text:p/>
        </draw:connector>
        <draw:connector draw:style-name="gr56" draw:text-style-name="P8" draw:layer="layout" draw:type="line" svg:x1="17.191cm" svg:y1="7.751cm" svg:x2="19.345cm" svg:y2="9.71cm" draw:start-shape="id34" draw:start-glue-point="9" draw:end-shape="id36" draw:end-glue-point="5" svg:d="M17191 7751l2154 1959" svg:viewBox="0 0 2155 1960">
          <text:p/>
        </draw:connector>
        <draw:connector draw:style-name="gr56" draw:text-style-name="P8" draw:layer="layout" draw:type="line" svg:x1="8.745cm" svg:y1="10.614cm" svg:x2="13.092cm" svg:y2="13.076cm" draw:start-shape="id32" draw:start-glue-point="9" draw:end-shape="id35" draw:end-glue-point="6" svg:d="M8745 10614l4347 2462" svg:viewBox="0 0 4348 2463">
          <text:p/>
        </draw:connector>
        <draw:connector draw:style-name="gr56" draw:text-style-name="P8" draw:layer="layout" draw:type="line" svg:x1="14.486cm" svg:y1="13.076cm" svg:x2="19.345cm" svg:y2="10.696cm" draw:start-shape="id35" draw:start-glue-point="10" draw:end-shape="id36" draw:end-glue-point="7" svg:d="M14486 13076l4859-2380" svg:viewBox="0 0 4860 2381">
          <text:p/>
        </draw:connector>
        <draw:custom-shape draw:style-name="gr57" draw:text-style-name="P34" draw:layer="layout" svg:width="10.564cm" svg:height="7.718cm" draw:transform="skewX (-0.0153588974175501) rotate (-0.60021872976085) translate (9.656cm 3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4" draw:layer="layout" svg:width="8.231cm" svg:height="2.767cm" draw:transform="rotate (-0.734260016314014) translate (16.048cm 4.9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35" draw:layer="layout" svg:width="1.315cm" svg:height="3.16cm" svg:x="5.588cm" svg:y="6.985cm">
          <draw:text-box>
            <text:p><text:span text:style-name="T25">S</text:span></text:p>
          </draw:text-box>
        </draw:frame>
        <draw:frame draw:style-name="gr60" draw:text-style-name="P35" draw:layer="layout" svg:width="1.747cm" svg:height="3.16cm" svg:x="19.728cm" svg:y="6.591cm">
          <draw:text-box>
            <text:p><text:span text:style-name="T25">S</text:span><text:span text:style-name="T25">'</text:span></text:p>
          </draw:text-box>
        </draw:frame>
        <draw:g>
          <svg:title>TexMaths</svg:title>
          <svg:desc>28§latex§u_i - u_j + y_{ij} \ge 0§svg§600§FALSE§</svg:desc>
          <draw:polygon draw:style-name="gr37" draw:text-style-name="P25" draw:layer="layout" svg:width="7.24cm" svg:height="0.918cm" svg:x="2.288cm" svg:y="2.376cm" svg:viewBox="0 0 7241 919" draw:points="3620,919 0,919 0,0 7241,0 7241,919">
            <text:p/>
          </draw:polygon>
          <draw:path draw:style-name="gr38" draw:text-style-name="P26" draw:layer="layout" svg:width="0.496cm" svg:height="0.447cm" svg:x="2.319cm" svg:y="2.576cm" svg:viewBox="0 0 497 448" svg:d="M354 359v89l143-11v-31c-69 0-76-7-76-54v-352l-145 11v32c69 0 76 6 76 53v177c0 86-47 153-119 153-83 0-87-45-87-96v-330l-146 11v32c76 0 76 2 76 89v148c0 79 0 168 153 168 53 0 98-27 125-89z">
            <text:p/>
          </draw:path>
          <draw:path draw:style-name="gr38" draw:text-style-name="P26" draw:layer="layout" svg:width="0.21cm" svg:height="0.465cm" svg:x="2.868cm" svg:y="2.701cm" svg:viewBox="0 0 211 466" svg:d="M193 27c0-11-9-27-27-27-20 0-41 18-41 38 0 11 9 27 30 27 20 0 38-20 38-38zM52 379c-5 9-7 16-7 29 0 31 27 58 65 58 71 0 101-96 101-105s-9-9-12-9c-9 0-9 4-13 11-16 56-47 83-74 83-13 0-16-9-16-25 0-15 5-26 12-42 6-20 13-38 22-56 4-16 29-81 34-88 2-6 4-15 4-22 0-34-29-58-67-58-70 0-101 94-101 105 0 9 9 9 11 9 11 0 11-4 14-11 18-61 49-85 74-85 11 0 18 6 18 24 0 16-5 27-23 70z">
            <text:p/>
          </draw:path>
          <draw:path draw:style-name="gr38" draw:text-style-name="P26" draw:layer="layout" svg:width="0.602cm" svg:height="0.042cm" svg:x="3.462cm" svg:y="2.746cm" svg:viewBox="0 0 603 43" svg:d="M569 43c16 0 34 0 34-23 0-20-18-20-34-20h-535c-16 0-34 0-34 20 0 23 18 23 34 23z">
            <text:p/>
          </draw:path>
          <draw:path draw:style-name="gr38" draw:text-style-name="P26" draw:layer="layout" svg:width="0.508cm" svg:height="0.447cm" svg:x="4.394cm" svg:y="2.576cm" svg:viewBox="0 0 509 448" svg:d="M318 381c11 43 45 67 88 67 33 0 58-22 73-53 16-36 30-97 30-99 0-9-9-9-12-9-11 0-11 2-15 18-14 54-32 121-74 121-20 0-29-11-29-45 0-22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9 0 94 68 118 121 118 65 0 101-44 119-67z">
            <text:p/>
          </draw:path>
          <draw:path draw:style-name="gr38" draw:text-style-name="P26" draw:layer="layout" svg:width="0.304cm" svg:height="0.6cm" svg:x="4.929cm" svg:y="2.701cm" svg:viewBox="0 0 305 601" svg:d="M305 27c0-14-9-27-27-27-20 0-41 20-41 38 0 11 9 27 30 27 18 0 38-18 38-38zM157 493c-11 47-47 88-90 88-9 0-15-3-24-5 17-9 24-25 24-36 0-15-13-24-27-24-22 0-40 18-40 40 0 27 27 45 69 45 41 0 121-25 144-110l63-249c2-7 4-13 4-22 0-38-34-65-76-65-76 0-121 94-121 105 0 9 9 9 11 9 9 0 9-2 16-13 15-41 51-83 92-83 18 0 24 11 24 33 0 9-2 18-2 23z">
            <text:p/>
          </draw:path>
          <draw:path draw:style-name="gr38" draw:text-style-name="P26" draw:layer="layout" svg:width="0.655cm" svg:height="0.658cm" svg:x="5.617cm" svg:y="2.437cm" svg:viewBox="0 0 656 659" svg:d="M350 350h275c14 0 31 0 31-20 0-21-17-21-31-21h-275v-275c0-16 0-34-21-34-20 0-20 18-20 34v275h-275c-16 0-34 0-34 21 0 20 18 20 34 20h275v275c0 14 0 34 20 34 21 0 21-20 21-34z">
            <text:p/>
          </draw:path>
          <draw:path draw:style-name="gr38" draw:text-style-name="P26" draw:layer="layout" svg:width="0.456cm" svg:height="0.638cm" svg:x="6.576cm" svg:y="2.576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0-11 11-9 20-23 20-40 0-32-27-36-36-36-22 0-56 15-56 65 0 49 45 85 105 85 104 0 204-90 231-202z">
            <text:p/>
          </draw:path>
          <draw:path draw:style-name="gr38" draw:text-style-name="P26" draw:layer="layout" svg:width="0.21cm" svg:height="0.465cm" svg:x="7.062cm" svg:y="2.701cm" svg:viewBox="0 0 211 466" svg:d="M193 27c0-11-9-27-27-27-20 0-41 18-41 38 0 11 9 27 30 27 20 0 38-20 38-38zM52 379c-5 9-7 16-7 29 0 31 27 58 65 58 69 0 101-96 101-105s-9-9-12-9c-9 0-9 4-13 11-16 56-47 83-74 83-13 0-16-9-16-25 0-15 5-26 12-42 6-20 13-38 20-56 6-16 31-81 36-88 2-6 4-15 4-22 0-34-29-58-67-58-70 0-101 94-101 105 0 9 9 9 11 9 11 0 11-4 14-11 18-61 49-85 74-85 11 0 18 6 18 24 0 16-5 27-23 70z">
            <text:p/>
          </draw:path>
          <draw:path draw:style-name="gr38" draw:text-style-name="P26" draw:layer="layout" svg:width="0.304cm" svg:height="0.6cm" svg:x="7.309cm" svg:y="2.701cm" svg:viewBox="0 0 305 601" svg:d="M305 27c0-14-9-27-27-27-20 0-41 20-41 38 0 11 9 27 30 27 18 0 38-18 38-38zM157 493c-11 47-47 88-90 88-9 0-15-3-24-5 17-9 24-25 24-36 0-15-13-24-27-24-22 0-40 18-40 40 0 27 27 45 69 45 41 0 124-25 144-110l63-249c2-7 4-13 4-22 0-38-34-65-76-65-76 0-121 94-121 105 0 9 11 9 11 9 9 0 9-2 16-13 15-41 51-83 92-83 18 0 24 11 24 33 0 9-2 18-2 23z">
            <text:p/>
          </draw:path>
          <draw:path draw:style-name="gr38" draw:text-style-name="P26" draw:layer="layout" svg:width="0.602cm" svg:height="0.763cm" svg:x="8.077cm" svg:y="2.385cm" svg:viewBox="0 0 603 764" svg:d="M585 307c13-4 18-11 18-20 0-11-3-16-18-22l-545-258c-15-7-18-7-20-7-11 0-20 9-20 20s9 16 18 23l520 242-518 244c-20 9-20 18-20 22 0 12 9 21 20 21 2 0 5 0 18-7zM569 764c16 0 34 0 34-20s-20-20-34-20h-533c-16 0-36 0-36 20s18 20 34 20z">
            <text:p/>
          </draw:path>
          <draw:path draw:style-name="gr38" draw:text-style-name="P26" draw:layer="layout" svg:width="0.416cm" svg:height="0.678cm" svg:x="9.074cm" svg:y="2.356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</draw:g>
        <draw:frame draw:style-name="gr64" draw:text-style-name="P23" draw:layer="layout" svg:width="11.403cm" svg:height="0.962cm" svg:x="10.187cm" svg:y="2.286cm">
          <draw:text-box>
            <text:p>and remember we're trying to minimize</text:p>
          </draw:text-box>
        </draw:frame>
        <draw:g>
          <svg:title>TexMaths</svg:title>
          <svg:desc>28§display§\sum k_{ij} y_{ij}§svg§600§FALSE</svg:desc>
          <draw:polygon draw:style-name="gr33" draw:text-style-name="P25" draw:layer="layout" svg:width="3.919cm" svg:height="1.575cm" svg:x="21.734cm" svg:y="2.032cm" svg:viewBox="0 0 3920 1576" draw:points="1960,1576 0,1576 0,0 3920,0 3920,1576">
            <text:p/>
          </draw:polygon>
          <draw:path draw:style-name="gr34" draw:text-style-name="P26" draw:layer="layout" svg:width="1.312cm" svg:height="1.379cm" svg:x="21.79cm" svg:y="2.13cm" svg:viewBox="0 0 1313 1380" svg:d="M1193 1380l120-316h-25c-39 103-143 170-258 198-19 6-117 31-305 31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4" draw:text-style-name="P26" draw:layer="layout" svg:width="0.447cm" svg:height="0.696cm" svg:x="23.375cm" svg:y="2.382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3 92-95 140-95 8 0 8 0 11 0 11 2 11 2 20 8 3 0 3 3 3 3-45 3-56 42-56 53 0 17 11 36 39 36 25 0 53-22 53-61 0-28-22-62-67-62-28 0-73 9-143 87-34 36-73 78-112 92z">
            <text:p/>
          </draw:path>
          <draw:path draw:style-name="gr34" draw:text-style-name="P26" draw:layer="layout" svg:width="0.212cm" svg:height="0.466cm" svg:x="23.865cm" svg:y="2.757cm" svg:viewBox="0 0 213 467" svg:d="M193 25c0-11-8-25-28-25-19 0-39 17-39 39 0 11 8 25 28 25s39-19 39-39zM50 378c-2 8-5 17-5 31 0 30 28 58 67 58 70 0 101-97 101-106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24.111cm" svg:y="2.757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455cm" svg:height="0.637cm" svg:x="24.554cm" svg:y="2.631cm" svg:viewBox="0 0 456 638" svg:d="M454 62c2-14 2-17 2-26 0-16-14-25-28-25-11 0-25 6-36 20 0 5-8 36-14 53-6 28-14 53-20 81l-44 177c-3 14-45 83-112 83-51 0-59-41-59-78 0-47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34" draw:text-style-name="P26" draw:layer="layout" svg:width="0.212cm" svg:height="0.466cm" svg:x="25.041cm" svg:y="2.757cm" svg:viewBox="0 0 213 467" svg:d="M193 25c0-11-8-25-28-25-19 0-39 17-39 39 0 11 8 25 28 25s39-19 39-39zM50 378c-2 8-5 17-5 31 0 30 28 58 67 58 70 0 101-97 101-106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25.284cm" svg:y="2.757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latex§u_i = u_j \Rightarrow y_{ij} = 0§svg§600§FALSE</svg:desc>
          <draw:polygon draw:style-name="gr33" draw:text-style-name="P25" draw:layer="layout" svg:width="7.677cm" svg:height="0.917cm" svg:x="17.468cm" svg:y="5.102cm" svg:viewBox="0 0 7678 918" draw:points="3839,918 0,918 0,0 7678,0 7678,918">
            <text:p/>
          </draw:polygon>
          <draw:path draw:style-name="gr34" draw:text-style-name="P26" draw:layer="layout" svg:width="0.497cm" svg:height="0.447cm" svg:x="17.499cm" svg:y="5.301cm" svg:viewBox="0 0 498 448" svg:d="M356 358v90l142-11v-31c-70 0-78-6-78-53v-353l-146 11v31c70 0 79 6 79 56v176c0 84-48 151-121 151-84 0-86-44-86-98v-327l-146 11v31c78 0 78 3 78 90v148c0 78 0 168 149 168 56 0 101-28 129-90z">
            <text:p/>
          </draw:path>
          <draw:path draw:style-name="gr34" draw:text-style-name="P26" draw:layer="layout" svg:width="0.212cm" svg:height="0.466cm" svg:x="18.048cm" svg:y="5.427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4" draw:text-style-name="P26" draw:layer="layout" svg:width="0.657cm" svg:height="0.231cm" svg:x="18.672cm" svg:y="5.3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4" draw:text-style-name="P26" draw:layer="layout" svg:width="0.509cm" svg:height="0.447cm" svg:x="19.683cm" svg:y="5.301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4" draw:text-style-name="P26" draw:layer="layout" svg:width="0.304cm" svg:height="0.598cm" svg:x="20.218cm" svg:y="5.427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4" draw:text-style-name="P26" draw:layer="layout" svg:width="0.875cm" svg:height="0.542cm" svg:x="20.96cm" svg:y="5.22cm" svg:viewBox="0 0 876 543" svg:d="M664 196c39 36 89 61 123 75-37 17-84 42-123 76h-628c-16 0-36 0-36 20 0 19 17 19 34 19h585c-48 48-101 135-101 146s14 11 20 11c8 0 14 0 19-8 20-37 48-90 112-146 67-62 135-87 185-104 17-5 20-5 20-8 2 0 2-3 2-6 0-2 0-2 0-5l-2-3c-3 0-3 0-23-8-134-39-232-129-288-235-11-20-11-20-25-20-6 0-20 0-20 11s50 98 101 146h-585c-17 0-34 0-34 19 0 20 20 20 36 20z">
            <text:p/>
          </draw:path>
          <draw:path draw:style-name="gr34" draw:text-style-name="P26" draw:layer="layout" svg:width="0.455cm" svg:height="0.637cm" svg:x="22.192cm" svg:y="5.301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34" draw:text-style-name="P26" draw:layer="layout" svg:width="0.212cm" svg:height="0.466cm" svg:x="22.679cm" svg:y="5.427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4" draw:text-style-name="P26" draw:layer="layout" svg:width="0.304cm" svg:height="0.598cm" svg:x="22.925cm" svg:y="5.427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4" draw:text-style-name="P26" draw:layer="layout" svg:width="0.657cm" svg:height="0.231cm" svg:x="23.668cm" svg:y="5.3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4" draw:text-style-name="P26" draw:layer="layout" svg:width="0.416cm" svg:height="0.679cm" svg:x="24.69cm" svg:y="5.08cm" svg:viewBox="0 0 417 680" svg:d="M417 341c0-78-5-156-39-229-45-95-126-112-168-112-62 0-132 25-174 118-30 67-36 145-36 223 0 76 3 163 45 238 42 82 115 101 162 101 53 0 129-22 174-115 31-67 36-145 36-224zM207 658c-36 0-95-25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latex§u_i  - u_j = -1 \Rightarrow y_{ij} = 1§svg§600§FALSE§</svg:desc>
          <draw:polygon draw:style-name="gr37" draw:text-style-name="P25" draw:layer="layout" svg:width="10.138cm" svg:height="0.918cm" svg:x="17.019cm" svg:y="12.974cm" svg:viewBox="0 0 10139 919" draw:points="5070,919 0,919 0,0 10139,0 10139,919">
            <text:p/>
          </draw:polygon>
          <draw:path draw:style-name="gr38" draw:text-style-name="P26" draw:layer="layout" svg:width="0.496cm" svg:height="0.447cm" svg:x="17.05cm" svg:y="13.174cm" svg:viewBox="0 0 497 448" svg:d="M354 359v89l143-11v-31c-69 0-76-7-76-54v-352l-145 11v32c69 0 76 6 76 53v177c0 86-47 153-119 153-83 0-87-45-87-96v-330l-146 11v32c76 0 76 2 76 89v148c0 79 0 168 152 168 54 0 99-27 126-89z">
            <text:p/>
          </draw:path>
          <draw:path draw:style-name="gr38" draw:text-style-name="P26" draw:layer="layout" svg:width="0.21cm" svg:height="0.465cm" svg:x="17.599cm" svg:y="13.299cm" svg:viewBox="0 0 211 466" svg:d="M193 27c0-11-9-27-27-27-20 0-41 18-41 38 0 11 9 27 30 27 20 0 38-20 38-38zM52 379c-5 9-7 16-7 29 0 31 27 58 65 58 71 0 101-96 101-105s-9-9-12-9c-9 0-9 4-13 11-16 56-47 83-74 83-13 0-16-9-16-25 0-15 5-26 12-42 6-20 13-38 22-56 4-16 29-81 34-88 2-6 4-15 4-22 0-34-29-58-67-58-70 0-101 94-101 105 0 9 9 9 11 9 11 0 11-4 14-11 18-61 49-85 74-85 11 0 17 6 17 24 0 16-4 27-22 70z">
            <text:p/>
          </draw:path>
          <draw:path draw:style-name="gr38" draw:text-style-name="P26" draw:layer="layout" svg:width="0.602cm" svg:height="0.042cm" svg:x="18.193cm" svg:y="13.344cm" svg:viewBox="0 0 603 43" svg:d="M569 43c16 0 34 0 34-23 0-20-18-20-34-20h-535c-16 0-34 0-34 20 0 23 18 23 34 23z">
            <text:p/>
          </draw:path>
          <draw:path draw:style-name="gr38" draw:text-style-name="P26" draw:layer="layout" svg:width="0.508cm" svg:height="0.447cm" svg:x="19.125cm" svg:y="13.174cm" svg:viewBox="0 0 509 448" svg:d="M318 381c11 43 45 67 87 67 34 0 59-22 74-53 16-36 30-97 30-99 0-9-9-9-12-9-11 0-11 2-15 18-14 54-32 121-74 121-20 0-29-11-29-45 0-22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9 0 94 68 118 121 118 65 0 101-44 119-67z">
            <text:p/>
          </draw:path>
          <draw:path draw:style-name="gr38" draw:text-style-name="P26" draw:layer="layout" svg:width="0.304cm" svg:height="0.6cm" svg:x="19.66cm" svg:y="13.299cm" svg:viewBox="0 0 305 601" svg:d="M305 27c0-14-9-27-27-27-20 0-41 20-41 38 0 11 9 27 30 27 18 0 38-18 38-38zM157 493c-11 47-47 88-90 88-9 0-15-3-24-5 17-9 24-25 24-36 0-15-13-24-27-24-22 0-40 18-40 40 0 27 27 45 69 45 41 0 121-25 144-110l63-249c2-7 4-13 4-22 0-38-34-65-76-65-76 0-121 94-121 105 0 9 9 9 11 9 9 0 9-2 16-13 15-41 51-83 92-83 18 0 24 11 24 33 0 9-2 18-2 23z">
            <text:p/>
          </draw:path>
          <draw:path draw:style-name="gr38" draw:text-style-name="P26" draw:layer="layout" svg:width="0.655cm" svg:height="0.232cm" svg:x="20.404cm" svg:y="13.248cm" svg:viewBox="0 0 656 233" svg:d="M623 40c15 0 33 0 33-20s-18-20-31-20h-591c-16 0-34 0-34 20s18 20 34 20zM625 233c13 0 31 0 31-20s-18-20-33-20h-589c-16 0-34 0-34 20s18 20 34 20z">
            <text:p/>
          </draw:path>
          <draw:path draw:style-name="gr38" draw:text-style-name="P26" draw:layer="layout" svg:width="0.602cm" svg:height="0.042cm" svg:x="21.468cm" svg:y="13.344cm" svg:viewBox="0 0 603 43" svg:d="M569 43c16 0 34 0 34-23 0-20-18-20-34-20h-535c-16 0-34 0-34 20 0 23 18 23 34 23z">
            <text:p/>
          </draw:path>
          <draw:path draw:style-name="gr38" draw:text-style-name="P26" draw:layer="layout" svg:width="0.326cm" svg:height="0.658cm" svg:x="22.239cm" svg:y="12.954cm" svg:viewBox="0 0 327 659" svg:d="M204 25c0-23 0-25-23-25-62 63-150 63-181 63v31c20 0 78 0 130-27v514c0 35-2 47-92 47h-31v31c33-4 121-4 159-4 40 0 125 0 161 4v-31h-31c-90 0-92-12-92-47z">
            <text:p/>
          </draw:path>
          <draw:path draw:style-name="gr38" draw:text-style-name="P26" draw:layer="layout" svg:width="0.875cm" svg:height="0.544cm" svg:x="22.971cm" svg:y="13.091cm" svg:viewBox="0 0 876 545" svg:d="M663 195c40 36 92 63 123 76-36 16-83 43-123 76h-627c-18 0-36 0-36 21 0 20 18 20 34 20h584c-47 45-98 132-98 146 0 11 11 11 18 11 9 0 15 0 18-9 22-38 49-90 114-148 67-61 134-85 184-101 17-7 17-7 20-9 2 0 2-5 2-7s0-2 0-4l-5-2c-2-3-2-3-20-9-134-39-233-130-286-236-12-20-14-20-27-20-7 0-18 0-18 11 0 14 49 99 98 146h-584c-16 0-34 0-34 20 0 18 18 18 36 18z">
            <text:p/>
          </draw:path>
          <draw:path draw:style-name="gr38" draw:text-style-name="P26" draw:layer="layout" svg:width="0.456cm" svg:height="0.638cm" svg:x="24.203cm" svg:y="13.174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3 18-40 0-32-27-36-36-36-22 0-56 15-56 65 0 49 45 85 105 85 103 0 204-90 231-202z">
            <text:p/>
          </draw:path>
          <draw:path draw:style-name="gr38" draw:text-style-name="P26" draw:layer="layout" svg:width="0.21cm" svg:height="0.465cm" svg:x="24.689cm" svg:y="13.299cm" svg:viewBox="0 0 211 466" svg:d="M193 27c0-11-9-27-27-27-20 0-41 18-41 38 0 11 9 27 30 27 20 0 38-20 38-38zM52 379c-5 9-7 16-7 29 0 31 27 58 65 58 69 0 101-96 101-105s-9-9-12-9c-9 0-9 4-13 11-16 56-47 83-74 83-13 0-16-9-16-25 0-15 5-26 12-42 6-20 13-38 20-56 6-16 31-81 36-88 2-6 4-15 4-22 0-34-29-58-67-58-70 0-101 94-101 105 0 9 9 9 11 9 11 0 11-4 14-11 18-61 49-85 74-85 11 0 17 6 17 24 0 16-4 27-22 70z">
            <text:p/>
          </draw:path>
          <draw:path draw:style-name="gr38" draw:text-style-name="P26" draw:layer="layout" svg:width="0.304cm" svg:height="0.6cm" svg:x="24.936cm" svg:y="13.299cm" svg:viewBox="0 0 305 601" svg:d="M305 27c0-14-9-27-27-27-20 0-41 20-41 38 0 11 9 27 30 27 18 0 38-18 38-38zM157 493c-11 47-47 88-90 88-9 0-15-3-24-5 17-9 24-25 24-36 0-15-13-24-27-24-22 0-40 18-40 40 0 27 27 45 69 45 41 0 121-25 144-110l63-249c2-7 4-13 4-22 0-38-34-65-76-65-76 0-121 94-121 105 0 9 9 9 11 9 9 0 9-2 16-13 15-41 51-83 92-83 18 0 24 11 24 33 0 9-2 18-2 23z">
            <text:p/>
          </draw:path>
          <draw:path draw:style-name="gr38" draw:text-style-name="P26" draw:layer="layout" svg:width="0.655cm" svg:height="0.232cm" svg:x="25.679cm" svg:y="13.248cm" svg:viewBox="0 0 656 233" svg:d="M623 40c15 0 33 0 33-20s-18-20-31-20h-591c-16 0-34 0-34 20s18 20 34 20zM625 233c13 0 31 0 31-20s-18-20-33-20h-589c-16 0-34 0-34 20s18 20 34 20z">
            <text:p/>
          </draw:path>
          <draw:path draw:style-name="gr38" draw:text-style-name="P26" draw:layer="layout" svg:width="0.326cm" svg:height="0.658cm" svg:x="26.75cm" svg:y="12.954cm" svg:viewBox="0 0 327 659" svg:d="M204 25c0-23 0-25-23-25-62 63-150 63-181 63v31c20 0 78 0 130-27v514c0 35-2 47-92 47h-31v31c33-4 121-4 159-4 40 0 125 0 161 4v-31h-31c-90 0-92-12-92-47z">
            <text:p/>
          </draw:path>
        </draw:g>
        <draw:g>
          <svg:title>TexMaths</svg:title>
          <svg:desc>28§latex§u_i = u_j \Rightarrow y_{ij} = 0§svg§600§FALSE</svg:desc>
          <draw:polygon draw:style-name="gr33" draw:text-style-name="P25" draw:layer="layout" svg:width="7.677cm" svg:height="0.917cm" svg:x="1.524cm" svg:y="13.3cm" svg:viewBox="0 0 7678 918" draw:points="3839,918 0,918 0,0 7678,0 7678,918">
            <text:p/>
          </draw:polygon>
          <draw:path draw:style-name="gr34" draw:text-style-name="P26" draw:layer="layout" svg:width="0.497cm" svg:height="0.447cm" svg:x="1.555cm" svg:y="13.499cm" svg:viewBox="0 0 498 448" svg:d="M356 358v90l142-11v-31c-70 0-78-6-78-53v-353l-146 11v31c70 0 79 6 79 56v176c0 84-48 151-121 151-84 0-86-44-86-98v-327l-146 11v31c78 0 78 3 78 90v148c0 78 0 168 149 168 56 0 101-28 129-90z">
            <text:p/>
          </draw:path>
          <draw:path draw:style-name="gr34" draw:text-style-name="P26" draw:layer="layout" svg:width="0.212cm" svg:height="0.466cm" svg:x="2.104cm" svg:y="13.625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4" draw:text-style-name="P26" draw:layer="layout" svg:width="0.657cm" svg:height="0.231cm" svg:x="2.728cm" svg:y="13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4" draw:text-style-name="P26" draw:layer="layout" svg:width="0.509cm" svg:height="0.447cm" svg:x="3.739cm" svg:y="13.499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4" draw:text-style-name="P26" draw:layer="layout" svg:width="0.304cm" svg:height="0.598cm" svg:x="4.274cm" svg:y="13.625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4" draw:text-style-name="P26" draw:layer="layout" svg:width="0.875cm" svg:height="0.542cm" svg:x="5.016cm" svg:y="13.418cm" svg:viewBox="0 0 876 543" svg:d="M664 196c39 36 89 61 123 75-37 17-84 42-123 76h-628c-16 0-36 0-36 20 0 19 17 19 34 19h585c-48 48-101 135-101 146s14 11 20 11c8 0 14 0 19-8 20-37 48-90 112-146 67-62 135-87 185-104 17-5 20-5 20-8 2 0 2-3 2-6 0-2 0-2 0-5l-2-3c-3 0-3 0-23-8-134-39-232-129-288-235-11-20-11-20-25-20-6 0-20 0-20 11s50 98 101 146h-585c-17 0-34 0-34 19 0 20 20 20 36 20z">
            <text:p/>
          </draw:path>
          <draw:path draw:style-name="gr34" draw:text-style-name="P26" draw:layer="layout" svg:width="0.455cm" svg:height="0.637cm" svg:x="6.248cm" svg:y="13.499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34" draw:text-style-name="P26" draw:layer="layout" svg:width="0.212cm" svg:height="0.466cm" svg:x="6.735cm" svg:y="13.625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4" draw:text-style-name="P26" draw:layer="layout" svg:width="0.304cm" svg:height="0.598cm" svg:x="6.981cm" svg:y="13.625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4" draw:text-style-name="P26" draw:layer="layout" svg:width="0.657cm" svg:height="0.231cm" svg:x="7.724cm" svg:y="13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4" draw:text-style-name="P26" draw:layer="layout" svg:width="0.416cm" svg:height="0.679cm" svg:x="8.746cm" svg:y="13.278cm" svg:viewBox="0 0 417 680" svg:d="M417 341c0-78-5-156-39-229-45-95-126-112-168-112-62 0-132 25-174 118-30 67-36 145-36 223 0 76 3 163 45 238 42 82 115 101 162 101 53 0 129-22 174-115 31-67 36-145 36-224zM207 658c-36 0-95-25-115-121-11-58-11-148-11-207 0-64 0-128 9-182 19-117 92-126 117-126 34 0 98 17 118 115 11 56 11 132 11 193 0 73 0 140-11 205-17 92-73 123-118 12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9" draw:layer="layout" svg:width="25.199cm" svg:height="1.957cm" svg:x="1.4cm" svg:y="0.329cm" presentation:class="title" presentation:user-transformed="true">
          <draw:text-box>
            <text:p>One more thing about the solution</text:p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1, u_t = 0
\end{eqnarray*}§svg§600§FALSE</svg:desc>
          <draw:polygon draw:style-name="gr33" draw:text-style-name="P25" draw:layer="layout" svg:width="14.727cm" svg:height="6.803cm" svg:x="6.354cm" svg:y="3.842cm" svg:viewBox="0 0 14728 6804" draw:points="7364,6804 0,6804 0,0 14728,0 14728,6804">
            <text:p/>
          </draw:polygon>
          <draw:path draw:style-name="gr34" draw:text-style-name="P26" draw:layer="layout" svg:width="0.808cm" svg:height="0.447cm" svg:x="6.382cm" svg:y="4.441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34" draw:text-style-name="P26" draw:layer="layout" svg:width="0.262cm" svg:height="0.663cm" svg:x="7.247cm" svg:y="4.22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4" draw:text-style-name="P26" draw:layer="layout" svg:width="0.534cm" svg:height="0.447cm" svg:x="7.586cm" svg:y="4.441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34" draw:text-style-name="P26" draw:layer="layout" svg:width="1.312cm" svg:height="1.379cm" svg:x="8.964cm" svg:y="3.94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34" draw:text-style-name="P26" draw:layer="layout" svg:width="0.181cm" svg:height="0.691cm" svg:x="8.392cm" svg:y="5.581cm" svg:viewBox="0 0 182 692" svg:d="M168 0c-134 92-168 238-168 344 0 98 28 250 168 348 6 0 14 0 14-9 0-5-3-5-8-11-93-84-126-202-126-325 0-187 72-280 128-330 3-3 6-6 6-9 0-8-8-8-14-8z">
            <text:p/>
          </draw:path>
          <draw:path draw:style-name="gr34" draw:text-style-name="P26" draw:layer="layout" svg:width="0.212cm" svg:height="0.467cm" svg:x="8.653cm" svg:y="5.6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089cm" svg:height="0.215cm" svg:x="8.975cm" svg:y="6.018cm" svg:viewBox="0 0 90 216" svg:d="M70 70c0 36-6 81-56 126-3 3-3 6-3 8 0 6 6 12 9 12 11 0 70-56 70-140 0-42-17-76-51-76-22 0-39 17-39 39 0 23 17 42 42 42 17 0 28-11 28-11z">
            <text:p/>
          </draw:path>
          <draw:path draw:style-name="gr34" draw:text-style-name="P26" draw:layer="layout" svg:width="0.304cm" svg:height="0.598cm" svg:x="9.132cm" svg:y="5.64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181cm" svg:height="0.691cm" svg:x="9.546cm" svg:y="5.581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34" draw:text-style-name="P26" draw:layer="layout" svg:width="0.383cm" svg:height="0.453cm" svg:x="9.879cm" svg:y="5.698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4" draw:text-style-name="P26" draw:layer="layout" svg:width="0.52cm" svg:height="0.492cm" svg:x="10.375cm" svg:y="5.606cm" svg:viewBox="0 0 521 493" svg:d="M104 412c-26 36-48 56-87 58-9 0-17 0-17 14 0 6 6 9 8 9 20 0 42-3 62-3 22 0 50 3 70 3 3 0 14 0 14-14 0-9-8-9-11-9-6-2-31-2-31-22 0-8 8-20 11-25l56-87h196l17 115c-3 8-6 19-48 19-8 0-16 0-16 14 0 3 0 9 11 9 19 0 67-3 89-3 12 0 28 3 40 3 14 0 28 0 39 0s14-6 14-14c0-9-9-9-20-9-39 0-42-5-42-22l-61-428c-3-14-3-20-17-20s-17 6-23 17zM196 311l143-227 33 227z">
            <text:p/>
          </draw:path>
          <draw:path draw:style-name="gr34" draw:text-style-name="P26" draw:layer="layout" svg:width="0.447cm" svg:height="0.696cm" svg:x="11.145cm" svg:y="4.192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34" draw:text-style-name="P26" draw:layer="layout" svg:width="0.212cm" svg:height="0.467cm" svg:x="11.635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11.881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455cm" svg:height="0.637cm" svg:x="12.324cm" svg:y="4.44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4" draw:text-style-name="P26" draw:layer="layout" svg:width="0.212cm" svg:height="0.467cm" svg:x="12.811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13.057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509cm" svg:height="0.447cm" svg:x="8.051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212cm" svg:height="0.467cm" svg:x="8.616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604cm" svg:height="0.041cm" svg:x="9.213cm" svg:y="7.233cm" svg:viewBox="0 0 605 42" svg:d="M568 42c17 0 37 0 37-20 0-22-20-22-37-22h-534c-17 0-34 0-34 22 0 20 17 20 34 20z">
            <text:p/>
          </draw:path>
          <draw:path draw:style-name="gr34" draw:text-style-name="P26" draw:layer="layout" svg:width="0.509cm" svg:height="0.447cm" svg:x="10.142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304cm" svg:height="0.598cm" svg:x="10.68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657cm" svg:height="0.657cm" svg:x="11.366cm" svg:y="6.92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4" draw:text-style-name="P26" draw:layer="layout" svg:width="0.455cm" svg:height="0.637cm" svg:x="12.324cm" svg:y="7.06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4" draw:text-style-name="P26" draw:layer="layout" svg:width="0.212cm" svg:height="0.467cm" svg:x="12.811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13.057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604cm" svg:height="0.763cm" svg:x="14.538cm" svg:y="6.874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4" draw:text-style-name="P26" draw:layer="layout" svg:width="0.416cm" svg:height="0.679cm" svg:x="16.244cm" svg:y="6.84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4" draw:text-style-name="P26" draw:layer="layout" svg:width="0.117cm" svg:height="0.296cm" svg:x="16.781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4" draw:text-style-name="P26" draw:layer="layout" svg:width="0.231cm" svg:height="0.985cm" svg:x="17.232cm" svg:y="6.76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4" draw:text-style-name="P26" draw:layer="layout" svg:width="0.262cm" svg:height="0.663cm" svg:x="17.546cm" svg:y="6.849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4" draw:text-style-name="P26" draw:layer="layout" svg:width="0.117cm" svg:height="0.296cm" svg:x="17.94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4" draw:text-style-name="P26" draw:layer="layout" svg:width="0.405cm" svg:height="0.853cm" svg:x="18.282cm" svg:y="6.849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4" draw:text-style-name="P26" draw:layer="layout" svg:width="0.231cm" svg:height="0.985cm" svg:x="18.811cm" svg:y="6.76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4" draw:text-style-name="P26" draw:layer="layout" svg:width="0.495cm" svg:height="0.573cm" svg:x="19.492cm" svg:y="6.96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4" draw:text-style-name="P26" draw:layer="layout" svg:width="0.677cm" svg:height="0.707cm" svg:x="20.376cm" svg:y="6.79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4" draw:text-style-name="P26" draw:layer="layout" svg:width="0.455cm" svg:height="0.637cm" svg:x="12.324cm" svg:y="8.5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4" draw:text-style-name="P26" draw:layer="layout" svg:width="0.212cm" svg:height="0.467cm" svg:x="12.811cm" svg:y="8.66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13.057cm" svg:y="8.66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604cm" svg:height="0.763cm" svg:x="14.538cm" svg:y="8.35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4" draw:text-style-name="P26" draw:layer="layout" svg:width="0.416cm" svg:height="0.679cm" svg:x="16.244cm" svg:y="8.31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4" draw:text-style-name="P26" draw:layer="layout" svg:width="0.509cm" svg:height="0.447cm" svg:x="7.561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276cm" svg:height="0.313cm" svg:x="8.143cm" svg:y="10.296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34" draw:text-style-name="P26" draw:layer="layout" svg:width="0.657cm" svg:height="0.231cm" svg:x="8.843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4" draw:text-style-name="P26" draw:layer="layout" svg:width="0.327cm" svg:height="0.657cm" svg:x="9.916cm" svg:y="9.798cm" svg:viewBox="0 0 328 658" svg:d="M204 25c0-22 0-25-22-25-62 64-151 64-182 64v31c20 0 78 0 129-28v513c0 36-3 47-93 47h-30v31c36-3 120-3 162-3 39 0 126 0 160 3v-31h-31c-90 0-93-11-93-47z">
            <text:p/>
          </draw:path>
          <draw:path draw:style-name="gr34" draw:text-style-name="P26" draw:layer="layout" svg:width="0.117cm" svg:height="0.296cm" svg:x="10.406cm" svg:y="10.34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4" draw:text-style-name="P26" draw:layer="layout" svg:width="0.509cm" svg:height="0.447cm" svg:x="10.786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234cm" svg:height="0.439cm" svg:x="11.349cm" svg:y="10.17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34" draw:text-style-name="P26" draw:layer="layout" svg:width="0.657cm" svg:height="0.231cm" svg:x="11.996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4" draw:text-style-name="P26" draw:layer="layout" svg:width="0.416cm" svg:height="0.679cm" svg:x="13.018cm" svg:y="9.79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</draw:g>
        <draw:frame draw:style-name="gr65" draw:text-style-name="P23" draw:layer="layout" svg:width="24.892cm" svg:height="2.688cm" svg:x="1.27cm" svg:y="12.694cm">
          <draw:text-box>
            <text:p>y<text:span text:style-name="T24">i</text:span><text:span text:style-name="T24">j</text:span> is a dual variable corresponding to primal constraint</text:p>
            <text:p>If y<text:span text:style-name="T24">i</text:span><text:span text:style-name="T24">j</text:span> is non-zero, then the corresponding constraint is tight</text:p>
            <text:p>What does it mean for the edges in the cut?</text:p>
          </draw:text-box>
        </draw:frame>
        <draw:g>
          <svg:title>TexMaths</svg:title>
          <svg:desc>28§display§x_{ij} \le k_{ij}§svg§600§FALSE</svg:desc>
          <draw:polygon draw:style-name="gr33" draw:text-style-name="P25" draw:layer="layout" svg:width="2.91cm" svg:height="0.692cm" svg:x="16.901cm" svg:y="12.694cm" svg:viewBox="0 0 2911 693" draw:points="1454,693 0,693 0,0 2911,0 2911,693">
            <text:p/>
          </draw:polygon>
          <draw:path draw:style-name="gr34" draw:text-style-name="P26" draw:layer="layout" svg:width="0.384cm" svg:height="0.32cm" svg:x="16.923cm" svg:y="12.872cm" svg:viewBox="0 0 385 321" svg:d="M236 100c5-20 22-84 76-84 5 0 22 0 38 8-20 4-35 22-35 38 0 12 7 26 29 26 17 0 41-14 41-42 0-36-46-46-73-46-43 0-71 38-80 54-20-46-62-54-84-54-80 0-124 92-124 108 0 8 6 8 9 8 6 0 8-2 11-8 26-74 76-92 103-92 15 0 41 6 41 46 0 22-13 70-41 171-11 43-40 71-73 71-6 0-24 0-39-8 20-3 37-18 37-38s-17-25-31-25c-21 0-41 20-41 41 0 32 39 47 72 47 53 0 79-51 81-55 11 27 38 55 85 55 79 0 123-91 123-108 0-9-6-9-9-9-7 0-8 4-11 9-24 75-76 91-103 91-30 0-41-21-41-46 0-15 5-30 13-62z">
            <text:p/>
          </draw:path>
          <draw:path draw:style-name="gr34" draw:text-style-name="P26" draw:layer="layout" svg:width="0.165cm" svg:height="0.333cm" svg:x="17.365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34" draw:text-style-name="P26" draw:layer="layout" svg:width="0.237cm" svg:height="0.428cm" svg:x="17.557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  <draw:path draw:style-name="gr34" draw:text-style-name="P26" draw:layer="layout" svg:width="0.472cm" svg:height="0.546cm" svg:x="18.159cm" svg:y="12.736cm" svg:viewBox="0 0 473 547" svg:d="M457 30c9-4 16-8 16-16s-7-14-16-14c-4 0-11 2-15 4l-426 184c-14 6-16 10-16 16s5 12 16 16l426 184c11 5 13 5 15 5 9 0 16-6 16-15 0-5-5-10-18-15l-403-175zM444 547c13 0 29 0 29-15 0-13-18-13-29-13h-416c-12 0-28 0-28 13 0 15 13 15 27 15z">
            <text:p/>
          </draw:path>
          <draw:path draw:style-name="gr34" draw:text-style-name="P26" draw:layer="layout" svg:width="0.349cm" svg:height="0.498cm" svg:x="18.948cm" svg:y="12.694cm" svg:viewBox="0 0 350 499" svg:d="M180 8c0 0 0-8-11-8-18 0-73 6-95 8-6 0-13 0-13 14 0 8 7 8 18 8 37 0 39 4 39 12l-2 14-114 407c-2 10-2 11-2 16 0 15 16 20 22 20 11 0 22-6 26-16 4-6 39-137 44-155 26 3 89 15 89 61 0 5 0 7-1 14-3 10-3 18-3 26 0 42 31 70 70 70 24 0 44-12 62-38 19-30 28-70 28-72 0-6-7-6-9-6-9 0-9 1-11 11-16 53-35 89-68 89-15 0-24-9-24-34 0-12 2-28 5-38 4-12 4-17 4-22 0-46-48-66-116-75 24-13 51-36 68-51 37-39 72-69 109-69 6 0 6 0 9 0 8 2 8 2 15 6 3 0 3 3 3 3-35 1-44 30-44 37 0 13 9 26 31 26 19 0 41-16 41-43 0-20-17-45-52-45-22 0-57 6-112 62-27 26-57 56-88 66z">
            <text:p/>
          </draw:path>
          <draw:path draw:style-name="gr34" draw:text-style-name="P26" draw:layer="layout" svg:width="0.165cm" svg:height="0.333cm" svg:x="19.333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34" draw:text-style-name="P26" draw:layer="layout" svg:width="0.237cm" svg:height="0.428cm" svg:x="19.523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</draw:g>
        <draw:custom-shape draw:style-name="gr66" draw:text-style-name="P8" draw:layer="layout" svg:width="26.416cm" svg:height="3.302cm" svg:x="0.762cm" svg:y="12.1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date-time-name="dtd1">
        <office:forms form:automatic-focus="false" form:apply-design-mode="false"/>
        <draw:frame presentation:style-name="pr19" draw:layer="layout" svg:width="25.199cm" svg:height="1.957cm" svg:x="1.4cm" svg:y="0.329cm" presentation:class="title" presentation:user-transformed="true">
          <draw:text-box>
            <text:p>One more thing about the solution</text:p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1, u_t = 0
\end{eqnarray*}§svg§600§FALSE</svg:desc>
          <draw:polygon draw:style-name="gr33" draw:text-style-name="P25" draw:layer="layout" svg:width="14.727cm" svg:height="6.803cm" svg:x="6.354cm" svg:y="3.842cm" svg:viewBox="0 0 14728 6804" draw:points="7364,6804 0,6804 0,0 14728,0 14728,6804">
            <text:p/>
          </draw:polygon>
          <draw:path draw:style-name="gr34" draw:text-style-name="P26" draw:layer="layout" svg:width="0.808cm" svg:height="0.447cm" svg:x="6.382cm" svg:y="4.441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34" draw:text-style-name="P26" draw:layer="layout" svg:width="0.262cm" svg:height="0.663cm" svg:x="7.247cm" svg:y="4.22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4" draw:text-style-name="P26" draw:layer="layout" svg:width="0.534cm" svg:height="0.447cm" svg:x="7.586cm" svg:y="4.441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34" draw:text-style-name="P26" draw:layer="layout" svg:width="1.312cm" svg:height="1.379cm" svg:x="8.964cm" svg:y="3.94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34" draw:text-style-name="P26" draw:layer="layout" svg:width="0.181cm" svg:height="0.691cm" svg:x="8.392cm" svg:y="5.581cm" svg:viewBox="0 0 182 692" svg:d="M168 0c-134 92-168 238-168 344 0 98 28 250 168 348 6 0 14 0 14-9 0-5-3-5-8-11-93-84-126-202-126-325 0-187 72-280 128-330 3-3 6-6 6-9 0-8-8-8-14-8z">
            <text:p/>
          </draw:path>
          <draw:path draw:style-name="gr34" draw:text-style-name="P26" draw:layer="layout" svg:width="0.212cm" svg:height="0.467cm" svg:x="8.653cm" svg:y="5.6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089cm" svg:height="0.215cm" svg:x="8.975cm" svg:y="6.018cm" svg:viewBox="0 0 90 216" svg:d="M70 70c0 36-6 81-56 126-3 3-3 6-3 8 0 6 6 12 9 12 11 0 70-56 70-140 0-42-17-76-51-76-22 0-39 17-39 39 0 23 17 42 42 42 17 0 28-11 28-11z">
            <text:p/>
          </draw:path>
          <draw:path draw:style-name="gr34" draw:text-style-name="P26" draw:layer="layout" svg:width="0.304cm" svg:height="0.598cm" svg:x="9.132cm" svg:y="5.64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181cm" svg:height="0.691cm" svg:x="9.546cm" svg:y="5.581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34" draw:text-style-name="P26" draw:layer="layout" svg:width="0.383cm" svg:height="0.453cm" svg:x="9.879cm" svg:y="5.698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4" draw:text-style-name="P26" draw:layer="layout" svg:width="0.52cm" svg:height="0.492cm" svg:x="10.375cm" svg:y="5.606cm" svg:viewBox="0 0 521 493" svg:d="M104 412c-26 36-48 56-87 58-9 0-17 0-17 14 0 6 6 9 8 9 20 0 42-3 62-3 22 0 50 3 70 3 3 0 14 0 14-14 0-9-8-9-11-9-6-2-31-2-31-22 0-8 8-20 11-25l56-87h196l17 115c-3 8-6 19-48 19-8 0-16 0-16 14 0 3 0 9 11 9 19 0 67-3 89-3 12 0 28 3 40 3 14 0 28 0 39 0s14-6 14-14c0-9-9-9-20-9-39 0-42-5-42-22l-61-428c-3-14-3-20-17-20s-17 6-23 17zM196 311l143-227 33 227z">
            <text:p/>
          </draw:path>
          <draw:path draw:style-name="gr34" draw:text-style-name="P26" draw:layer="layout" svg:width="0.447cm" svg:height="0.696cm" svg:x="11.145cm" svg:y="4.192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34" draw:text-style-name="P26" draw:layer="layout" svg:width="0.212cm" svg:height="0.467cm" svg:x="11.635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11.881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455cm" svg:height="0.637cm" svg:x="12.324cm" svg:y="4.44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4" draw:text-style-name="P26" draw:layer="layout" svg:width="0.212cm" svg:height="0.467cm" svg:x="12.811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13.057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509cm" svg:height="0.447cm" svg:x="8.051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212cm" svg:height="0.467cm" svg:x="8.616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604cm" svg:height="0.041cm" svg:x="9.213cm" svg:y="7.233cm" svg:viewBox="0 0 605 42" svg:d="M568 42c17 0 37 0 37-20 0-22-20-22-37-22h-534c-17 0-34 0-34 22 0 20 17 20 34 20z">
            <text:p/>
          </draw:path>
          <draw:path draw:style-name="gr34" draw:text-style-name="P26" draw:layer="layout" svg:width="0.509cm" svg:height="0.447cm" svg:x="10.142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304cm" svg:height="0.598cm" svg:x="10.68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657cm" svg:height="0.657cm" svg:x="11.366cm" svg:y="6.92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4" draw:text-style-name="P26" draw:layer="layout" svg:width="0.455cm" svg:height="0.637cm" svg:x="12.324cm" svg:y="7.06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4" draw:text-style-name="P26" draw:layer="layout" svg:width="0.212cm" svg:height="0.467cm" svg:x="12.811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13.057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604cm" svg:height="0.763cm" svg:x="14.538cm" svg:y="6.874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4" draw:text-style-name="P26" draw:layer="layout" svg:width="0.416cm" svg:height="0.679cm" svg:x="16.244cm" svg:y="6.84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4" draw:text-style-name="P26" draw:layer="layout" svg:width="0.117cm" svg:height="0.296cm" svg:x="16.781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4" draw:text-style-name="P26" draw:layer="layout" svg:width="0.231cm" svg:height="0.985cm" svg:x="17.232cm" svg:y="6.76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4" draw:text-style-name="P26" draw:layer="layout" svg:width="0.262cm" svg:height="0.663cm" svg:x="17.546cm" svg:y="6.849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4" draw:text-style-name="P26" draw:layer="layout" svg:width="0.117cm" svg:height="0.296cm" svg:x="17.94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4" draw:text-style-name="P26" draw:layer="layout" svg:width="0.405cm" svg:height="0.853cm" svg:x="18.282cm" svg:y="6.849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4" draw:text-style-name="P26" draw:layer="layout" svg:width="0.231cm" svg:height="0.985cm" svg:x="18.811cm" svg:y="6.76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4" draw:text-style-name="P26" draw:layer="layout" svg:width="0.495cm" svg:height="0.573cm" svg:x="19.492cm" svg:y="6.96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4" draw:text-style-name="P26" draw:layer="layout" svg:width="0.677cm" svg:height="0.707cm" svg:x="20.376cm" svg:y="6.79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4" draw:text-style-name="P26" draw:layer="layout" svg:width="0.455cm" svg:height="0.637cm" svg:x="12.324cm" svg:y="8.5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4" draw:text-style-name="P26" draw:layer="layout" svg:width="0.212cm" svg:height="0.467cm" svg:x="12.811cm" svg:y="8.66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13.057cm" svg:y="8.66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604cm" svg:height="0.763cm" svg:x="14.538cm" svg:y="8.35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4" draw:text-style-name="P26" draw:layer="layout" svg:width="0.416cm" svg:height="0.679cm" svg:x="16.244cm" svg:y="8.31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4" draw:text-style-name="P26" draw:layer="layout" svg:width="0.509cm" svg:height="0.447cm" svg:x="7.561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276cm" svg:height="0.313cm" svg:x="8.143cm" svg:y="10.296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34" draw:text-style-name="P26" draw:layer="layout" svg:width="0.657cm" svg:height="0.231cm" svg:x="8.843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4" draw:text-style-name="P26" draw:layer="layout" svg:width="0.327cm" svg:height="0.657cm" svg:x="9.916cm" svg:y="9.798cm" svg:viewBox="0 0 328 658" svg:d="M204 25c0-22 0-25-22-25-62 64-151 64-182 64v31c20 0 78 0 129-28v513c0 36-3 47-93 47h-30v31c36-3 120-3 162-3 39 0 126 0 160 3v-31h-31c-90 0-93-11-93-47z">
            <text:p/>
          </draw:path>
          <draw:path draw:style-name="gr34" draw:text-style-name="P26" draw:layer="layout" svg:width="0.117cm" svg:height="0.296cm" svg:x="10.406cm" svg:y="10.34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4" draw:text-style-name="P26" draw:layer="layout" svg:width="0.509cm" svg:height="0.447cm" svg:x="10.786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234cm" svg:height="0.439cm" svg:x="11.349cm" svg:y="10.17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34" draw:text-style-name="P26" draw:layer="layout" svg:width="0.657cm" svg:height="0.231cm" svg:x="11.996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4" draw:text-style-name="P26" draw:layer="layout" svg:width="0.416cm" svg:height="0.679cm" svg:x="13.018cm" svg:y="9.79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</draw:g>
        <draw:frame draw:style-name="gr67" draw:text-style-name="P23" draw:layer="layout" svg:width="24.892cm" svg:height="3.072cm" svg:x="1.27cm" svg:y="12.694cm">
          <draw:text-box>
            <text:p>y<text:span text:style-name="T24">i</text:span><text:span text:style-name="T24">j</text:span> is a dual variable corresponding to primal constraint</text:p>
            <text:p>If y<text:span text:style-name="T24">i</text:span><text:span text:style-name="T24">j</text:span> is non-zero, then the corresponding constraint is tight</text:p>
            <text:p><text:span text:style-name="T26">E</text:span><text:span text:style-name="T26">d</text:span><text:span text:style-name="T26">g</text:span><text:span text:style-name="T26">e</text:span><text:span text:style-name="T26">s</text:span><text:span text:style-name="T26"> </text:span><text:span text:style-name="T26">i</text:span><text:span text:style-name="T26">n</text:span><text:span text:style-name="T26"> </text:span><text:span text:style-name="T26">t</text:span><text:span text:style-name="T26">h</text:span><text:span text:style-name="T26">e</text:span><text:span text:style-name="T26"> </text:span><text:span text:style-name="T26">c</text:span><text:span text:style-name="T26">u</text:span><text:span text:style-name="T26">t</text:span><text:span text:style-name="T26"> </text:span><text:span text:style-name="T26">a</text:span><text:span text:style-name="T26">r</text:span><text:span text:style-name="T26">e</text:span><text:span text:style-name="T26"> </text:span><text:span text:style-name="T26">s</text:span><text:span text:style-name="T26">a</text:span><text:span text:style-name="T26">t</text:span><text:span text:style-name="T26">u</text:span><text:span text:style-name="T26">r</text:span><text:span text:style-name="T26">a</text:span><text:span text:style-name="T26">t</text:span><text:span text:style-name="T26">e</text:span><text:span text:style-name="T26">d</text:span><text:span text:style-name="T26"> </text:span><text:span text:style-name="T26">(</text:span><text:span text:style-name="T26">a</text:span><text:span text:style-name="T26">t</text:span><text:span text:style-name="T26"> </text:span><text:span text:style-name="T26">f</text:span><text:span text:style-name="T26">u</text:span><text:span text:style-name="T26">l</text:span><text:span text:style-name="T26">l</text:span><text:span text:style-name="T26"> </text:span><text:span text:style-name="T26">c</text:span><text:span text:style-name="T26">a</text:span><text:span text:style-name="T26">p</text:span><text:span text:style-name="T26">a</text:span><text:span text:style-name="T26">c</text:span><text:span text:style-name="T26">i</text:span><text:span text:style-name="T26">t</text:span><text:span text:style-name="T26">y</text:span><text:span text:style-name="T26">)</text:span></text:p>
          </draw:text-box>
        </draw:frame>
        <draw:g>
          <svg:title>TexMaths</svg:title>
          <svg:desc>28§display§x_{ij} \le k_{ij}§svg§600§FALSE</svg:desc>
          <draw:polygon draw:style-name="gr33" draw:text-style-name="P25" draw:layer="layout" svg:width="2.91cm" svg:height="0.692cm" svg:x="16.901cm" svg:y="12.694cm" svg:viewBox="0 0 2911 693" draw:points="1454,693 0,693 0,0 2911,0 2911,693">
            <text:p/>
          </draw:polygon>
          <draw:path draw:style-name="gr34" draw:text-style-name="P26" draw:layer="layout" svg:width="0.384cm" svg:height="0.32cm" svg:x="16.923cm" svg:y="12.872cm" svg:viewBox="0 0 385 321" svg:d="M236 100c5-20 22-84 76-84 5 0 22 0 38 8-20 4-35 22-35 38 0 12 7 26 29 26 17 0 41-14 41-42 0-36-46-46-73-46-43 0-71 38-80 54-20-46-62-54-84-54-80 0-124 92-124 108 0 8 6 8 9 8 6 0 8-2 11-8 26-74 76-92 103-92 15 0 41 6 41 46 0 22-13 70-41 171-11 43-40 71-73 71-6 0-24 0-39-8 20-3 37-18 37-38s-17-25-31-25c-21 0-41 20-41 41 0 32 39 47 72 47 53 0 79-51 81-55 11 27 38 55 85 55 79 0 123-91 123-108 0-9-6-9-9-9-7 0-8 4-11 9-24 75-76 91-103 91-30 0-41-21-41-46 0-15 5-30 13-62z">
            <text:p/>
          </draw:path>
          <draw:path draw:style-name="gr34" draw:text-style-name="P26" draw:layer="layout" svg:width="0.165cm" svg:height="0.333cm" svg:x="17.365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34" draw:text-style-name="P26" draw:layer="layout" svg:width="0.237cm" svg:height="0.428cm" svg:x="17.557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  <draw:path draw:style-name="gr34" draw:text-style-name="P26" draw:layer="layout" svg:width="0.472cm" svg:height="0.546cm" svg:x="18.159cm" svg:y="12.736cm" svg:viewBox="0 0 473 547" svg:d="M457 30c9-4 16-8 16-16s-7-14-16-14c-4 0-11 2-15 4l-426 184c-14 6-16 10-16 16s5 12 16 16l426 184c11 5 13 5 15 5 9 0 16-6 16-15 0-5-5-10-18-15l-403-175zM444 547c13 0 29 0 29-15 0-13-18-13-29-13h-416c-12 0-28 0-28 13 0 15 13 15 27 15z">
            <text:p/>
          </draw:path>
          <draw:path draw:style-name="gr34" draw:text-style-name="P26" draw:layer="layout" svg:width="0.349cm" svg:height="0.498cm" svg:x="18.948cm" svg:y="12.694cm" svg:viewBox="0 0 350 499" svg:d="M180 8c0 0 0-8-11-8-18 0-73 6-95 8-6 0-13 0-13 14 0 8 7 8 18 8 37 0 39 4 39 12l-2 14-114 407c-2 10-2 11-2 16 0 15 16 20 22 20 11 0 22-6 26-16 4-6 39-137 44-155 26 3 89 15 89 61 0 5 0 7-1 14-3 10-3 18-3 26 0 42 31 70 70 70 24 0 44-12 62-38 19-30 28-70 28-72 0-6-7-6-9-6-9 0-9 1-11 11-16 53-35 89-68 89-15 0-24-9-24-34 0-12 2-28 5-38 4-12 4-17 4-22 0-46-48-66-116-75 24-13 51-36 68-51 37-39 72-69 109-69 6 0 6 0 9 0 8 2 8 2 15 6 3 0 3 3 3 3-35 1-44 30-44 37 0 13 9 26 31 26 19 0 41-16 41-43 0-20-17-45-52-45-22 0-57 6-112 62-27 26-57 56-88 66z">
            <text:p/>
          </draw:path>
          <draw:path draw:style-name="gr34" draw:text-style-name="P26" draw:layer="layout" svg:width="0.165cm" svg:height="0.333cm" svg:x="19.333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34" draw:text-style-name="P26" draw:layer="layout" svg:width="0.237cm" svg:height="0.428cm" svg:x="19.523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s is an efficient method</text:p>
          </draw:text-box>
        </draw:frame>
        <draw:frame presentation:style-name="pr11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5">Min-cut and Max-flow </text:span><text:span text:style-name="T5">are equivalent </text:span><text:span text:style-name="T5">problems</text:span></text:p>
                <text:list>
                  <text:list-item>
                    <text:p>Their solutions are also equal: the value of the maximum flow is equivalent to the minimum cut</text:p>
                  </text:list-item>
                </text:list>
              </text:list-item>
              <text:list-item>
                <text:p>Think of a chain that breaks at the weakest link</text:p>
              </text:list-item>
              <text:list-item>
                <text:p>Both can be <text:span text:style-name="T5">solved </text:span><text:span text:style-name="T5">exactly in polynomial </text:span><text:span text:style-name="T5">time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ubtitle" presentation:presentation-page-layout-name="AL2T1" presentation:use-date-time-name="dtd1">
        <office:forms form:automatic-focus="false" form:apply-design-mode="false"/>
        <draw:frame presentation:style-name="pr20" draw:layer="layout" svg:width="25.191cm" svg:height="2.629cm" svg:x="1.185cm" svg:y="6.141cm" presentation:class="title" presentation:user-transformed="true">
          <draw:text-box>
            <text:p>Randomized algorithm for (s-t)-cuts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Randomized algorithm for (s-t)-cuts</text:p>
          </draw:text-box>
        </draw:frame>
        <draw:frame presentation:style-name="pr21" draw:layer="layout" svg:width="25.191cm" svg:height="9.133cm" svg:x="1.399cm" svg:y="4.284cm" presentation:class="outline">
          <draw:text-box>
            <text:list text:style-name="L2">
              <text:list-item>
                <text:p text:style-name="P36">Pick an edge at random <text:span text:style-name="T11">(u,v)</text:span></text:p>
              </text:list-item>
              <text:list-item>
                <text:p text:style-name="P36">Merge <text:span text:style-name="T11">u</text:span> and <text:span text:style-name="T11">v</text:span> in new vertex <text:span text:style-name="T11">uv</text:span></text:p>
              </text:list-item>
              <text:list-item>
                <text:p text:style-name="P36">Edges between <text:span text:style-name="T11">u</text:span> and <text:span text:style-name="T11">v</text:span> are removed</text:p>
              </text:list-item>
              <text:list-item>
                <text:p text:style-name="P36">Edges pointing to <text:span text:style-name="T11">u</text:span> or <text:span text:style-name="T11">v</text:span> are added as multi-edges to vertex <text:span text:style-name="T11">uv</text:span></text:p>
              </text:list-item>
              <text:list-item>
                <text:p>When only <text:span text:style-name="T11">s</text:span> and <text:span text:style-name="T11">t</text:span> remain, the multi-edges are a cut, <text:span text:style-name="T27">probably</text:span> the minimum on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office:forms form:automatic-focus="false" form:apply-design-mode="false"/>
        <draw:frame presentation:style-name="pr22" draw:layer="layout" svg:width="25.199cm" svg:height="2.236cm" svg:x="1.27cm" svg:y="0.05cm" presentation:class="title" presentation:user-transformed="true">
          <draw:text-box>
            <text:p>Example merges (“contractions”)</text:p>
          </draw:text-box>
        </draw:frame>
        <draw:frame draw:style-name="gr68" draw:text-style-name="P24" draw:layer="layout" svg:width="17.685cm" svg:height="1.445cm" svg:x="5.937cm" svg:y="14.158cm">
          <draw:text-box>
            <text:p><text:span text:style-name="T28"><text:a xlink:href="http://www.cs.berkeley.edu/~jfc/cs174lecs/lec18/lec18.html" xlink:type="simple">http://www.cs.berkeley.edu/~jfc/cs174lecs/lec18/lec18.html</text:a></text:span><text:span text:style-name="T28"><text:s/></text:span></text:p>
          </draw:text-box>
        </draw:frame>
        <draw:frame draw:style-name="gr69" draw:text-style-name="P8" draw:layer="layout" svg:width="15.874cm" svg:height="4.603cm" svg:x="5.842cm" svg:y="2.957cm">
          <draw:image xlink:href="Pictures/1000020100000258000000AEE208255ED08A30E9.png" xlink:type="simple" xlink:show="embed" xlink:actuate="onLoad">
            <text:p/>
          </draw:image>
        </draw:frame>
        <draw:frame draw:style-name="gr69" draw:text-style-name="P8" draw:layer="layout" svg:width="15.874cm" svg:height="4.603cm" svg:x="6.224cm" svg:y="7.946cm">
          <draw:image xlink:href="Pictures/1000020100000258000000AE83BF3A8DB086FD0F.png" xlink:type="simple" xlink:show="embed" xlink:actuate="onLoad">
            <text:p/>
          </draw:image>
        </draw:frame>
        <draw:frame draw:style-name="gr70" draw:text-style-name="P37" draw:layer="layout" svg:width="0.762cm" svg:height="0.725cm" svg:x="6.386cm" svg:y="6.642cm">
          <draw:text-box>
            <text:p><text:span text:style-name="T29">X</text:span></text:p>
          </draw:text-box>
        </draw:frame>
        <draw:frame draw:style-name="gr70" draw:text-style-name="P37" draw:layer="layout" svg:width="0.762cm" svg:height="0.725cm" svg:x="9.386cm" svg:y="6.543cm">
          <draw:text-box>
            <text:p><text:span text:style-name="T29">Y</text:span></text:p>
          </draw:text-box>
        </draw:frame>
        <draw:frame draw:style-name="gr71" draw:text-style-name="P37" draw:layer="layout" svg:width="1.278cm" svg:height="1.199cm" svg:x="15.786cm" svg:y="6.843cm">
          <draw:text-box>
            <text:p><text:span text:style-name="T29">X</text:span><text:span text:style-name="T29">Y</text:span></text:p>
          </draw:text-box>
        </draw:frame>
        <draw:frame draw:style-name="gr71" draw:text-style-name="P37" draw:layer="layout" svg:width="1.278cm" svg:height="1.199cm" svg:x="18.386cm" svg:y="11.844cm">
          <draw:text-box>
            <text:p><text:span text:style-name="T29">Y</text:span><text:span text:style-name="T29">Z</text:span></text:p>
          </draw:text-box>
        </draw:frame>
        <draw:frame draw:style-name="gr71" draw:text-style-name="P37" draw:layer="layout" svg:width="1.278cm" svg:height="1.199cm" svg:x="12.186cm" svg:y="11.845cm">
          <draw:text-box>
            <text:p><text:span text:style-name="T29">Z</text:span></text:p>
          </draw:text-box>
        </draw:frame>
        <draw:frame draw:style-name="gr70" draw:text-style-name="P37" draw:layer="layout" svg:width="0.762cm" svg:height="0.725cm" svg:x="8.786cm" svg:y="11.743cm">
          <draw:text-box>
            <text:p><text:span text:style-name="T29">Y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date-time-name="dtd1">
        <office:forms form:automatic-focus="false" form:apply-design-mode="false"/>
        <draw:frame presentation:style-name="pr23" draw:layer="layout" svg:width="9.776cm" svg:height="2.211cm" svg:x="1.4cm" svg:y="0.837cm" presentation:class="title" presentation:user-transformed="true">
          <draw:text-box>
            <text:p>Try it!</text:p>
          </draw:text-box>
        </draw:frame>
        <draw:frame presentation:style-name="pr11" draw:text-style-name="P38" draw:layer="layout" svg:width="9.776cm" svg:height="1.944cm" svg:x="1.4cm" svg:y="3.214cm" presentation:class="outline" presentation:user-transformed="true">
          <draw:text-box>
            <text:p text:style-name="P3"><text:span text:style-name="T12">Run the randomized</text:span><text:span text:style-name="T12"><text:line-break/></text:span><text:span text:style-name="T12">algorithm on this graph</text:span></text:p>
          </draw:text-box>
        </draw:frame>
        <draw:custom-shape draw:style-name="gr72" draw:text-style-name="P8" draw:layer="layout" svg:width="26.416cm" svg:height="14.732cm" svg:x="0.762cm" svg:y="0.762cm">
          <text:p/>
          <draw:enhanced-geometry svg:viewBox="0 0 21600 21600" draw:type="rectangle" draw:enhanced-path="M 0 0 L 21600 0 21600 21600 0 21600 0 0 Z N"/>
        </draw:custom-shape>
        <draw:frame draw:style-name="gr73" draw:text-style-name="P24" draw:layer="layout" svg:width="14.478cm" svg:height="5.228cm" svg:x="12.192cm" svg:y="1.326cm">
          <draw:text-box>
            <text:list text:style-name="L1">
              <text:list-item>
                <text:p>Pick an edge at random <text:span text:style-name="T11">(</text:span><text:span text:style-name="T11">u</text:span><text:span text:style-name="T11">,</text:span><text:span text:style-name="T11">v</text:span><text:span text:style-name="T11">)</text:span></text:p>
              </text:list-item>
              <text:list-item>
                <text:p><text:span text:style-name="T30">M</text:span><text:span text:style-name="T30">e</text:span><text:span text:style-name="T30">r</text:span><text:span text:style-name="T30">g</text:span><text:span text:style-name="T30">e</text:span><text:span text:style-name="T30"> </text:span><text:span text:style-name="T31">u</text:span><text:span text:style-name="T32"> </text:span><text:span text:style-name="T32">a</text:span><text:span text:style-name="T32">n</text:span><text:span text:style-name="T32">d</text:span><text:span text:style-name="T32"> </text:span><text:span text:style-name="T31">v</text:span><text:span text:style-name="T32"> </text:span><text:span text:style-name="T32">i</text:span><text:span text:style-name="T32">n</text:span><text:span text:style-name="T32"> </text:span><text:span text:style-name="T32">n</text:span><text:span text:style-name="T32">e</text:span><text:span text:style-name="T32">w</text:span><text:span text:style-name="T32"> </text:span><text:span text:style-name="T32">v</text:span><text:span text:style-name="T32">e</text:span><text:span text:style-name="T32">r</text:span><text:span text:style-name="T32">t</text:span><text:span text:style-name="T32">e</text:span><text:span text:style-name="T32">x</text:span><text:span text:style-name="T32"> </text:span><text:span text:style-name="T11">u</text:span><text:span text:style-name="T11">v</text:span></text:p>
              </text:list-item>
              <text:list-item>
                <text:p><text:span text:style-name="T32">E</text:span><text:span text:style-name="T32">d</text:span><text:span text:style-name="T32">g</text:span><text:span text:style-name="T32">e</text:span><text:span text:style-name="T32">s</text:span><text:span text:style-name="T32"> </text:span><text:span text:style-name="T32">b</text:span><text:span text:style-name="T32">e</text:span><text:span text:style-name="T32">t</text:span><text:span text:style-name="T32">w</text:span><text:span text:style-name="T32">e</text:span><text:span text:style-name="T32">e</text:span><text:span text:style-name="T32">n</text:span><text:span text:style-name="T32"> </text:span><text:span text:style-name="T31">u</text:span><text:span text:style-name="T32"> </text:span><text:span text:style-name="T32">a</text:span><text:span text:style-name="T32">n</text:span><text:span text:style-name="T32">d</text:span><text:span text:style-name="T32"> </text:span><text:span text:style-name="T11">v</text:span> are removed</text:p>
              </text:list-item>
              <text:list-item>
                <text:p><text:span text:style-name="T32">E</text:span><text:span text:style-name="T32">d</text:span><text:span text:style-name="T32">g</text:span><text:span text:style-name="T32">e</text:span><text:span text:style-name="T32">s</text:span><text:span text:style-name="T32"> </text:span><text:span text:style-name="T32">p</text:span><text:span text:style-name="T32">o</text:span><text:span text:style-name="T32">i</text:span><text:span text:style-name="T32">n</text:span><text:span text:style-name="T32">t</text:span><text:span text:style-name="T32">i</text:span><text:span text:style-name="T32">n</text:span><text:span text:style-name="T32">g</text:span><text:span text:style-name="T32"> </text:span><text:span text:style-name="T32">t</text:span><text:span text:style-name="T32">o</text:span><text:span text:style-name="T32"> </text:span><text:span text:style-name="T31">u</text:span><text:span text:style-name="T32"> </text:span><text:span text:style-name="T32">o</text:span><text:span text:style-name="T32">r</text:span><text:span text:style-name="T32"> </text:span><text:span text:style-name="T31">v</text:span><text:span text:style-name="T32"> </text:span><text:span text:style-name="T32">a</text:span><text:span text:style-name="T32">r</text:span><text:span text:style-name="T32">e</text:span><text:span text:style-name="T32"> </text:span><text:span text:style-name="T32">a</text:span><text:span text:style-name="T32">d</text:span><text:span text:style-name="T32">d</text:span><text:span text:style-name="T32">e</text:span><text:span text:style-name="T32">d</text:span><text:span text:style-name="T32"> </text:span><text:span text:style-name="T32">a</text:span><text:span text:style-name="T32">s</text:span><text:span text:style-name="T32"> </text:span><text:span text:style-name="T32">m</text:span><text:span text:style-name="T32">u</text:span><text:span text:style-name="T32">l</text:span><text:span text:style-name="T32">t</text:span><text:span text:style-name="T32">i</text:span><text:span text:style-name="T32">-</text:span><text:span text:style-name="T32">e</text:span><text:span text:style-name="T32">d</text:span><text:span text:style-name="T32">g</text:span><text:span text:style-name="T32">e</text:span><text:span text:style-name="T32">s</text:span><text:span text:style-name="T32"> </text:span><text:span text:style-name="T32">t</text:span><text:span text:style-name="T32">o</text:span><text:span text:style-name="T32"> </text:span><text:span text:style-name="T32">v</text:span><text:span text:style-name="T32">e</text:span><text:span text:style-name="T32">r</text:span><text:span text:style-name="T32">t</text:span><text:span text:style-name="T32">e</text:span><text:span text:style-name="T32">x</text:span><text:span text:style-name="T32"> </text:span><text:span text:style-name="T11">u</text:span><text:span text:style-name="T11">v</text:span></text:p>
              </text:list-item>
              <text:list-item>
                <text:p><text:span text:style-name="T32">W</text:span><text:span text:style-name="T32">h</text:span><text:span text:style-name="T32">e</text:span><text:span text:style-name="T32">n</text:span><text:span text:style-name="T32"> </text:span><text:span text:style-name="T32">o</text:span><text:span text:style-name="T32">n</text:span><text:span text:style-name="T32">l</text:span><text:span text:style-name="T32">y</text:span><text:span text:style-name="T32"> </text:span><text:span text:style-name="T31">s</text:span><text:span text:style-name="T32"> </text:span><text:span text:style-name="T32">a</text:span><text:span text:style-name="T32">n</text:span><text:span text:style-name="T32">d</text:span><text:span text:style-name="T32"> </text:span><text:span text:style-name="T11">t</text:span> remain, the multi-edges are a cut, probably the minimum one</text:p>
              </text:list-item>
            </text:list>
          </draw:text-box>
        </draw:frame>
        <draw:custom-shape draw:style-name="gr74" draw:text-style-name="P39" xml:id="id37" draw:id="id37" draw:layer="layout" svg:width="2.35cm" svg:height="2.35cm" svg:x="7.524cm" svg:y="9.814cm">
          <text:p text:style-name="P3"><text:span text:style-name="T22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9" xml:id="id40" draw:id="id40" draw:layer="layout" svg:width="2.35cm" svg:height="2.35cm" svg:x="18.224cm" svg:y="9.948cm">
          <text:p text:style-name="P3"><text:span text:style-name="T2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2" xml:id="id38" draw:id="id38" draw:layer="layout" svg:width="2.353cm" svg:height="2.35cm" svg:x="10.763cm" svg:y="7.253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2" xml:id="id39" draw:id="id39" draw:layer="layout" svg:width="2.35cm" svg:height="2.35cm" svg:x="15.114cm" svg:y="7.253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2" xml:id="id41" draw:id="id41" draw:layer="layout" svg:width="2.353cm" svg:height="2.35cm" svg:x="10.763cm" svg:y="12.533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22" xml:id="id42" draw:id="id42" draw:layer="layout" svg:width="2.35cm" svg:height="2.352cm" svg:x="15.114cm" svg:y="12.533cm">
          <text:p text:style-name="P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7" draw:text-style-name="P8" draw:layer="layout" draw:type="line" svg:x1="9.53cm" svg:y1="10.158cm" svg:x2="10.763cm" svg:y2="8.428cm" draw:start-shape="id37" draw:start-glue-point="11" draw:end-shape="id38" draw:end-glue-point="6" svg:d="M9530 10158l1233-1730" svg:viewBox="0 0 1234 1731">
          <text:p/>
        </draw:connector>
        <draw:connector draw:style-name="gr78" draw:text-style-name="P8" draw:layer="layout" draw:type="line" svg:x1="13.116cm" svg:y1="8.428cm" svg:x2="15.114cm" svg:y2="8.428cm" draw:start-shape="id38" draw:start-glue-point="10" draw:end-shape="id39" draw:end-glue-point="3" svg:d="M13116 8428h1998" svg:viewBox="0 0 1999 1">
          <text:p/>
        </draw:connector>
        <draw:connector draw:style-name="gr77" draw:text-style-name="P8" draw:layer="layout" draw:type="line" svg:x1="17.464cm" svg:y1="8.428cm" svg:x2="18.568cm" svg:y2="10.292cm" draw:start-shape="id39" draw:start-glue-point="10" draw:end-shape="id40" draw:end-glue-point="5" svg:d="M17464 8428l1104 1864" svg:viewBox="0 0 1105 1865">
          <text:p/>
        </draw:connector>
        <draw:connector draw:style-name="gr77" draw:text-style-name="P8" draw:layer="layout" draw:type="line" svg:x1="9.53cm" svg:y1="11.82cm" svg:x2="10.763cm" svg:y2="13.708cm" draw:start-shape="id37" draw:start-glue-point="9" draw:end-shape="id41" draw:end-glue-point="6" svg:d="M9530 11820l1233 1888" svg:viewBox="0 0 1234 1889">
          <text:p/>
        </draw:connector>
        <draw:connector draw:style-name="gr79" draw:text-style-name="P8" draw:layer="layout" draw:type="line" svg:x1="13.116cm" svg:y1="13.708cm" svg:x2="15.114cm" svg:y2="13.709cm" draw:start-shape="id41" draw:start-glue-point="10" draw:end-shape="id42" svg:d="M13116 13708l1998 1" svg:viewBox="0 0 1999 2">
          <text:p/>
        </draw:connector>
        <draw:connector draw:style-name="gr77" draw:text-style-name="P8" draw:layer="layout" draw:type="line" svg:x1="17.464cm" svg:y1="13.709cm" svg:x2="18.568cm" svg:y2="11.954cm" draw:start-shape="id42" draw:start-glue-point="10" draw:end-shape="id40" draw:end-glue-point="7" svg:d="M17464 13709l1104-1755" svg:viewBox="0 0 1105 1756">
          <text:p/>
        </draw:connector>
        <draw:connector draw:style-name="gr79" draw:text-style-name="P8" draw:layer="layout" draw:type="line" svg:x1="12.772cm" svg:y1="9.259cm" svg:x2="15.458cm" svg:y2="12.877cm" draw:start-shape="id38" draw:start-glue-point="9" draw:end-shape="id42" draw:end-glue-point="5" svg:d="M12772 9259l2686 3618" svg:viewBox="0 0 2687 3619">
          <text:p/>
        </draw:connector>
        <draw:connector draw:style-name="gr79" draw:text-style-name="P8" draw:layer="layout" draw:type="line" svg:x1="12.772cm" svg:y1="12.877cm" svg:x2="15.458cm" svg:y2="9.259cm" draw:start-shape="id41" draw:start-glue-point="11" draw:end-shape="id39" draw:end-glue-point="7" svg:d="M12772 12877l2686-3618" svg:viewBox="0 0 2687 3619">
          <text:p/>
        </draw:connector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date-time-name="dtd1">
        <office:forms form:automatic-focus="false" form:apply-design-mode="false"/>
        <draw:frame presentation:style-name="pr24" draw:layer="layout" svg:width="6.858cm" svg:height="4.535cm" svg:x="0.254cm" svg:y="10.959cm" presentation:class="title" presentation:user-transformed="true">
          <draw:text-box>
            <text:p>Example run</text:p>
          </draw:text-box>
        </draw:frame>
        <draw:custom-shape draw:style-name="gr80" draw:text-style-name="P22" xml:id="id43" draw:id="id43" draw:layer="layout" svg:width="1.161cm" svg:height="1.161cm" svg:x="1.446cm" svg:y="1.472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22" xml:id="id46" draw:id="id46" draw:layer="layout" svg:width="1.161cm" svg:height="1.161cm" svg:x="6.731cm" svg:y="1.538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22" xml:id="id44" draw:id="id44" draw:layer="layout" svg:width="1.162cm" svg:height="1.161cm" svg:x="3.046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2" xml:id="id45" draw:id="id45" draw:layer="layout" svg:width="1.161cm" svg:height="1.161cm" svg:x="5.195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22" xml:id="id47" draw:id="id47" draw:layer="layout" svg:width="1.162cm" svg:height="1.161cm" svg:x="3.046cm" svg:y="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2" xml:id="id48" draw:id="id48" draw:layer="layout" svg:width="1.161cm" svg:height="1.162cm" svg:x="5.195cm" svg:y="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7" draw:text-style-name="P8" draw:layer="layout" draw:type="line" svg:x1="2.437cm" svg:y1="1.642cm" svg:x2="3.046cm" svg:y2="0.788cm" draw:start-shape="id43" draw:start-glue-point="11" draw:end-shape="id44" draw:end-glue-point="6" svg:d="M2437 1642l609-854" svg:viewBox="0 0 610 855">
          <text:p/>
        </draw:connector>
        <draw:connector draw:style-name="gr78" draw:text-style-name="P8" draw:layer="layout" draw:type="line" svg:x1="4.208cm" svg:y1="0.788cm" svg:x2="5.195cm" svg:y2="0.787cm" draw:start-shape="id44" draw:start-glue-point="10" draw:end-shape="id45" draw:end-glue-point="3" svg:d="M4208 788l987-1" svg:viewBox="0 0 988 2">
          <text:p/>
        </draw:connector>
        <draw:connector draw:style-name="gr77" draw:text-style-name="P8" draw:layer="layout" draw:type="line" svg:x1="6.356cm" svg:y1="0.788cm" svg:x2="6.901cm" svg:y2="1.708cm" draw:start-shape="id45" draw:start-glue-point="10" draw:end-shape="id46" draw:end-glue-point="5" svg:d="M6356 788l545 920" svg:viewBox="0 0 546 921">
          <text:p/>
        </draw:connector>
        <draw:connector draw:style-name="gr77" draw:text-style-name="P8" draw:layer="layout" draw:type="line" svg:x1="2.437cm" svg:y1="2.463cm" svg:x2="3.046cm" svg:y2="3.396cm" draw:start-shape="id43" draw:start-glue-point="9" draw:end-shape="id47" draw:end-glue-point="6" svg:d="M2437 2463l609 933" svg:viewBox="0 0 610 934">
          <text:p/>
        </draw:connector>
        <draw:connector draw:style-name="gr79" draw:text-style-name="P8" draw:layer="layout" draw:type="line" svg:x1="4.208cm" svg:y1="3.396cm" svg:x2="5.195cm" svg:y2="3.396cm" draw:start-shape="id47" draw:start-glue-point="10" draw:end-shape="id48" svg:d="M4208 3396h987" svg:viewBox="0 0 988 1">
          <text:p/>
        </draw:connector>
        <draw:connector draw:style-name="gr77" draw:text-style-name="P8" draw:layer="layout" draw:type="line" svg:x1="6.356cm" svg:y1="3.396cm" svg:x2="6.901cm" svg:y2="2.529cm" draw:start-shape="id48" draw:start-glue-point="10" draw:end-shape="id46" draw:end-glue-point="7" svg:d="M6356 3396l545-867" svg:viewBox="0 0 546 868">
          <text:p/>
        </draw:connector>
        <draw:connector draw:style-name="gr79" draw:text-style-name="P8" draw:layer="layout" draw:type="line" svg:x1="4.038cm" svg:y1="1.198cm" svg:x2="5.365cm" svg:y2="2.985cm" draw:start-shape="id44" draw:start-glue-point="9" draw:end-shape="id48" draw:end-glue-point="5" svg:d="M4038 1198l1327 1787" svg:viewBox="0 0 1328 1788">
          <text:p/>
        </draw:connector>
        <draw:connector draw:style-name="gr79" draw:text-style-name="P8" draw:layer="layout" draw:type="line" svg:x1="4.038cm" svg:y1="2.985cm" svg:x2="5.365cm" svg:y2="1.198cm" draw:start-shape="id47" draw:start-glue-point="11" draw:end-shape="id45" draw:end-glue-point="7" svg:d="M4038 2985l1327-1787" svg:viewBox="0 0 1328 1788">
          <text:p/>
        </draw:connector>
        <draw:custom-shape draw:style-name="gr84" draw:text-style-name="P22" xml:id="id49" draw:id="id49" draw:layer="layout" svg:width="0.989cm" svg:height="0.989cm" svg:x="10.846cm" svg:y="1.285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22" xml:id="id52" draw:id="id52" draw:layer="layout" svg:width="0.99cm" svg:height="0.989cm" svg:x="15.35cm" svg:y="1.342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2" xml:id="id50" draw:id="id50" draw:layer="layout" svg:width="0.99cm" svg:height="0.989cm" svg:x="12.21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2" xml:id="id51" draw:id="id51" draw:layer="layout" svg:width="0.99cm" svg:height="0.989cm" svg:x="14.041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2" xml:id="id53" draw:id="id53" draw:layer="layout" svg:width="0.99cm" svg:height="0.989cm" svg:x="12.21cm" svg:y="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22" xml:id="id54" draw:id="id54" draw:layer="layout" svg:width="0.99cm" svg:height="0.99cm" svg:x="14.041cm" svg:y="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7" draw:text-style-name="P8" draw:layer="layout" draw:type="line" svg:x1="11.691cm" svg:y1="1.429cm" svg:x2="12.21cm" svg:y2="0.701cm" draw:start-shape="id49" draw:start-glue-point="11" draw:end-shape="id50" draw:end-glue-point="6" svg:d="M11691 1429l519-728" svg:viewBox="0 0 520 729">
          <text:p/>
        </draw:connector>
        <draw:connector draw:style-name="gr78" draw:text-style-name="P8" draw:layer="layout" draw:type="line" svg:x1="13.2cm" svg:y1="0.701cm" svg:x2="14.041cm" svg:y2="0.701cm" draw:start-shape="id50" draw:start-glue-point="10" draw:end-shape="id51" draw:end-glue-point="3" svg:d="M13200 701h841" svg:viewBox="0 0 842 1">
          <text:p/>
        </draw:connector>
        <draw:connector draw:style-name="gr77" draw:text-style-name="P8" draw:layer="layout" draw:type="line" svg:x1="15.031cm" svg:y1="0.701cm" svg:x2="15.495cm" svg:y2="1.486cm" draw:start-shape="id51" draw:start-glue-point="10" draw:end-shape="id52" draw:end-glue-point="5" svg:d="M15031 701l464 785" svg:viewBox="0 0 465 786">
          <text:p/>
        </draw:connector>
        <draw:connector draw:style-name="gr77" draw:text-style-name="P8" draw:layer="layout" draw:type="line" svg:x1="11.691cm" svg:y1="2.13cm" svg:x2="12.21cm" svg:y2="2.924cm" draw:start-shape="id49" draw:start-glue-point="9" draw:end-shape="id53" draw:end-glue-point="6" svg:d="M11691 2130l519 794" svg:viewBox="0 0 520 795">
          <text:p/>
        </draw:connector>
        <draw:connector draw:style-name="gr79" draw:text-style-name="P8" draw:layer="layout" draw:type="line" svg:x1="13.2cm" svg:y1="2.924cm" svg:x2="14.041cm" svg:y2="2.925cm" draw:start-shape="id53" draw:start-glue-point="10" draw:end-shape="id54" svg:d="M13200 2924l841 1" svg:viewBox="0 0 842 2">
          <text:p/>
        </draw:connector>
        <draw:connector draw:style-name="gr77" draw:text-style-name="P8" draw:layer="layout" draw:type="line" svg:x1="15.031cm" svg:y1="2.925cm" svg:x2="15.495cm" svg:y2="2.187cm" draw:start-shape="id54" draw:start-glue-point="10" draw:end-shape="id52" draw:end-glue-point="7" svg:d="M15031 2925l464-738" svg:viewBox="0 0 465 739">
          <text:p/>
        </draw:connector>
        <draw:connector draw:style-name="gr88" draw:text-style-name="P8" draw:layer="layout" draw:type="line" svg:x1="13.055cm" svg:y1="1.052cm" svg:x2="14.186cm" svg:y2="2.575cm" draw:start-shape="id50" draw:start-glue-point="9" draw:end-shape="id54" draw:end-glue-point="5" svg:d="M13055 1052l1131 1523" svg:viewBox="0 0 1132 1524">
          <text:p/>
        </draw:connector>
        <draw:connector draw:style-name="gr79" draw:text-style-name="P8" draw:layer="layout" draw:type="line" svg:x1="13.055cm" svg:y1="2.574cm" svg:x2="14.186cm" svg:y2="1.052cm" draw:start-shape="id53" draw:start-glue-point="11" draw:end-shape="id51" draw:end-glue-point="7" svg:d="M13055 2574l1131-1522" svg:viewBox="0 0 1132 1523">
          <text:p/>
        </draw:connector>
        <draw:custom-shape draw:style-name="gr84" draw:text-style-name="P22" xml:id="id55" draw:id="id55" draw:layer="layout" svg:width="0.991cm" svg:height="0.989cm" svg:x="18.601cm" svg:y="1.285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22" xml:id="id58" draw:id="id58" draw:layer="layout" svg:width="0.99cm" svg:height="0.989cm" svg:x="23.106cm" svg:y="1.342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22" xml:id="id56" draw:id="id56" draw:layer="layout" svg:width="0.99cm" svg:height="0.99cm" svg:x="20.174cm" svg:y="0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2" xml:id="id57" draw:id="id57" draw:layer="layout" svg:width="0.989cm" svg:height="0.989cm" svg:x="21.797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2" xml:id="id59" draw:id="id59" draw:layer="layout" svg:width="0.99cm" svg:height="0.989cm" svg:x="19.965cm" svg:y="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7" draw:text-style-name="P8" draw:layer="layout" draw:type="line" svg:x1="19.447cm" svg:y1="1.429cm" svg:x2="20.174cm" svg:y2="1.059cm" draw:start-shape="id55" draw:start-glue-point="11" draw:end-shape="id56" draw:end-glue-point="6" svg:d="M19447 1429l727-370" svg:viewBox="0 0 728 371">
          <text:p/>
        </draw:connector>
        <draw:connector draw:style-name="gr78" draw:text-style-name="P8" draw:layer="layout" draw:type="line" svg:x1="21.164cm" svg:y1="1.059cm" svg:x2="21.797cm" svg:y2="0.701cm" draw:start-shape="id56" draw:start-glue-point="10" draw:end-shape="id57" draw:end-glue-point="3" svg:d="M21164 1059l633-358" svg:viewBox="0 0 634 359">
          <text:p/>
        </draw:connector>
        <draw:connector draw:style-name="gr77" draw:text-style-name="P8" draw:layer="layout" draw:type="line" svg:x1="22.786cm" svg:y1="0.701cm" svg:x2="23.251cm" svg:y2="1.486cm" draw:start-shape="id57" draw:start-glue-point="10" draw:end-shape="id58" draw:end-glue-point="5" svg:d="M22786 701l465 785" svg:viewBox="0 0 466 786">
          <text:p/>
        </draw:connector>
        <draw:connector draw:style-name="gr77" draw:text-style-name="P8" draw:layer="layout" draw:type="line" svg:x1="19.447cm" svg:y1="2.13cm" svg:x2="19.965cm" svg:y2="2.924cm" draw:start-shape="id55" draw:start-glue-point="9" draw:end-shape="id59" draw:end-glue-point="6" svg:d="M19447 2130l518 794" svg:viewBox="0 0 519 795">
          <text:p/>
        </draw:connector>
        <draw:connector draw:style-name="gr79" draw:text-style-name="P8" draw:layer="layout" draw:type="line" svg:x1="20.46cm" svg:y1="2.43cm" svg:x2="20.669cm" svg:y2="1.554cm" draw:start-shape="id59" draw:start-glue-point="4" draw:end-shape="id56" draw:end-glue-point="8" svg:d="M20460 2430l209-876" svg:viewBox="0 0 210 877">
          <text:p/>
        </draw:connector>
        <draw:connector draw:style-name="gr77" draw:text-style-name="P8" draw:layer="layout" draw:type="line" svg:x1="21.019cm" svg:y1="1.409cm" svg:x2="23.251cm" svg:y2="2.187cm" draw:start-shape="id56" draw:start-glue-point="9" draw:end-shape="id58" draw:end-glue-point="7" svg:d="M21019 1409l2232 778" svg:viewBox="0 0 2233 779">
          <text:p/>
        </draw:connector>
        <draw:connector draw:style-name="gr79" draw:text-style-name="P8" draw:layer="layout" draw:type="line" svg:x1="20.81cm" svg:y1="2.574cm" svg:x2="21.941cm" svg:y2="1.052cm" draw:start-shape="id59" draw:start-glue-point="11" draw:end-shape="id57" draw:end-glue-point="7" svg:d="M20810 2574l1131-1522" svg:viewBox="0 0 1132 1523">
          <text:p/>
        </draw:connector>
        <draw:custom-shape draw:style-name="gr90" draw:text-style-name="P22" xml:id="id60" draw:id="id60" draw:layer="layout" svg:width="0.991cm" svg:height="0.99cm" svg:x="11.171cm" svg:y="5.272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2" xml:id="id63" draw:id="id63" draw:layer="layout" svg:width="0.989cm" svg:height="0.989cm" svg:x="15.676cm" svg:y="5.328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2" xml:id="id61" draw:id="id61" draw:layer="layout" svg:width="0.991cm" svg:height="0.989cm" svg:x="12.743cm" svg:y="4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22" xml:id="id62" draw:id="id62" draw:layer="layout" svg:width="0.989cm" svg:height="0.99cm" svg:x="14.367cm" svg:y="4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2" xml:id="id64" draw:id="id64" draw:layer="layout" svg:width="0.99cm" svg:height="0.989cm" svg:x="12.535cm" svg:y="6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7" draw:text-style-name="P8" draw:layer="layout" draw:type="line" svg:x1="12.017cm" svg:y1="5.417cm" svg:x2="12.743cm" svg:y2="5.046cm" draw:start-shape="id60" draw:start-glue-point="11" draw:end-shape="id61" draw:end-glue-point="6" svg:d="M12017 5417l726-371" svg:viewBox="0 0 727 372">
          <text:p/>
        </draw:connector>
        <draw:connector draw:style-name="gr78" draw:text-style-name="P8" draw:layer="layout" draw:type="line" svg:x1="13.734cm" svg:y1="5.046cm" svg:x2="14.367cm" svg:y2="4.689cm" draw:start-shape="id61" draw:start-glue-point="10" draw:end-shape="id62" draw:end-glue-point="3" svg:d="M13734 5046l633-357" svg:viewBox="0 0 634 358">
          <text:p/>
        </draw:connector>
        <draw:connector draw:style-name="gr77" draw:text-style-name="P8" draw:layer="layout" draw:type="line" svg:x1="15.356cm" svg:y1="4.689cm" svg:x2="15.82cm" svg:y2="5.472cm" draw:start-shape="id62" draw:start-glue-point="10" draw:end-shape="id63" draw:end-glue-point="5" svg:d="M15356 4689l464 783" svg:viewBox="0 0 465 784">
          <text:p/>
        </draw:connector>
        <draw:connector draw:style-name="gr77" draw:text-style-name="P8" draw:layer="layout" draw:type="line" svg:x1="12.017cm" svg:y1="6.117cm" svg:x2="12.535cm" svg:y2="6.911cm" draw:start-shape="id60" draw:start-glue-point="9" draw:end-shape="id64" draw:end-glue-point="6" svg:d="M12017 6117l518 794" svg:viewBox="0 0 519 795">
          <text:p/>
        </draw:connector>
        <draw:connector draw:style-name="gr79" draw:text-style-name="P8" draw:layer="layout" draw:type="line" svg:x1="13.03cm" svg:y1="6.417cm" svg:x2="13.239cm" svg:y2="5.541cm" draw:start-shape="id64" draw:start-glue-point="4" draw:end-shape="id61" draw:end-glue-point="8" svg:d="M13030 6417l209-876" svg:viewBox="0 0 210 877">
          <text:p/>
        </draw:connector>
        <draw:connector draw:style-name="gr77" draw:text-style-name="P8" draw:layer="layout" draw:type="line" svg:x1="13.589cm" svg:y1="5.397cm" svg:x2="15.82cm" svg:y2="6.173cm" draw:start-shape="id61" draw:start-glue-point="9" draw:end-shape="id63" draw:end-glue-point="7" svg:d="M13589 5397l2231 776" svg:viewBox="0 0 2232 777">
          <text:p/>
        </draw:connector>
        <draw:connector draw:style-name="gr88" draw:text-style-name="P8" draw:layer="layout" draw:type="line" svg:x1="13.38cm" svg:y1="6.561cm" svg:x2="14.511cm" svg:y2="5.039cm" draw:start-shape="id64" draw:start-glue-point="11" draw:end-shape="id62" draw:end-glue-point="7" svg:d="M13380 6561l1131-1522" svg:viewBox="0 0 1132 1523">
          <text:p/>
        </draw:connector>
        <draw:custom-shape draw:style-name="gr92" draw:text-style-name="P22" xml:id="id65" draw:id="id65" draw:layer="layout" svg:width="0.99cm" svg:height="0.99cm" svg:x="19.183cm" svg:y="5.272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22" xml:id="id68" draw:id="id68" draw:layer="layout" svg:width="0.99cm" svg:height="0.99cm" svg:x="23.29cm" svg:y="6.515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2" xml:id="id66" draw:id="id66" draw:layer="layout" svg:width="0.991cm" svg:height="0.989cm" svg:x="20.754cm" svg:y="4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2" xml:id="id67" draw:id="id67" draw:layer="layout" svg:width="0.989cm" svg:height="0.989cm" svg:x="22.764cm" svg:y="5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7" draw:text-style-name="P8" draw:layer="layout" draw:type="line" svg:x1="20.028cm" svg:y1="5.417cm" svg:x2="20.754cm" svg:y2="5.046cm" draw:start-shape="id65" draw:start-glue-point="11" draw:end-shape="id66" draw:end-glue-point="6" svg:d="M20028 5417l726-371" svg:viewBox="0 0 727 372">
          <text:p/>
        </draw:connector>
        <draw:connector draw:style-name="gr78" draw:text-style-name="P8" draw:layer="layout" draw:type="line" svg:x1="21.745cm" svg:y1="5.046cm" svg:x2="22.764cm" svg:y2="5.54cm" draw:start-shape="id66" draw:start-glue-point="10" draw:end-shape="id67" draw:end-glue-point="3" svg:d="M21745 5046l1019 494" svg:viewBox="0 0 1020 495">
          <text:p/>
        </draw:connector>
        <draw:connector draw:style-name="gr77" draw:text-style-name="P8" draw:layer="layout" draw:type="line" svg:x1="23.753cm" svg:y1="5.54cm" svg:x2="23.785cm" svg:y2="6.515cm" draw:start-shape="id67" draw:start-glue-point="10" draw:end-shape="id68" draw:end-glue-point="4" svg:d="M23753 5540l32 975" svg:viewBox="0 0 33 976">
          <text:p/>
        </draw:connector>
        <draw:connector draw:style-name="gr77" draw:text-style-name="P8" draw:layer="layout" draw:type="line" svg:x1="20.028cm" svg:y1="6.117cm" svg:x2="22.908cm" svg:y2="5.891cm" draw:start-shape="id65" draw:start-glue-point="9" draw:end-shape="id67" draw:end-glue-point="7" svg:d="M20028 6117l2880-226" svg:viewBox="0 0 2881 227">
          <text:p/>
        </draw:connector>
        <draw:connector draw:style-name="gr79" draw:text-style-name="P8" draw:layer="layout" draw:type="line" svg:x1="22.908cm" svg:y1="5.19cm" svg:x2="21.6cm" svg:y2="4.696cm" draw:start-shape="id67" draw:start-glue-point="5" draw:end-shape="id66" draw:end-glue-point="11" svg:d="M22908 5190l-1308-494" svg:viewBox="0 0 1309 495">
          <text:p/>
        </draw:connector>
        <draw:connector draw:style-name="gr77" draw:text-style-name="P8" draw:layer="layout" draw:type="line" svg:x1="21.6cm" svg:y1="5.397cm" svg:x2="23.29cm" svg:y2="7.01cm" draw:start-shape="id66" draw:start-glue-point="9" draw:end-shape="id68" draw:end-glue-point="6" svg:d="M21600 5397l1690 1613" svg:viewBox="0 0 1691 1614">
          <text:p/>
        </draw:connector>
        <draw:custom-shape draw:style-name="gr85" draw:text-style-name="P22" xml:id="id69" draw:id="id69" draw:layer="layout" svg:width="0.99cm" svg:height="0.989cm" svg:x="11.608cm" svg:y="9.045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22" xml:id="id72" draw:id="id72" draw:layer="layout" svg:width="0.99cm" svg:height="0.989cm" svg:x="15.715cm" svg:y="10.288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22" xml:id="id70" draw:id="id70" draw:layer="layout" svg:width="0.99cm" svg:height="0.99cm" svg:x="13.18cm" svg:y="8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2" xml:id="id71" draw:id="id71" draw:layer="layout" svg:width="0.99cm" svg:height="0.989cm" svg:x="15.189cm" svg:y="8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7" draw:text-style-name="P8" draw:layer="layout" draw:type="line" svg:x1="12.453cm" svg:y1="9.189cm" svg:x2="13.18cm" svg:y2="8.818cm" draw:start-shape="id69" draw:start-glue-point="11" draw:end-shape="id70" draw:end-glue-point="6" svg:d="M12453 9189l727-371" svg:viewBox="0 0 728 372">
          <text:p/>
        </draw:connector>
        <draw:connector draw:style-name="gr93" draw:text-style-name="P8" draw:layer="layout" draw:type="line" svg:x1="14.17cm" svg:y1="8.818cm" svg:x2="15.189cm" svg:y2="9.312cm" draw:start-shape="id70" draw:start-glue-point="10" draw:end-shape="id71" draw:end-glue-point="3" svg:d="M14170 8818l1019 494" svg:viewBox="0 0 1020 495">
          <text:p/>
        </draw:connector>
        <draw:connector draw:style-name="gr77" draw:text-style-name="P8" draw:layer="layout" draw:type="line" svg:x1="16.179cm" svg:y1="9.312cm" svg:x2="16.21cm" svg:y2="10.288cm" draw:start-shape="id71" draw:start-glue-point="10" draw:end-shape="id72" draw:end-glue-point="4" svg:d="M16179 9312l31 976" svg:viewBox="0 0 32 977">
          <text:p/>
        </draw:connector>
        <draw:connector draw:style-name="gr77" draw:text-style-name="P8" draw:layer="layout" draw:type="line" svg:x1="12.453cm" svg:y1="9.89cm" svg:x2="15.334cm" svg:y2="9.663cm" draw:start-shape="id69" draw:start-glue-point="9" draw:end-shape="id71" draw:end-glue-point="7" svg:d="M12453 9890l2881-227" svg:viewBox="0 0 2882 228">
          <text:p/>
        </draw:connector>
        <draw:connector draw:style-name="gr79" draw:text-style-name="P8" draw:layer="layout" draw:type="line" svg:x1="15.334cm" svg:y1="8.962cm" svg:x2="14.025cm" svg:y2="8.468cm" draw:start-shape="id71" draw:start-glue-point="5" draw:end-shape="id70" draw:end-glue-point="11" svg:d="M15334 8962l-1309-494" svg:viewBox="0 0 1310 495">
          <text:p/>
        </draw:connector>
        <draw:connector draw:style-name="gr77" draw:text-style-name="P8" draw:layer="layout" draw:type="line" svg:x1="14.025cm" svg:y1="9.168cm" svg:x2="15.715cm" svg:y2="10.782cm" draw:start-shape="id70" draw:start-glue-point="9" draw:end-shape="id72" draw:end-glue-point="6" svg:d="M14025 9168l1690 1614" svg:viewBox="0 0 1691 1615">
          <text:p/>
        </draw:connector>
        <draw:custom-shape draw:style-name="gr84" draw:text-style-name="P22" xml:id="id73" draw:id="id73" draw:layer="layout" svg:width="0.989cm" svg:height="0.989cm" svg:x="19.62cm" svg:y="9.045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2" xml:id="id75" draw:id="id75" draw:layer="layout" svg:width="0.989cm" svg:height="0.989cm" svg:x="23.727cm" svg:y="10.288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22" xml:id="id74" draw:id="id74" draw:layer="layout" svg:width="0.99cm" svg:height="0.99cm" svg:x="21.191cm" svg:y="8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7" draw:text-style-name="P8" draw:layer="layout" draw:type="line" svg:x1="20.465cm" svg:y1="9.189cm" svg:x2="21.191cm" svg:y2="8.818cm" draw:start-shape="id73" draw:start-glue-point="11" draw:end-shape="id74" draw:end-glue-point="6" svg:d="M20465 9189l726-371" svg:viewBox="0 0 727 372">
          <text:p/>
        </draw:connector>
        <draw:connector draw:style-name="gr77" draw:text-style-name="P8" draw:layer="layout" draw:type="line" svg:x1="22.181cm" svg:y1="8.818cm" svg:x2="24.221cm" svg:y2="10.288cm" draw:start-shape="id74" draw:start-glue-point="10" draw:end-shape="id75" draw:end-glue-point="4" svg:d="M22181 8818l2040 1470" svg:viewBox="0 0 2041 1471">
          <text:p/>
        </draw:connector>
        <draw:connector draw:style-name="gr77" draw:text-style-name="P8" draw:layer="layout" draw:type="line" svg:x1="20.465cm" svg:y1="9.89cm" svg:x2="21.336cm" svg:y2="9.168cm" draw:start-shape="id73" draw:start-glue-point="9" draw:end-shape="id74" draw:end-glue-point="7" svg:d="M20465 9890l871-722" svg:viewBox="0 0 872 723">
          <text:p/>
        </draw:connector>
        <draw:connector draw:style-name="gr77" draw:text-style-name="P8" draw:layer="layout" draw:type="line" svg:x1="22.036cm" svg:y1="9.168cm" svg:x2="23.727cm" svg:y2="10.782cm" draw:start-shape="id74" draw:start-glue-point="9" draw:end-shape="id75" draw:end-glue-point="6" svg:d="M22036 9168l1691 1614" svg:viewBox="0 0 1692 1615">
          <text:p/>
        </draw:connector>
        <draw:custom-shape draw:style-name="gr90" draw:text-style-name="P22" xml:id="id76" draw:id="id76" draw:layer="layout" svg:width="0.989cm" svg:height="0.99cm" svg:x="11.739cm" svg:y="12.823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2" xml:id="id78" draw:id="id78" draw:layer="layout" svg:width="0.989cm" svg:height="0.991cm" svg:x="15.846cm" svg:y="14.066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2" xml:id="id77" draw:id="id77" draw:layer="layout" svg:width="0.99cm" svg:height="0.989cm" svg:x="13.311cm" svg:y="12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7" draw:text-style-name="P8" draw:layer="layout" draw:type="line" svg:x1="12.584cm" svg:y1="12.968cm" svg:x2="13.311cm" svg:y2="12.597cm" draw:start-shape="id76" draw:start-glue-point="11" draw:end-shape="id77" draw:end-glue-point="6" svg:d="M12584 12968l727-371" svg:viewBox="0 0 728 372">
          <text:p/>
        </draw:connector>
        <draw:connector draw:style-name="gr94" draw:text-style-name="P8" draw:layer="layout" draw:type="line" svg:x1="14.301cm" svg:y1="12.597cm" svg:x2="16.34cm" svg:y2="14.066cm" draw:start-shape="id77" draw:start-glue-point="10" draw:end-shape="id78" draw:end-glue-point="4" svg:d="M14301 12597l2039 1469" svg:viewBox="0 0 2040 1470">
          <text:p/>
        </draw:connector>
        <draw:connector draw:style-name="gr77" draw:text-style-name="P8" draw:layer="layout" draw:type="line" svg:x1="12.584cm" svg:y1="13.668cm" svg:x2="13.456cm" svg:y2="12.948cm" draw:start-shape="id76" draw:start-glue-point="9" draw:end-shape="id77" draw:end-glue-point="7" svg:d="M12584 13668l872-720" svg:viewBox="0 0 873 721">
          <text:p/>
        </draw:connector>
        <draw:connector draw:style-name="gr77" draw:text-style-name="P8" draw:layer="layout" draw:type="line" svg:x1="14.156cm" svg:y1="12.948cm" svg:x2="15.846cm" svg:y2="14.562cm" draw:start-shape="id77" draw:start-glue-point="9" draw:end-shape="id78" draw:end-glue-point="6" svg:d="M14156 12948l1690 1614" svg:viewBox="0 0 1691 1615">
          <text:p/>
        </draw:connector>
        <draw:custom-shape draw:style-name="gr84" draw:text-style-name="P22" xml:id="id79" draw:id="id79" draw:layer="layout" svg:width="0.989cm" svg:height="0.989cm" svg:x="19.751cm" svg:y="12.909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22" xml:id="id80" draw:id="id80" draw:layer="layout" svg:width="0.99cm" svg:height="0.99cm" svg:x="23.552cm" svg:y="12.991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7" draw:text-style-name="P8" draw:layer="layout" draw:type="line" svg:x1="20.596cm" svg:y1="13.053cm" svg:x2="23.697cm" svg:y2="13.136cm" draw:start-shape="id79" draw:start-glue-point="11" draw:end-shape="id80" draw:end-glue-point="5" svg:d="M20596 13053l3101 83" svg:viewBox="0 0 3102 84">
          <text:p/>
        </draw:connector>
        <draw:connector draw:style-name="gr77" draw:text-style-name="P8" draw:layer="layout" draw:type="line" svg:x1="20.596cm" svg:y1="13.754cm" svg:x2="23.697cm" svg:y2="13.836cm" draw:start-shape="id79" draw:start-glue-point="9" draw:end-shape="id80" draw:end-glue-point="7" svg:d="M20596 13754l3101 82" svg:viewBox="0 0 3102 83">
          <text:p/>
        </draw:connector>
        <draw:custom-shape draw:style-name="gr95" draw:text-style-name="P8" draw:layer="layout" svg:width="0.865cm" svg:height="2.381cm" svg:x="21.512cm" svg:y="12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6" draw:text-style-name="P23" draw:layer="layout" svg:width="7.134cm" svg:height="0.962cm" svg:x="19.028cm" svg:y="14.701cm">
          <draw:text-box>
            <text:p>Cut of weight 2 found!</text:p>
          </draw:text-box>
        </draw:frame>
        <draw:line draw:style-name="gr97" draw:text-style-name="P8" draw:layer="layout" svg:x1="8.536cm" svg:y1="2.118cm" svg:x2="9.552cm" svg:y2="2.118cm">
          <text:p/>
        </draw:line>
        <draw:line draw:style-name="gr97" draw:text-style-name="P8" draw:layer="layout" svg:x1="16.788cm" svg:y1="1.836cm" svg:x2="18.084cm" svg:y2="1.836cm">
          <text:p/>
        </draw:line>
        <draw:line draw:style-name="gr97" draw:text-style-name="P8" draw:layer="layout" svg:x1="17.289cm" svg:y1="5.841cm" svg:x2="18.585cm" svg:y2="5.841cm">
          <text:p/>
        </draw:line>
        <draw:line draw:style-name="gr97" draw:text-style-name="P8" draw:layer="layout" svg:x1="17.374cm" svg:y1="9.591cm" svg:x2="18.67cm" svg:y2="9.591cm">
          <text:p/>
        </draw:line>
        <draw:line draw:style-name="gr97" draw:text-style-name="P8" draw:layer="layout" svg:x1="17.364cm" svg:y1="13.853cm" svg:x2="18.66cm" svg:y2="13.853cm">
          <text:p/>
        </draw:line>
        <draw:line draw:style-name="gr97" draw:text-style-name="P8" draw:layer="layout" svg:x1="18.435cm" svg:y1="3.784cm" svg:x2="17.136cm" svg:y2="4.65cm">
          <text:p/>
        </draw:line>
        <draw:line draw:style-name="gr97" draw:text-style-name="P8" draw:layer="layout" svg:x1="18.435cm" svg:y1="7.51cm" svg:x2="17.136cm" svg:y2="8.376cm">
          <text:p/>
        </draw:line>
        <draw:line draw:style-name="gr97" draw:text-style-name="P8" draw:layer="layout" svg:x1="18.651cm" svg:y1="10.981cm" svg:x2="17.352cm" svg:y2="11.847cm">
          <text:p/>
        </draw:line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date-time-name="dtd1">
        <office:forms form:automatic-focus="false" form:apply-design-mode="false"/>
        <draw:frame presentation:style-name="pr25" draw:layer="layout" svg:width="27.991cm" svg:height="3.556cm" svg:x="0cm" svg:y="0cm" presentation:class="title" presentation:user-transformed="true">
          <draw:text-box>
            <text:p>The randomized algorithm might miss the min cut</text:p>
          </draw:text-box>
        </draw:frame>
        <draw:frame presentation:style-name="pr11" draw:layer="layout" svg:width="25.199cm" svg:height="11.026cm" svg:x="1.4cm" svg:y="3.714cm" presentation:class="outline" presentation:user-transformed="true">
          <draw:text-box>
            <text:list text:style-name="L2">
              <text:list-item>
                <text:p>Multiple runs are required</text:p>
              </text:list-item>
              <text:list-item>
                <text:p>The probability that this finds the min cut in one run is about 1/log(n), so O(log n) iterations are required to find min cut</text:p>
              </text:list-item>
              <text:list-item>
                <text:p>Each iteration costs O(n<text:span text:style-name="T10">2</text:span> log n)</text:p>
              </text:list-item>
              <text:list-item>
                <text:p>O(n<text:span text:style-name="T10">2</text:span> log<text:span text:style-name="T10">2</text:span> n) operations needed to find min cut</text:p>
              </text:list-item>
              <text:list-item>
                <text:p>Exact algorithm: O(n<text:span text:style-name="T10">3</text:span> + n<text:span text:style-name="T10">2</text:span> log n); the n<text:span text:style-name="T10">3</text:span> is because of |V||E| operations required</text:p>
              </text:list-item>
            </text:list>
          </draw:text-box>
        </draw:frame>
        <draw:frame draw:style-name="gr68" draw:text-style-name="P24" draw:layer="layout" svg:width="17.938cm" svg:height="1.445cm" svg:x="5.938cm" svg:y="14.959cm">
          <draw:text-box>
            <text:p><text:a xlink:href="http://www.cs.berkeley.edu/~jfc/cs174lecs/lec18/lec18.html" xlink:type="simple">http://www.cs.berkeley.edu/~jfc/cs174lecs/lec18/lec18.html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20" draw:layer="layout" svg:width="25.191cm" svg:height="2.629cm" svg:x="1.4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ngs remember</text:p>
          </draw:text-box>
        </draw:frame>
        <draw:frame presentation:style-name="pr21" draw:layer="layout" svg:width="25.191cm" svg:height="9.133cm" svg:x="1.399cm" svg:y="4.284cm" presentation:class="outline">
          <draw:text-box>
            <text:list text:style-name="L2">
              <text:list-item>
                <text:p>Minimum s-t cut in a graph = set of edges</text:p>
              </text:list-item>
              <text:list-item>
                <text:p>The sum of the capacities of those edges is the maximum s-t flow the graph can carry</text:p>
              </text:list-item>
              <text:list-item>
                <text:p>Solvable in polynomial time</text:p>
              </text:list-item>
              <text:list-item>
                <text:p>Approximate randomized algorithm exist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sana Math" svg:font-family="'Asana Math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1.4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11-07T16:23:14.654438072</dc:date>
    <meta:editing-duration>PT9H21M20S</meta:editing-duration>
    <meta:editing-cycles>70</meta:editing-cycles>
    <meta:generator>LibreOffice/6.0.7.3$Linux_X86_64 LibreOffice_project/00m0$Build-3</meta:generator>
    <dc:creator>Carlos Castillo</dc:creator>
    <meta:document-statistic meta:object-count="992"/>
  </office:meta>
</office:document-meta>
</file>

<file path=Object 1/content.xml><?xml version="1.0" encoding="utf-8"?>
<math xmlns="http://www.w3.org/1998/Math/MathML" display="block"/>
</file>